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" table:style-name="ta1">
        <table:shapes>
          <draw:frame draw:z-index="0" draw:style-name="gr1" draw:text-style-name="P1" svg:width="453.51pt" svg:height="255.09pt" svg:x="390.67pt" svg:y="1257.22pt">
            <loext:p draw:notify-on-update-of-ranges="new.L11:new.L11 new.K11:new.K51 new.J11:new.J51 new.J2:new.J10 new.L2:new.L2 new.K2:new.K10 new.L52:new.L52 new.K52:new.K92 new.J52:new.J92 new.L93:new.L93 new.K93:new.K133 new.J93:new.J133 new.L134:new.L134 new.K134:new.K174 new.J134:new.J1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me(ms)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365774577361152" calcext:value-type="float">
            <text:p>3.65774577361152E-06</text:p>
          </table:table-cell>
          <table:table-cell office:value-type="float" office:value="0.00000364606553952999" calcext:value-type="float">
            <text:p>3.64606553952999E-06</text:p>
          </table:table-cell>
          <table:table-cell office:value-type="float" office:value="0.00000367136382603883" calcext:value-type="float">
            <text:p>3.67136382603883E-06</text:p>
          </table:table-cell>
          <table:table-cell office:value-type="float" office:value="0.0000000433167047870395" calcext:value-type="float">
            <text:p>4.33167047870395E-08</text:p>
          </table:table-cell>
          <table:table-cell office:value-type="float" office:value="0.000000034762760950505" calcext:value-type="float">
            <text:p>3.4762760950505E-08</text:p>
          </table:table-cell>
          <table:table-cell office:value-type="float" office:value="0.000000053969280575434" calcext:value-type="float">
            <text:p>0.000000054</text:p>
          </table:table-cell>
          <table:table-cell/>
          <table:table-cell table:formula="of:=FIND(&quot;of &quot;;[.A2])" office:value-type="float" office:value="8" calcext:value-type="float">
            <text:p>8</text:p>
          </table:table-cell>
          <table:table-cell table:formula="of:=VALUE(REPLACE([.A2];1;[.I2]+2;&quot;&quot;))" office:value-type="float" office:value="0" calcext:value-type="float">
            <text:p>0</text:p>
          </table:table-cell>
          <table:table-cell table:formula="of:=[.B2]*1000" office:value-type="float" office:value="0.00365774577361152" calcext:value-type="float">
            <text:p>0.0036577458</text:p>
          </table:table-cell>
          <table:table-cell office:value-type="string" calcext:value-type="string">
            <text:p>Find half</text:p>
          </table:table-cell>
        </table:table-row>
        <table:table-row table:style-name="ro1">
          <table:table-cell office:value-type="string" calcext:value-type="string">
            <text:p>find 1250 of 2500</text:p>
          </table:table-cell>
          <table:table-cell office:value-type="float" office:value="0.162224416761855" calcext:value-type="float">
            <text:p>0.1622244168</text:p>
          </table:table-cell>
          <table:table-cell office:value-type="float" office:value="0.159453386209222" calcext:value-type="float">
            <text:p>0.1594533862</text:p>
          </table:table-cell>
          <table:table-cell office:value-type="float" office:value="0.169729950275669" calcext:value-type="float">
            <text:p>0.1697299503</text:p>
          </table:table-cell>
          <table:table-cell office:value-type="float" office:value="0.00591096126809195" calcext:value-type="float">
            <text:p>0.0059109613</text:p>
          </table:table-cell>
          <table:table-cell office:value-type="float" office:value="0.00089565440948372" calcext:value-type="float">
            <text:p>0.0008956544</text:p>
          </table:table-cell>
          <table:table-cell office:value-type="float" office:value="0.00849840670048364" calcext:value-type="float">
            <text:p>0.0084984067</text:p>
          </table:table-cell>
          <table:table-cell/>
          <table:table-cell table:formula="of:=FIND(&quot;of &quot;;[.A3])" office:value-type="float" office:value="11" calcext:value-type="float">
            <text:p>11</text:p>
          </table:table-cell>
          <table:table-cell table:formula="of:=VALUE(REPLACE([.A3];1;[.I3]+2;&quot;&quot;))" office:value-type="float" office:value="2500" calcext:value-type="float">
            <text:p>2500</text:p>
          </table:table-cell>
          <table:table-cell table:formula="of:=[.B3]*1000" office:value-type="float" office:value="162.224416761855" calcext:value-type="float">
            <text:p>162.2244167619</text:p>
          </table:table-cell>
          <table:table-cell/>
        </table:table-row>
        <table:table-row table:style-name="ro1">
          <table:table-cell office:value-type="string" calcext:value-type="string">
            <text:p>find 2500 of 5000</text:p>
          </table:table-cell>
          <table:table-cell office:value-type="float" office:value="0.619255952744374" calcext:value-type="float">
            <text:p>0.6192559527</text:p>
          </table:table-cell>
          <table:table-cell office:value-type="float" office:value="0.618281557368461" calcext:value-type="float">
            <text:p>0.6182815574</text:p>
          </table:table-cell>
          <table:table-cell office:value-type="float" office:value="0.620145490265954" calcext:value-type="float">
            <text:p>0.6201454903</text:p>
          </table:table-cell>
          <table:table-cell office:value-type="float" office:value="0.00147274601915391" calcext:value-type="float">
            <text:p>0.001472746</text:p>
          </table:table-cell>
          <table:table-cell office:value-type="float" office:value="0" calcext:value-type="float">
            <text:p>0</text:p>
          </table:table-cell>
          <table:table-cell office:value-type="float" office:value="0.0015407241826158" calcext:value-type="float">
            <text:p>0.0015407242</text:p>
          </table:table-cell>
          <table:table-cell/>
          <table:table-cell table:formula="of:=FIND(&quot;of &quot;;[.A4])" office:value-type="float" office:value="11" calcext:value-type="float">
            <text:p>11</text:p>
          </table:table-cell>
          <table:table-cell table:formula="of:=VALUE(REPLACE([.A4];1;[.I4]+2;&quot;&quot;))" office:value-type="float" office:value="5000" calcext:value-type="float">
            <text:p>5000</text:p>
          </table:table-cell>
          <table:table-cell table:formula="of:=[.B4]*1000" office:value-type="float" office:value="619.255952744374" calcext:value-type="float">
            <text:p>619.2559527444</text:p>
          </table:table-cell>
          <table:table-cell/>
        </table:table-row>
        <table:table-row table:style-name="ro1">
          <table:table-cell office:value-type="string" calcext:value-type="string">
            <text:p>find 3750 of 7500</text:p>
          </table:table-cell>
          <table:table-cell office:value-type="float" office:value="1.37342551220632" calcext:value-type="float">
            <text:p>1.3734255122</text:p>
          </table:table-cell>
          <table:table-cell office:value-type="float" office:value="1.36441866386856" calcext:value-type="float">
            <text:p>1.3644186639</text:p>
          </table:table-cell>
          <table:table-cell office:value-type="float" office:value="1.37830995077309" calcext:value-type="float">
            <text:p>1.3783099508</text:p>
          </table:table-cell>
          <table:table-cell office:value-type="float" office:value="0.00788346595585621" calcext:value-type="float">
            <text:p>0.007883466</text:p>
          </table:table-cell>
          <table:table-cell office:value-type="float" office:value="0" calcext:value-type="float">
            <text:p>0</text:p>
          </table:table-cell>
          <table:table-cell office:value-type="float" office:value="0.00846009576410027" calcext:value-type="float">
            <text:p>0.0084600958</text:p>
          </table:table-cell>
          <table:table-cell/>
          <table:table-cell table:formula="of:=FIND(&quot;of &quot;;[.A5])" office:value-type="float" office:value="11" calcext:value-type="float">
            <text:p>11</text:p>
          </table:table-cell>
          <table:table-cell table:formula="of:=VALUE(REPLACE([.A5];1;[.I5]+2;&quot;&quot;))" office:value-type="float" office:value="7500" calcext:value-type="float">
            <text:p>7500</text:p>
          </table:table-cell>
          <table:table-cell table:formula="of:=[.B5]*1000" office:value-type="float" office:value="1373.42551220632" calcext:value-type="float">
            <text:p>1373.4255122063</text:p>
          </table:table-cell>
          <table:table-cell/>
        </table:table-row>
        <table:table-row table:style-name="ro1">
          <table:table-cell office:value-type="string" calcext:value-type="string">
            <text:p>find 5000 of 10000</text:p>
          </table:table-cell>
          <table:table-cell office:value-type="float" office:value="2.45989955512894" calcext:value-type="float">
            <text:p>2.4598995551</text:p>
          </table:table-cell>
          <table:table-cell office:value-type="float" office:value="2.45143424786336" calcext:value-type="float">
            <text:p>2.4514342479</text:p>
          </table:table-cell>
          <table:table-cell office:value-type="float" office:value="2.46677132415449" calcext:value-type="float">
            <text:p>2.4667713242</text:p>
          </table:table-cell>
          <table:table-cell office:value-type="float" office:value="0.0107902938251198" calcext:value-type="float">
            <text:p>0.0107902938</text:p>
          </table:table-cell>
          <table:table-cell office:value-type="float" office:value="0" calcext:value-type="float">
            <text:p>0</text:p>
          </table:table-cell>
          <table:table-cell office:value-type="float" office:value="0.0119022530901369" calcext:value-type="float">
            <text:p>0.0119022531</text:p>
          </table:table-cell>
          <table:table-cell/>
          <table:table-cell table:formula="of:=FIND(&quot;of &quot;;[.A6])" office:value-type="float" office:value="11" calcext:value-type="float">
            <text:p>11</text:p>
          </table:table-cell>
          <table:table-cell table:formula="of:=VALUE(REPLACE([.A6];1;[.I6]+2;&quot;&quot;))" office:value-type="float" office:value="10000" calcext:value-type="float">
            <text:p>10000</text:p>
          </table:table-cell>
          <table:table-cell table:formula="of:=[.B6]*1000" office:value-type="float" office:value="2459.89955512894" calcext:value-type="float">
            <text:p>2459.8995551289</text:p>
          </table:table-cell>
          <table:table-cell/>
        </table:table-row>
        <table:table-row table:style-name="ro1">
          <table:table-cell office:value-type="string" calcext:value-type="string">
            <text:p>find 6250 of 12500</text:p>
          </table:table-cell>
          <table:table-cell office:value-type="float" office:value="3.80001795618546" calcext:value-type="float">
            <text:p>3.8000179562</text:p>
          </table:table-cell>
          <table:table-cell office:value-type="float" office:value="3.75776158636843" calcext:value-type="float">
            <text:p>3.7577615864</text:p>
          </table:table-cell>
          <table:table-cell office:value-type="float" office:value="3.8273844174794" calcext:value-type="float">
            <text:p>3.8273844175</text:p>
          </table:table-cell>
          <table:table-cell office:value-type="float" office:value="0.0411028639261764" calcext:value-type="float">
            <text:p>0.0411028639</text:p>
          </table:table-cell>
          <table:table-cell office:value-type="float" office:value="0" calcext:value-type="float">
            <text:p>0</text:p>
          </table:table-cell>
          <table:table-cell office:value-type="float" office:value="0.0474001013844717" calcext:value-type="float">
            <text:p>0.0474001014</text:p>
          </table:table-cell>
          <table:table-cell/>
          <table:table-cell table:formula="of:=FIND(&quot;of &quot;;[.A7])" office:value-type="float" office:value="11" calcext:value-type="float">
            <text:p>11</text:p>
          </table:table-cell>
          <table:table-cell table:formula="of:=VALUE(REPLACE([.A7];1;[.I7]+2;&quot;&quot;))" office:value-type="float" office:value="12500" calcext:value-type="float">
            <text:p>12500</text:p>
          </table:table-cell>
          <table:table-cell table:formula="of:=[.B7]*1000" office:value-type="float" office:value="3800.01795618546" calcext:value-type="float">
            <text:p>3800.0179561855</text:p>
          </table:table-cell>
          <table:table-cell/>
        </table:table-row>
        <table:table-row table:style-name="ro1">
          <table:table-cell office:value-type="string" calcext:value-type="string">
            <text:p>find 7500 of 15000</text:p>
          </table:table-cell>
          <table:table-cell office:value-type="float" office:value="5.5454644000504" calcext:value-type="float">
            <text:p>5.5454644001</text:p>
          </table:table-cell>
          <table:table-cell office:value-type="float" office:value="5.49813453858835" calcext:value-type="float">
            <text:p>5.4981345386</text:p>
          </table:table-cell>
          <table:table-cell office:value-type="float" office:value="5.58314210915075" calcext:value-type="float">
            <text:p>5.5831421092</text:p>
          </table:table-cell>
          <table:table-cell office:value-type="float" office:value="0.0587137842261956" calcext:value-type="float">
            <text:p>0.0587137842</text:p>
          </table:table-cell>
          <table:table-cell office:value-type="float" office:value="0" calcext:value-type="float">
            <text:p>0</text:p>
          </table:table-cell>
          <table:table-cell office:value-type="float" office:value="0.0652597064745902" calcext:value-type="float">
            <text:p>0.0652597065</text:p>
          </table:table-cell>
          <table:table-cell/>
          <table:table-cell table:formula="of:=FIND(&quot;of &quot;;[.A8])" office:value-type="float" office:value="11" calcext:value-type="float">
            <text:p>11</text:p>
          </table:table-cell>
          <table:table-cell table:formula="of:=VALUE(REPLACE([.A8];1;[.I8]+2;&quot;&quot;))" office:value-type="float" office:value="15000" calcext:value-type="float">
            <text:p>15000</text:p>
          </table:table-cell>
          <table:table-cell table:formula="of:=[.B8]*1000" office:value-type="float" office:value="5545.4644000504" calcext:value-type="float">
            <text:p>5545.4644000504</text:p>
          </table:table-cell>
          <table:table-cell/>
        </table:table-row>
        <table:table-row table:style-name="ro1">
          <table:table-cell office:value-type="string" calcext:value-type="string">
            <text:p>find 8750 of 17500</text:p>
          </table:table-cell>
          <table:table-cell office:value-type="float" office:value="7.54363183890983" calcext:value-type="float">
            <text:p>7.5436318389</text:p>
          </table:table-cell>
          <table:table-cell office:value-type="float" office:value="7.41648702343635" calcext:value-type="float">
            <text:p>7.4164870234</text:p>
          </table:table-cell>
          <table:table-cell office:value-type="float" office:value="7.61791347833447" calcext:value-type="float">
            <text:p>7.6179134783</text:p>
          </table:table-cell>
          <table:table-cell office:value-type="float" office:value="0.11470196975835" calcext:value-type="float">
            <text:p>0.1147019698</text:p>
          </table:table-cell>
          <table:table-cell office:value-type="float" office:value="0" calcext:value-type="float">
            <text:p>0</text:p>
          </table:table-cell>
          <table:table-cell office:value-type="float" office:value="0.128659573552985" calcext:value-type="float">
            <text:p>0.1286595736</text:p>
          </table:table-cell>
          <table:table-cell/>
          <table:table-cell table:formula="of:=FIND(&quot;of &quot;;[.A9])" office:value-type="float" office:value="11" calcext:value-type="float">
            <text:p>11</text:p>
          </table:table-cell>
          <table:table-cell table:formula="of:=VALUE(REPLACE([.A9];1;[.I9]+2;&quot;&quot;))" office:value-type="float" office:value="17500" calcext:value-type="float">
            <text:p>17500</text:p>
          </table:table-cell>
          <table:table-cell table:formula="of:=[.B9]*1000" office:value-type="float" office:value="7543.63183890983" calcext:value-type="float">
            <text:p>7543.6318389098</text:p>
          </table:table-cell>
          <table:table-cell/>
        </table:table-row>
        <table:table-row table:style-name="ro1">
          <table:table-cell office:value-type="string" calcext:value-type="string">
            <text:p>find 10000 of 20000</text:p>
          </table:table-cell>
          <table:table-cell office:value-type="float" office:value="9.80425121747769" calcext:value-type="float">
            <text:p>9.8042512175</text:p>
          </table:table-cell>
          <table:table-cell office:value-type="float" office:value="9.73608135539514" calcext:value-type="float">
            <text:p>9.7360813554</text:p>
          </table:table-cell>
          <table:table-cell office:value-type="float" office:value="9.86234534620815" calcext:value-type="float">
            <text:p>9.8623453462</text:p>
          </table:table-cell>
          <table:table-cell office:value-type="float" office:value="0.0931306702186334" calcext:value-type="float">
            <text:p>0.0931306702</text:p>
          </table:table-cell>
          <table:table-cell office:value-type="float" office:value="0" calcext:value-type="float">
            <text:p>0</text:p>
          </table:table-cell>
          <table:table-cell office:value-type="float" office:value="0.100621982582606" calcext:value-type="float">
            <text:p>0.1006219826</text:p>
          </table:table-cell>
          <table:table-cell/>
          <table:table-cell table:formula="of:=FIND(&quot;of &quot;;[.A10])" office:value-type="float" office:value="12" calcext:value-type="float">
            <text:p>12</text:p>
          </table:table-cell>
          <table:table-cell table:formula="of:=VALUE(REPLACE([.A10];1;[.I10]+2;&quot;&quot;))" office:value-type="float" office:value="20000" calcext:value-type="float">
            <text:p>20000</text:p>
          </table:table-cell>
          <table:table-cell table:formula="of:=[.B10]*1000" office:value-type="float" office:value="9804.25121747769" calcext:value-type="float">
            <text:p>9804.2512174777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366041087692881" calcext:value-type="float">
            <text:p>3.66041087692881E-06</text:p>
          </table:table-cell>
          <table:table-cell office:value-type="float" office:value="0.00000364826440201483" calcext:value-type="float">
            <text:p>3.64826440201483E-06</text:p>
          </table:table-cell>
          <table:table-cell office:value-type="float" office:value="0.00000367542640687336" calcext:value-type="float">
            <text:p>3.67542640687336E-06</text:p>
          </table:table-cell>
          <table:table-cell office:value-type="float" office:value="0.000000047125776098104" calcext:value-type="float">
            <text:p>4.7125776098104E-08</text:p>
          </table:table-cell>
          <table:table-cell office:value-type="float" office:value="0.000000036316038386361" calcext:value-type="float">
            <text:p>3.6316038386361E-08</text:p>
          </table:table-cell>
          <table:table-cell office:value-type="float" office:value="0.0000000607319875411821" calcext:value-type="float">
            <text:p>6.07319875411821E-08</text:p>
          </table:table-cell>
          <table:table-cell/>
          <table:table-cell table:formula="of:=FIND(&quot;of &quot;;[.A11])" office:value-type="float" office:value="8" calcext:value-type="float">
            <text:p>8</text:p>
          </table:table-cell>
          <table:table-cell table:formula="of:=VALUE(REPLACE([.A11];1;[.I11]+2;&quot;&quot;))" office:value-type="float" office:value="0" calcext:value-type="float">
            <text:p>0</text:p>
          </table:table-cell>
          <table:table-cell table:formula="of:=[.B11]*1000" office:value-type="float" office:value="0.00366041087692881" calcext:value-type="float">
            <text:p>0.0036604109</text:p>
          </table:table-cell>
          <table:table-cell office:value-type="string" calcext:value-type="string">
            <text:p>Find all</text:p>
          </table:table-cell>
        </table:table-row>
        <table:table-row table:style-name="ro1">
          <table:table-cell office:value-type="string" calcext:value-type="string">
            <text:p>find 2500 of 2500</text:p>
          </table:table-cell>
          <table:table-cell office:value-type="float" office:value="0.0166045655951411" calcext:value-type="float">
            <text:p>0.0166045656</text:p>
          </table:table-cell>
          <table:table-cell office:value-type="float" office:value="0.0165466917885771" calcext:value-type="float">
            <text:p>0.0165466918</text:p>
          </table:table-cell>
          <table:table-cell office:value-type="float" office:value="0.0166992663151045" calcext:value-type="float">
            <text:p>0.0166992663</text:p>
          </table:table-cell>
          <table:table-cell office:value-type="float" office:value="0.000176312514911261" calcext:value-type="float">
            <text:p>0.0001763125</text:p>
          </table:table-cell>
          <table:table-cell office:value-type="float" office:value="0.000125332010999896" calcext:value-type="float">
            <text:p>0.000125332</text:p>
          </table:table-cell>
          <table:table-cell office:value-type="float" office:value="0.00028344934341385" calcext:value-type="float">
            <text:p>0.0002834493</text:p>
          </table:table-cell>
          <table:table-cell/>
          <table:table-cell table:formula="of:=FIND(&quot;of &quot;;[.A12])" office:value-type="float" office:value="11" calcext:value-type="float">
            <text:p>11</text:p>
          </table:table-cell>
          <table:table-cell table:formula="of:=VALUE(REPLACE([.A12];1;[.I12]+2;&quot;&quot;))" office:value-type="float" office:value="2500" calcext:value-type="float">
            <text:p>2500</text:p>
          </table:table-cell>
          <table:table-cell table:formula="of:=[.B12]*1000" office:value-type="float" office:value="16.6045655951411" calcext:value-type="float">
            <text:p>16.6045655951</text:p>
          </table:table-cell>
          <table:table-cell/>
        </table:table-row>
        <table:table-row table:style-name="ro1">
          <table:table-cell office:value-type="string" calcext:value-type="string">
            <text:p>find 5000 of 5000</text:p>
          </table:table-cell>
          <table:table-cell office:value-type="float" office:value="0.0361106583646974" calcext:value-type="float">
            <text:p>0.0361106584</text:p>
          </table:table-cell>
          <table:table-cell office:value-type="float" office:value="0.0359971073001181" calcext:value-type="float">
            <text:p>0.0359971073</text:p>
          </table:table-cell>
          <table:table-cell office:value-type="float" office:value="0.0362708285572613" calcext:value-type="float">
            <text:p>0.0362708286</text:p>
          </table:table-cell>
          <table:table-cell office:value-type="float" office:value="0.00028299147705267" calcext:value-type="float">
            <text:p>0.0002829915</text:p>
          </table:table-cell>
          <table:table-cell office:value-type="float" office:value="0.000212252103569835" calcext:value-type="float">
            <text:p>0.0002122521</text:p>
          </table:table-cell>
          <table:table-cell office:value-type="float" office:value="0.000388206502745137" calcext:value-type="float">
            <text:p>0.0003882065</text:p>
          </table:table-cell>
          <table:table-cell/>
          <table:table-cell table:formula="of:=FIND(&quot;of &quot;;[.A13])" office:value-type="float" office:value="11" calcext:value-type="float">
            <text:p>11</text:p>
          </table:table-cell>
          <table:table-cell table:formula="of:=VALUE(REPLACE([.A13];1;[.I13]+2;&quot;&quot;))" office:value-type="float" office:value="5000" calcext:value-type="float">
            <text:p>5000</text:p>
          </table:table-cell>
          <table:table-cell table:formula="of:=[.B13]*1000" office:value-type="float" office:value="36.1106583646974" calcext:value-type="float">
            <text:p>36.1106583647</text:p>
          </table:table-cell>
          <table:table-cell/>
        </table:table-row>
        <table:table-row table:style-name="ro1">
          <table:table-cell office:value-type="string" calcext:value-type="string">
            <text:p>find 7500 of 7500</text:p>
          </table:table-cell>
          <table:table-cell office:value-type="float" office:value="0.0571091027023796" calcext:value-type="float">
            <text:p>0.0571091027</text:p>
          </table:table-cell>
          <table:table-cell office:value-type="float" office:value="0.0567089394781722" calcext:value-type="float">
            <text:p>0.0567089395</text:p>
          </table:table-cell>
          <table:table-cell office:value-type="float" office:value="0.0575987807342807" calcext:value-type="float">
            <text:p>0.0575987807</text:p>
          </table:table-cell>
          <table:table-cell office:value-type="float" office:value="0.000796392786603601" calcext:value-type="float">
            <text:p>0.0007963928</text:p>
          </table:table-cell>
          <table:table-cell office:value-type="float" office:value="0.0005915674059934" calcext:value-type="float">
            <text:p>0.0005915674</text:p>
          </table:table-cell>
          <table:table-cell office:value-type="float" office:value="0.00113902447130698" calcext:value-type="float">
            <text:p>0.0011390245</text:p>
          </table:table-cell>
          <table:table-cell/>
          <table:table-cell table:formula="of:=FIND(&quot;of &quot;;[.A14])" office:value-type="float" office:value="11" calcext:value-type="float">
            <text:p>11</text:p>
          </table:table-cell>
          <table:table-cell table:formula="of:=VALUE(REPLACE([.A14];1;[.I14]+2;&quot;&quot;))" office:value-type="float" office:value="7500" calcext:value-type="float">
            <text:p>7500</text:p>
          </table:table-cell>
          <table:table-cell table:formula="of:=[.B14]*1000" office:value-type="float" office:value="57.1091027023796" calcext:value-type="float">
            <text:p>57.1091027024</text:p>
          </table:table-cell>
          <table:table-cell/>
        </table:table-row>
        <table:table-row table:style-name="ro1">
          <table:table-cell office:value-type="string" calcext:value-type="string">
            <text:p>find 10000 of 10000</text:p>
          </table:table-cell>
          <table:table-cell office:value-type="float" office:value="0.0794636663790886" calcext:value-type="float">
            <text:p>0.0794636664</text:p>
          </table:table-cell>
          <table:table-cell office:value-type="float" office:value="0.0785464505901564" calcext:value-type="float">
            <text:p>0.0785464506</text:p>
          </table:table-cell>
          <table:table-cell office:value-type="float" office:value="0.0808170941829021" calcext:value-type="float">
            <text:p>0.0808170942</text:p>
          </table:table-cell>
          <table:table-cell office:value-type="float" office:value="0.00174661101819202" calcext:value-type="float">
            <text:p>0.001746611</text:p>
          </table:table-cell>
          <table:table-cell office:value-type="float" office:value="0.0010380257482179" calcext:value-type="float">
            <text:p>0.0010380257</text:p>
          </table:table-cell>
          <table:table-cell office:value-type="float" office:value="0.00277511870644783" calcext:value-type="float">
            <text:p>0.0027751187</text:p>
          </table:table-cell>
          <table:table-cell/>
          <table:table-cell table:formula="of:=FIND(&quot;of &quot;;[.A15])" office:value-type="float" office:value="12" calcext:value-type="float">
            <text:p>12</text:p>
          </table:table-cell>
          <table:table-cell table:formula="of:=VALUE(REPLACE([.A15];1;[.I15]+2;&quot;&quot;))" office:value-type="float" office:value="10000" calcext:value-type="float">
            <text:p>10000</text:p>
          </table:table-cell>
          <table:table-cell table:formula="of:=[.B15]*1000" office:value-type="float" office:value="79.4636663790886" calcext:value-type="float">
            <text:p>79.4636663791</text:p>
          </table:table-cell>
          <table:table-cell/>
        </table:table-row>
        <table:table-row table:style-name="ro1">
          <table:table-cell office:value-type="string" calcext:value-type="string">
            <text:p>find 12500 of 12500</text:p>
          </table:table-cell>
          <table:table-cell office:value-type="float" office:value="0.102317882671034" calcext:value-type="float">
            <text:p>0.1023178827</text:p>
          </table:table-cell>
          <table:table-cell office:value-type="float" office:value="0.101644441465342" calcext:value-type="float">
            <text:p>0.1016444415</text:p>
          </table:table-cell>
          <table:table-cell office:value-type="float" office:value="0.102941828020282" calcext:value-type="float">
            <text:p>0.102941828</text:p>
          </table:table-cell>
          <table:table-cell office:value-type="float" office:value="0.00102800061120949" calcext:value-type="float">
            <text:p>0.0010280006</text:p>
          </table:table-cell>
          <table:table-cell office:value-type="float" office:value="0.00068635344256084" calcext:value-type="float">
            <text:p>0.0006863534</text:p>
          </table:table-cell>
          <table:table-cell office:value-type="float" office:value="0.0014711680464348" calcext:value-type="float">
            <text:p>0.001471168</text:p>
          </table:table-cell>
          <table:table-cell/>
          <table:table-cell table:formula="of:=FIND(&quot;of &quot;;[.A16])" office:value-type="float" office:value="12" calcext:value-type="float">
            <text:p>12</text:p>
          </table:table-cell>
          <table:table-cell table:formula="of:=VALUE(REPLACE([.A16];1;[.I16]+2;&quot;&quot;))" office:value-type="float" office:value="12500" calcext:value-type="float">
            <text:p>12500</text:p>
          </table:table-cell>
          <table:table-cell table:formula="of:=[.B16]*1000" office:value-type="float" office:value="102.317882671034" calcext:value-type="float">
            <text:p>102.317882671</text:p>
          </table:table-cell>
          <table:table-cell/>
        </table:table-row>
        <table:table-row table:style-name="ro1">
          <table:table-cell office:value-type="string" calcext:value-type="string">
            <text:p>find 15000 of 15000</text:p>
          </table:table-cell>
          <table:table-cell office:value-type="float" office:value="0.126822745139107" calcext:value-type="float">
            <text:p>0.1268227451</text:p>
          </table:table-cell>
          <table:table-cell office:value-type="float" office:value="0.125637720086585" calcext:value-type="float">
            <text:p>0.1256377201</text:p>
          </table:table-cell>
          <table:table-cell office:value-type="float" office:value="0.127730978530668" calcext:value-type="float">
            <text:p>0.1277309785</text:p>
          </table:table-cell>
          <table:table-cell office:value-type="float" office:value="0.00155262930332723" calcext:value-type="float">
            <text:p>0.0015526293</text:p>
          </table:table-cell>
          <table:table-cell office:value-type="float" office:value="0.00106340387085782" calcext:value-type="float">
            <text:p>0.0010634039</text:p>
          </table:table-cell>
          <table:table-cell office:value-type="float" office:value="0.00221731979477886" calcext:value-type="float">
            <text:p>0.0022173198</text:p>
          </table:table-cell>
          <table:table-cell/>
          <table:table-cell table:formula="of:=FIND(&quot;of &quot;;[.A17])" office:value-type="float" office:value="12" calcext:value-type="float">
            <text:p>12</text:p>
          </table:table-cell>
          <table:table-cell table:formula="of:=VALUE(REPLACE([.A17];1;[.I17]+2;&quot;&quot;))" office:value-type="float" office:value="15000" calcext:value-type="float">
            <text:p>15000</text:p>
          </table:table-cell>
          <table:table-cell table:formula="of:=[.B17]*1000" office:value-type="float" office:value="126.822745139107" calcext:value-type="float">
            <text:p>126.8227451391</text:p>
          </table:table-cell>
          <table:table-cell/>
        </table:table-row>
        <table:table-row table:style-name="ro1">
          <table:table-cell office:value-type="string" calcext:value-type="string">
            <text:p>find 17500 of 17500</text:p>
          </table:table-cell>
          <table:table-cell office:value-type="float" office:value="0.154848619595989" calcext:value-type="float">
            <text:p>0.1548486196</text:p>
          </table:table-cell>
          <table:table-cell office:value-type="float" office:value="0.151903334198689" calcext:value-type="float">
            <text:p>0.1519033342</text:p>
          </table:table-cell>
          <table:table-cell office:value-type="float" office:value="0.157424369045748" calcext:value-type="float">
            <text:p>0.157424369</text:p>
          </table:table-cell>
          <table:table-cell office:value-type="float" office:value="0.00367941926000567" calcext:value-type="float">
            <text:p>0.0036794193</text:p>
          </table:table-cell>
          <table:table-cell office:value-type="float" office:value="0.00264036998572976" calcext:value-type="float">
            <text:p>0.00264037</text:p>
          </table:table-cell>
          <table:table-cell office:value-type="float" office:value="0.00495673519856511" calcext:value-type="float">
            <text:p>0.0049567352</text:p>
          </table:table-cell>
          <table:table-cell/>
          <table:table-cell table:formula="of:=FIND(&quot;of &quot;;[.A18])" office:value-type="float" office:value="12" calcext:value-type="float">
            <text:p>12</text:p>
          </table:table-cell>
          <table:table-cell table:formula="of:=VALUE(REPLACE([.A18];1;[.I18]+2;&quot;&quot;))" office:value-type="float" office:value="17500" calcext:value-type="float">
            <text:p>17500</text:p>
          </table:table-cell>
          <table:table-cell table:formula="of:=[.B18]*1000" office:value-type="float" office:value="154.848619595989" calcext:value-type="float">
            <text:p>154.848619596</text:p>
          </table:table-cell>
          <table:table-cell/>
        </table:table-row>
        <table:table-row table:style-name="ro1">
          <table:table-cell office:value-type="string" calcext:value-type="string">
            <text:p>find 20000 of 20000</text:p>
          </table:table-cell>
          <table:table-cell office:value-type="float" office:value="0.176682569605635" calcext:value-type="float">
            <text:p>0.1766825696</text:p>
          </table:table-cell>
          <table:table-cell office:value-type="float" office:value="0.175164051502667" calcext:value-type="float">
            <text:p>0.1751640515</text:p>
          </table:table-cell>
          <table:table-cell office:value-type="float" office:value="0.178527010407856" calcext:value-type="float">
            <text:p>0.1785270104</text:p>
          </table:table-cell>
          <table:table-cell office:value-type="float" office:value="0.0024998537674046" calcext:value-type="float">
            <text:p>0.0024998538</text:p>
          </table:table-cell>
          <table:table-cell office:value-type="float" office:value="0.00170133071227825" calcext:value-type="float">
            <text:p>0.0017013307</text:p>
          </table:table-cell>
          <table:table-cell office:value-type="float" office:value="0.00328436551506755" calcext:value-type="float">
            <text:p>0.0032843655</text:p>
          </table:table-cell>
          <table:table-cell/>
          <table:table-cell table:formula="of:=FIND(&quot;of &quot;;[.A19])" office:value-type="float" office:value="12" calcext:value-type="float">
            <text:p>12</text:p>
          </table:table-cell>
          <table:table-cell table:formula="of:=VALUE(REPLACE([.A19];1;[.I19]+2;&quot;&quot;))" office:value-type="float" office:value="20000" calcext:value-type="float">
            <text:p>20000</text:p>
          </table:table-cell>
          <table:table-cell table:formula="of:=[.B19]*1000" office:value-type="float" office:value="176.682569605635" calcext:value-type="float">
            <text:p>176.6825696056</text:p>
          </table:table-cell>
          <table:table-cell/>
        </table:table-row>
        <table:table-row table:style-name="ro1">
          <table:table-cell office:value-type="string" calcext:value-type="string">
            <text:p>find 22500 of 22500</text:p>
          </table:table-cell>
          <table:table-cell office:value-type="float" office:value="0.207856987043395" calcext:value-type="float">
            <text:p>0.207856987</text:p>
          </table:table-cell>
          <table:table-cell office:value-type="float" office:value="0.204522153282032" calcext:value-type="float">
            <text:p>0.2045221533</text:p>
          </table:table-cell>
          <table:table-cell office:value-type="float" office:value="0.211554441490423" calcext:value-type="float">
            <text:p>0.2115544415</text:p>
          </table:table-cell>
          <table:table-cell office:value-type="float" office:value="0.00450149162145175" calcext:value-type="float">
            <text:p>0.0045014916</text:p>
          </table:table-cell>
          <table:table-cell office:value-type="float" office:value="0.00234668313302675" calcext:value-type="float">
            <text:p>0.0023466831</text:p>
          </table:table-cell>
          <table:table-cell office:value-type="float" office:value="0.00615623320466874" calcext:value-type="float">
            <text:p>0.0061562332</text:p>
          </table:table-cell>
          <table:table-cell/>
          <table:table-cell table:formula="of:=FIND(&quot;of &quot;;[.A20])" office:value-type="float" office:value="12" calcext:value-type="float">
            <text:p>12</text:p>
          </table:table-cell>
          <table:table-cell table:formula="of:=VALUE(REPLACE([.A20];1;[.I20]+2;&quot;&quot;))" office:value-type="float" office:value="22500" calcext:value-type="float">
            <text:p>22500</text:p>
          </table:table-cell>
          <table:table-cell table:formula="of:=[.B20]*1000" office:value-type="float" office:value="207.856987043395" calcext:value-type="float">
            <text:p>207.8569870434</text:p>
          </table:table-cell>
          <table:table-cell/>
        </table:table-row>
        <table:table-row table:style-name="ro1">
          <table:table-cell office:value-type="string" calcext:value-type="string">
            <text:p>find 25000 of 25000</text:p>
          </table:table-cell>
          <table:table-cell office:value-type="float" office:value="0.232549322229999" calcext:value-type="float">
            <text:p>0.2325493222</text:p>
          </table:table-cell>
          <table:table-cell office:value-type="float" office:value="0.230959882498287" calcext:value-type="float">
            <text:p>0.2309598825</text:p>
          </table:table-cell>
          <table:table-cell office:value-type="float" office:value="0.233892585271223" calcext:value-type="float">
            <text:p>0.2338925853</text:p>
          </table:table-cell>
          <table:table-cell office:value-type="float" office:value="0.00196950963533454" calcext:value-type="float">
            <text:p>0.0019695096</text:p>
          </table:table-cell>
          <table:table-cell office:value-type="float" office:value="0.00146266893869345" calcext:value-type="float">
            <text:p>0.0014626689</text:p>
          </table:table-cell>
          <table:table-cell office:value-type="float" office:value="0.00225585936146885" calcext:value-type="float">
            <text:p>0.0022558594</text:p>
          </table:table-cell>
          <table:table-cell/>
          <table:table-cell table:formula="of:=FIND(&quot;of &quot;;[.A21])" office:value-type="float" office:value="12" calcext:value-type="float">
            <text:p>12</text:p>
          </table:table-cell>
          <table:table-cell table:formula="of:=VALUE(REPLACE([.A21];1;[.I21]+2;&quot;&quot;))" office:value-type="float" office:value="25000" calcext:value-type="float">
            <text:p>25000</text:p>
          </table:table-cell>
          <table:table-cell table:formula="of:=[.B21]*1000" office:value-type="float" office:value="232.549322229999" calcext:value-type="float">
            <text:p>232.54932223</text:p>
          </table:table-cell>
          <table:table-cell/>
        </table:table-row>
        <table:table-row table:style-name="ro1">
          <table:table-cell office:value-type="string" calcext:value-type="string">
            <text:p>find 27500 of 27500</text:p>
          </table:table-cell>
          <table:table-cell office:value-type="float" office:value="0.254668401520363" calcext:value-type="float">
            <text:p>0.2546684015</text:p>
          </table:table-cell>
          <table:table-cell office:value-type="float" office:value="0.25297775014676" calcext:value-type="float">
            <text:p>0.2529777501</text:p>
          </table:table-cell>
          <table:table-cell office:value-type="float" office:value="0.256359052893966" calcext:value-type="float">
            <text:p>0.2563590529</text:p>
          </table:table-cell>
          <table:table-cell office:value-type="float" office:value="0.00211778219758143" calcext:value-type="float">
            <text:p>0.0021177822</text:p>
          </table:table-cell>
          <table:table-cell office:value-type="float" office:value="0.00115757124891408" calcext:value-type="float">
            <text:p>0.0011575712</text:p>
          </table:table-cell>
          <table:table-cell office:value-type="float" office:value="0.00256774395828803" calcext:value-type="float">
            <text:p>0.002567744</text:p>
          </table:table-cell>
          <table:table-cell/>
          <table:table-cell table:formula="of:=FIND(&quot;of &quot;;[.A22])" office:value-type="float" office:value="12" calcext:value-type="float">
            <text:p>12</text:p>
          </table:table-cell>
          <table:table-cell table:formula="of:=VALUE(REPLACE([.A22];1;[.I22]+2;&quot;&quot;))" office:value-type="float" office:value="27500" calcext:value-type="float">
            <text:p>27500</text:p>
          </table:table-cell>
          <table:table-cell table:formula="of:=[.B22]*1000" office:value-type="float" office:value="254.668401520363" calcext:value-type="float">
            <text:p>254.6684015204</text:p>
          </table:table-cell>
          <table:table-cell/>
        </table:table-row>
        <table:table-row table:style-name="ro1">
          <table:table-cell office:value-type="string" calcext:value-type="string">
            <text:p>find 30000 of 30000</text:p>
          </table:table-cell>
          <table:table-cell office:value-type="float" office:value="0.286206031721758" calcext:value-type="float">
            <text:p>0.2862060317</text:p>
          </table:table-cell>
          <table:table-cell office:value-type="float" office:value="0.285309802722232" calcext:value-type="float">
            <text:p>0.2853098027</text:p>
          </table:table-cell>
          <table:table-cell office:value-type="float" office:value="0.287098384428041" calcext:value-type="float">
            <text:p>0.2870983844</text:p>
          </table:table-cell>
          <table:table-cell office:value-type="float" office:value="0.00104970697531904" calcext:value-type="float">
            <text:p>0.001049707</text:p>
          </table:table-cell>
          <table:table-cell office:value-type="float" office:value="0.000884290517531793" calcext:value-type="float">
            <text:p>0.0008842905</text:p>
          </table:table-cell>
          <table:table-cell office:value-type="float" office:value="0.0011765097832058" calcext:value-type="float">
            <text:p>0.0011765098</text:p>
          </table:table-cell>
          <table:table-cell/>
          <table:table-cell table:formula="of:=FIND(&quot;of &quot;;[.A23])" office:value-type="float" office:value="12" calcext:value-type="float">
            <text:p>12</text:p>
          </table:table-cell>
          <table:table-cell table:formula="of:=VALUE(REPLACE([.A23];1;[.I23]+2;&quot;&quot;))" office:value-type="float" office:value="30000" calcext:value-type="float">
            <text:p>30000</text:p>
          </table:table-cell>
          <table:table-cell table:formula="of:=[.B23]*1000" office:value-type="float" office:value="286.206031721758" calcext:value-type="float">
            <text:p>286.2060317218</text:p>
          </table:table-cell>
          <table:table-cell/>
        </table:table-row>
        <table:table-row table:style-name="ro1">
          <table:table-cell office:value-type="string" calcext:value-type="string">
            <text:p>find 32500 of 32500</text:p>
          </table:table-cell>
          <table:table-cell office:value-type="float" office:value="0.308448309067747" calcext:value-type="float">
            <text:p>0.3084483091</text:p>
          </table:table-cell>
          <table:table-cell office:value-type="float" office:value="0.303975234329869" calcext:value-type="float">
            <text:p>0.3039752343</text:p>
          </table:table-cell>
          <table:table-cell office:value-type="float" office:value="0.312902646164233" calcext:value-type="float">
            <text:p>0.3129026462</text:p>
          </table:table-cell>
          <table:table-cell office:value-type="float" office:value="0.00538548103848231" calcext:value-type="float">
            <text:p>0.005385481</text:p>
          </table:table-cell>
          <table:table-cell office:value-type="float" office:value="0.00195485720416688" calcext:value-type="float">
            <text:p>0.0019548572</text:p>
          </table:table-cell>
          <table:table-cell office:value-type="float" office:value="0.00629369914109116" calcext:value-type="float">
            <text:p>0.0062936991</text:p>
          </table:table-cell>
          <table:table-cell/>
          <table:table-cell table:formula="of:=FIND(&quot;of &quot;;[.A24])" office:value-type="float" office:value="12" calcext:value-type="float">
            <text:p>12</text:p>
          </table:table-cell>
          <table:table-cell table:formula="of:=VALUE(REPLACE([.A24];1;[.I24]+2;&quot;&quot;))" office:value-type="float" office:value="32500" calcext:value-type="float">
            <text:p>32500</text:p>
          </table:table-cell>
          <table:table-cell table:formula="of:=[.B24]*1000" office:value-type="float" office:value="308.448309067747" calcext:value-type="float">
            <text:p>308.4483090677</text:p>
          </table:table-cell>
          <table:table-cell/>
        </table:table-row>
        <table:table-row table:style-name="ro1">
          <table:table-cell office:value-type="string" calcext:value-type="string">
            <text:p>find 35000 of 35000</text:p>
          </table:table-cell>
          <table:table-cell office:value-type="float" office:value="0.337504185264404" calcext:value-type="float">
            <text:p>0.3375041853</text:p>
          </table:table-cell>
          <table:table-cell office:value-type="float" office:value="0.336375047887556" calcext:value-type="float">
            <text:p>0.3363750479</text:p>
          </table:table-cell>
          <table:table-cell office:value-type="float" office:value="0.339376231960194" calcext:value-type="float">
            <text:p>0.339376232</text:p>
          </table:table-cell>
          <table:table-cell office:value-type="float" office:value="0.00163270087633706" calcext:value-type="float">
            <text:p>0.0016327009</text:p>
          </table:table-cell>
          <table:table-cell office:value-type="float" office:value="0" calcext:value-type="float">
            <text:p>0</text:p>
          </table:table-cell>
          <table:table-cell office:value-type="float" office:value="0.00173273443222504" calcext:value-type="float">
            <text:p>0.0017327344</text:p>
          </table:table-cell>
          <table:table-cell/>
          <table:table-cell table:formula="of:=FIND(&quot;of &quot;;[.A25])" office:value-type="float" office:value="12" calcext:value-type="float">
            <text:p>12</text:p>
          </table:table-cell>
          <table:table-cell table:formula="of:=VALUE(REPLACE([.A25];1;[.I25]+2;&quot;&quot;))" office:value-type="float" office:value="35000" calcext:value-type="float">
            <text:p>35000</text:p>
          </table:table-cell>
          <table:table-cell table:formula="of:=[.B25]*1000" office:value-type="float" office:value="337.504185264404" calcext:value-type="float">
            <text:p>337.5041852644</text:p>
          </table:table-cell>
          <table:table-cell/>
        </table:table-row>
        <table:table-row table:style-name="ro1">
          <table:table-cell office:value-type="string" calcext:value-type="string">
            <text:p>find 37500 of 37500</text:p>
          </table:table-cell>
          <table:table-cell office:value-type="float" office:value="0.368673364425225" calcext:value-type="float">
            <text:p>0.3686733644</text:p>
          </table:table-cell>
          <table:table-cell office:value-type="float" office:value="0.365678980925972" calcext:value-type="float">
            <text:p>0.3656789809</text:p>
          </table:table-cell>
          <table:table-cell office:value-type="float" office:value="0.370464407100418" calcext:value-type="float">
            <text:p>0.3704644071</text:p>
          </table:table-cell>
          <table:table-cell office:value-type="float" office:value="0.00273895686412833" calcext:value-type="float">
            <text:p>0.0027389569</text:p>
          </table:table-cell>
          <table:table-cell office:value-type="float" office:value="0" calcext:value-type="float">
            <text:p>0</text:p>
          </table:table-cell>
          <table:table-cell office:value-type="float" office:value="0.00310217691195867" calcext:value-type="float">
            <text:p>0.0031021769</text:p>
          </table:table-cell>
          <table:table-cell/>
          <table:table-cell table:formula="of:=FIND(&quot;of &quot;;[.A26])" office:value-type="float" office:value="12" calcext:value-type="float">
            <text:p>12</text:p>
          </table:table-cell>
          <table:table-cell table:formula="of:=VALUE(REPLACE([.A26];1;[.I26]+2;&quot;&quot;))" office:value-type="float" office:value="37500" calcext:value-type="float">
            <text:p>37500</text:p>
          </table:table-cell>
          <table:table-cell table:formula="of:=[.B26]*1000" office:value-type="float" office:value="368.673364425225" calcext:value-type="float">
            <text:p>368.6733644252</text:p>
          </table:table-cell>
          <table:table-cell/>
        </table:table-row>
        <table:table-row table:style-name="ro1">
          <table:table-cell office:value-type="string" calcext:value-type="string">
            <text:p>find 40000 of 40000</text:p>
          </table:table-cell>
          <table:table-cell office:value-type="float" office:value="0.396297231129362" calcext:value-type="float">
            <text:p>0.3962972311</text:p>
          </table:table-cell>
          <table:table-cell office:value-type="float" office:value="0.393356442465155" calcext:value-type="float">
            <text:p>0.3933564425</text:p>
          </table:table-cell>
          <table:table-cell office:value-type="float" office:value="0.398300646838484" calcext:value-type="float">
            <text:p>0.3983006468</text:p>
          </table:table-cell>
          <table:table-cell office:value-type="float" office:value="0.00300718881530146" calcext:value-type="float">
            <text:p>0.0030071888</text:p>
          </table:table-cell>
          <table:table-cell office:value-type="float" office:value="0" calcext:value-type="float">
            <text:p>0</text:p>
          </table:table-cell>
          <table:table-cell office:value-type="float" office:value="0.00347001779688092" calcext:value-type="float">
            <text:p>0.0034700178</text:p>
          </table:table-cell>
          <table:table-cell/>
          <table:table-cell table:formula="of:=FIND(&quot;of &quot;;[.A27])" office:value-type="float" office:value="12" calcext:value-type="float">
            <text:p>12</text:p>
          </table:table-cell>
          <table:table-cell table:formula="of:=VALUE(REPLACE([.A27];1;[.I27]+2;&quot;&quot;))" office:value-type="float" office:value="40000" calcext:value-type="float">
            <text:p>40000</text:p>
          </table:table-cell>
          <table:table-cell table:formula="of:=[.B27]*1000" office:value-type="float" office:value="396.297231129362" calcext:value-type="float">
            <text:p>396.2972311294</text:p>
          </table:table-cell>
          <table:table-cell/>
        </table:table-row>
        <table:table-row table:style-name="ro1">
          <table:table-cell office:value-type="string" calcext:value-type="string">
            <text:p>find 42500 of 42500</text:p>
          </table:table-cell>
          <table:table-cell office:value-type="float" office:value="0.424149596630691" calcext:value-type="float">
            <text:p>0.4241495966</text:p>
          </table:table-cell>
          <table:table-cell office:value-type="float" office:value="0.418265443585113" calcext:value-type="float">
            <text:p>0.4182654436</text:p>
          </table:table-cell>
          <table:table-cell office:value-type="float" office:value="0.428447940249848" calcext:value-type="float">
            <text:p>0.4284479402</text:p>
          </table:table-cell>
          <table:table-cell office:value-type="float" office:value="0.00652093449806537" calcext:value-type="float">
            <text:p>0.0065209345</text:p>
          </table:table-cell>
          <table:table-cell office:value-type="float" office:value="0" calcext:value-type="float">
            <text:p>0</text:p>
          </table:table-cell>
          <table:table-cell office:value-type="float" office:value="0.00744494953676984" calcext:value-type="float">
            <text:p>0.0074449495</text:p>
          </table:table-cell>
          <table:table-cell/>
          <table:table-cell table:formula="of:=FIND(&quot;of &quot;;[.A28])" office:value-type="float" office:value="12" calcext:value-type="float">
            <text:p>12</text:p>
          </table:table-cell>
          <table:table-cell table:formula="of:=VALUE(REPLACE([.A28];1;[.I28]+2;&quot;&quot;))" office:value-type="float" office:value="42500" calcext:value-type="float">
            <text:p>42500</text:p>
          </table:table-cell>
          <table:table-cell table:formula="of:=[.B28]*1000" office:value-type="float" office:value="424.149596630691" calcext:value-type="float">
            <text:p>424.1495966307</text:p>
          </table:table-cell>
          <table:table-cell/>
        </table:table-row>
        <table:table-row table:style-name="ro1">
          <table:table-cell office:value-type="string" calcext:value-type="string">
            <text:p>find 45000 of 45000</text:p>
          </table:table-cell>
          <table:table-cell office:value-type="float" office:value="0.462407634141174" calcext:value-type="float">
            <text:p>0.4624076341</text:p>
          </table:table-cell>
          <table:table-cell office:value-type="float" office:value="0.451992753441153" calcext:value-type="float">
            <text:p>0.4519927534</text:p>
          </table:table-cell>
          <table:table-cell office:value-type="float" office:value="0.469535616525874" calcext:value-type="float">
            <text:p>0.4695356165</text:p>
          </table:table-cell>
          <table:table-cell office:value-type="float" office:value="0.0107027398529454" calcext:value-type="float">
            <text:p>0.0107027399</text:p>
          </table:table-cell>
          <table:table-cell office:value-type="float" office:value="0" calcext:value-type="float">
            <text:p>0</text:p>
          </table:table-cell>
          <table:table-cell office:value-type="float" office:value="0.0123460276457559" calcext:value-type="float">
            <text:p>0.0123460276</text:p>
          </table:table-cell>
          <table:table-cell/>
          <table:table-cell table:formula="of:=FIND(&quot;of &quot;;[.A29])" office:value-type="float" office:value="12" calcext:value-type="float">
            <text:p>12</text:p>
          </table:table-cell>
          <table:table-cell table:formula="of:=VALUE(REPLACE([.A29];1;[.I29]+2;&quot;&quot;))" office:value-type="float" office:value="45000" calcext:value-type="float">
            <text:p>45000</text:p>
          </table:table-cell>
          <table:table-cell table:formula="of:=[.B29]*1000" office:value-type="float" office:value="462.407634141174" calcext:value-type="float">
            <text:p>462.4076341412</text:p>
          </table:table-cell>
          <table:table-cell/>
        </table:table-row>
        <table:table-row table:style-name="ro1">
          <table:table-cell office:value-type="string" calcext:value-type="string">
            <text:p>find 47500 of 47500</text:p>
          </table:table-cell>
          <table:table-cell office:value-type="float" office:value="0.483448313575385" calcext:value-type="float">
            <text:p>0.4834483136</text:p>
          </table:table-cell>
          <table:table-cell office:value-type="float" office:value="0.480050194440117" calcext:value-type="float">
            <text:p>0.4800501944</text:p>
          </table:table-cell>
          <table:table-cell office:value-type="float" office:value="0.489883696396716" calcext:value-type="float">
            <text:p>0.4898836964</text:p>
          </table:table-cell>
          <table:table-cell office:value-type="float" office:value="0.0055761248377901" calcext:value-type="float">
            <text:p>0.0055761248</text:p>
          </table:table-cell>
          <table:table-cell office:value-type="float" office:value="0" calcext:value-type="float">
            <text:p>0</text:p>
          </table:table-cell>
          <table:table-cell office:value-type="float" office:value="0.00567737500171914" calcext:value-type="float">
            <text:p>0.005677375</text:p>
          </table:table-cell>
          <table:table-cell/>
          <table:table-cell table:formula="of:=FIND(&quot;of &quot;;[.A30])" office:value-type="float" office:value="12" calcext:value-type="float">
            <text:p>12</text:p>
          </table:table-cell>
          <table:table-cell table:formula="of:=VALUE(REPLACE([.A30];1;[.I30]+2;&quot;&quot;))" office:value-type="float" office:value="47500" calcext:value-type="float">
            <text:p>47500</text:p>
          </table:table-cell>
          <table:table-cell table:formula="of:=[.B30]*1000" office:value-type="float" office:value="483.448313575385" calcext:value-type="float">
            <text:p>483.4483135754</text:p>
          </table:table-cell>
          <table:table-cell/>
        </table:table-row>
        <table:table-row table:style-name="ro1">
          <table:table-cell office:value-type="string" calcext:value-type="string">
            <text:p>find 50000 of 50000</text:p>
          </table:table-cell>
          <table:table-cell office:value-type="float" office:value="0.512829275572535" calcext:value-type="float">
            <text:p>0.5128292756</text:p>
          </table:table-cell>
          <table:table-cell office:value-type="float" office:value="0.508197430578292" calcext:value-type="float">
            <text:p>0.5081974306</text:p>
          </table:table-cell>
          <table:table-cell office:value-type="float" office:value="0.515902665689644" calcext:value-type="float">
            <text:p>0.5159026657</text:p>
          </table:table-cell>
          <table:table-cell office:value-type="float" office:value="0.00461023923413785" calcext:value-type="float">
            <text:p>0.0046102392</text:p>
          </table:table-cell>
          <table:table-cell office:value-type="float" office:value="0" calcext:value-type="float">
            <text:p>0</text:p>
          </table:table-cell>
          <table:table-cell office:value-type="float" office:value="0.00532326783431256" calcext:value-type="float">
            <text:p>0.0053232678</text:p>
          </table:table-cell>
          <table:table-cell/>
          <table:table-cell table:formula="of:=FIND(&quot;of &quot;;[.A31])" office:value-type="float" office:value="12" calcext:value-type="float">
            <text:p>12</text:p>
          </table:table-cell>
          <table:table-cell table:formula="of:=VALUE(REPLACE([.A31];1;[.I31]+2;&quot;&quot;))" office:value-type="float" office:value="50000" calcext:value-type="float">
            <text:p>50000</text:p>
          </table:table-cell>
          <table:table-cell table:formula="of:=[.B31]*1000" office:value-type="float" office:value="512.829275572535" calcext:value-type="float">
            <text:p>512.8292755725</text:p>
          </table:table-cell>
          <table:table-cell/>
        </table:table-row>
        <table:table-row table:style-name="ro1">
          <table:table-cell office:value-type="string" calcext:value-type="string">
            <text:p>find 52500 of 52500</text:p>
          </table:table-cell>
          <table:table-cell office:value-type="float" office:value="0.544347808674047" calcext:value-type="float">
            <text:p>0.5443478087</text:p>
          </table:table-cell>
          <table:table-cell office:value-type="float" office:value="0.537599090931858" calcext:value-type="float">
            <text:p>0.5375990909</text:p>
          </table:table-cell>
          <table:table-cell office:value-type="float" office:value="0.549688862669183" calcext:value-type="float">
            <text:p>0.5496888627</text:p>
          </table:table-cell>
          <table:table-cell office:value-type="float" office:value="0.00830481190462101" calcext:value-type="float">
            <text:p>0.0083048119</text:p>
          </table:table-cell>
          <table:table-cell office:value-type="float" office:value="0" calcext:value-type="float">
            <text:p>0</text:p>
          </table:table-cell>
          <table:table-cell office:value-type="float" office:value="0.00925097688554319" calcext:value-type="float">
            <text:p>0.0092509769</text:p>
          </table:table-cell>
          <table:table-cell/>
          <table:table-cell table:formula="of:=FIND(&quot;of &quot;;[.A32])" office:value-type="float" office:value="12" calcext:value-type="float">
            <text:p>12</text:p>
          </table:table-cell>
          <table:table-cell table:formula="of:=VALUE(REPLACE([.A32];1;[.I32]+2;&quot;&quot;))" office:value-type="float" office:value="52500" calcext:value-type="float">
            <text:p>52500</text:p>
          </table:table-cell>
          <table:table-cell table:formula="of:=[.B32]*1000" office:value-type="float" office:value="544.347808674047" calcext:value-type="float">
            <text:p>544.347808674</text:p>
          </table:table-cell>
          <table:table-cell/>
        </table:table-row>
        <table:table-row table:style-name="ro1">
          <table:table-cell office:value-type="string" calcext:value-type="string">
            <text:p>find 55000 of 55000</text:p>
          </table:table-cell>
          <table:table-cell office:value-type="float" office:value="0.579785951193673" calcext:value-type="float">
            <text:p>0.5797859512</text:p>
          </table:table-cell>
          <table:table-cell office:value-type="float" office:value="0.577660652370539" calcext:value-type="float">
            <text:p>0.5776606524</text:p>
          </table:table-cell>
          <table:table-cell office:value-type="float" office:value="0.581274849390804" calcext:value-type="float">
            <text:p>0.5812748494</text:p>
          </table:table-cell>
          <table:table-cell office:value-type="float" office:value="0.00224117459392745" calcext:value-type="float">
            <text:p>0.0022411746</text:p>
          </table:table-cell>
          <table:table-cell office:value-type="float" office:value="0" calcext:value-type="float">
            <text:p>0</text:p>
          </table:table-cell>
          <table:table-cell office:value-type="float" office:value="0.00257884732472894" calcext:value-type="float">
            <text:p>0.0025788473</text:p>
          </table:table-cell>
          <table:table-cell/>
          <table:table-cell table:formula="of:=FIND(&quot;of &quot;;[.A33])" office:value-type="float" office:value="12" calcext:value-type="float">
            <text:p>12</text:p>
          </table:table-cell>
          <table:table-cell table:formula="of:=VALUE(REPLACE([.A33];1;[.I33]+2;&quot;&quot;))" office:value-type="float" office:value="55000" calcext:value-type="float">
            <text:p>55000</text:p>
          </table:table-cell>
          <table:table-cell table:formula="of:=[.B33]*1000" office:value-type="float" office:value="579.785951193673" calcext:value-type="float">
            <text:p>579.7859511937</text:p>
          </table:table-cell>
          <table:table-cell/>
        </table:table-row>
        <table:table-row table:style-name="ro1">
          <table:table-cell office:value-type="string" calcext:value-type="string">
            <text:p>find 57500 of 57500</text:p>
          </table:table-cell>
          <table:table-cell office:value-type="float" office:value="0.613153628190402" calcext:value-type="float">
            <text:p>0.6131536282</text:p>
          </table:table-cell>
          <table:table-cell office:value-type="float" office:value="0.602198457247188" calcext:value-type="float">
            <text:p>0.6021984572</text:p>
          </table:table-cell>
          <table:table-cell office:value-type="float" office:value="0.62385355307051" calcext:value-type="float">
            <text:p>0.6238535531</text:p>
          </table:table-cell>
          <table:table-cell office:value-type="float" office:value="0.0183157661012181" calcext:value-type="float">
            <text:p>0.0183157661</text:p>
          </table:table-cell>
          <table:table-cell office:value-type="float" office:value="0" calcext:value-type="float">
            <text:p>0</text:p>
          </table:table-cell>
          <table:table-cell office:value-type="float" office:value="0.0185328135295176" calcext:value-type="float">
            <text:p>0.0185328135</text:p>
          </table:table-cell>
          <table:table-cell/>
          <table:table-cell table:formula="of:=FIND(&quot;of &quot;;[.A34])" office:value-type="float" office:value="12" calcext:value-type="float">
            <text:p>12</text:p>
          </table:table-cell>
          <table:table-cell table:formula="of:=VALUE(REPLACE([.A34];1;[.I34]+2;&quot;&quot;))" office:value-type="float" office:value="57500" calcext:value-type="float">
            <text:p>57500</text:p>
          </table:table-cell>
          <table:table-cell table:formula="of:=[.B34]*1000" office:value-type="float" office:value="613.153628190402" calcext:value-type="float">
            <text:p>613.1536281904</text:p>
          </table:table-cell>
          <table:table-cell/>
        </table:table-row>
        <table:table-row table:style-name="ro1">
          <table:table-cell office:value-type="string" calcext:value-type="string">
            <text:p>find 60000 of 60000</text:p>
          </table:table-cell>
          <table:table-cell office:value-type="float" office:value="0.636232280282709" calcext:value-type="float">
            <text:p>0.6362322803</text:p>
          </table:table-cell>
          <table:table-cell office:value-type="float" office:value="0.634106608281143" calcext:value-type="float">
            <text:p>0.6341066083</text:p>
          </table:table-cell>
          <table:table-cell office:value-type="float" office:value="0.637842458812033" calcext:value-type="float">
            <text:p>0.6378424588</text:p>
          </table:table-cell>
          <table:table-cell office:value-type="float" office:value="0.0024668027253151" calcext:value-type="float">
            <text:p>0.0024668027</text:p>
          </table:table-cell>
          <table:table-cell office:value-type="float" office:value="0" calcext:value-type="float">
            <text:p>0</text:p>
          </table:table-cell>
          <table:table-cell office:value-type="float" office:value="0.00278891102204466" calcext:value-type="float">
            <text:p>0.002788911</text:p>
          </table:table-cell>
          <table:table-cell/>
          <table:table-cell table:formula="of:=FIND(&quot;of &quot;;[.A35])" office:value-type="float" office:value="12" calcext:value-type="float">
            <text:p>12</text:p>
          </table:table-cell>
          <table:table-cell table:formula="of:=VALUE(REPLACE([.A35];1;[.I35]+2;&quot;&quot;))" office:value-type="float" office:value="60000" calcext:value-type="float">
            <text:p>60000</text:p>
          </table:table-cell>
          <table:table-cell table:formula="of:=[.B35]*1000" office:value-type="float" office:value="636.232280282709" calcext:value-type="float">
            <text:p>636.2322802827</text:p>
          </table:table-cell>
          <table:table-cell/>
        </table:table-row>
        <table:table-row table:style-name="ro1">
          <table:table-cell office:value-type="string" calcext:value-type="string">
            <text:p>find 62500 of 62500</text:p>
          </table:table-cell>
          <table:table-cell office:value-type="float" office:value="0.664084567992733" calcext:value-type="float">
            <text:p>0.664084568</text:p>
          </table:table-cell>
          <table:table-cell office:value-type="float" office:value="0.656282389942788" calcext:value-type="float">
            <text:p>0.6562823899</text:p>
          </table:table-cell>
          <table:table-cell office:value-type="float" office:value="0.669789225293302" calcext:value-type="float">
            <text:p>0.6697892253</text:p>
          </table:table-cell>
          <table:table-cell office:value-type="float" office:value="0.00865628173437823" calcext:value-type="float">
            <text:p>0.0086562817</text:p>
          </table:table-cell>
          <table:table-cell office:value-type="float" office:value="0" calcext:value-type="float">
            <text:p>0</text:p>
          </table:table-cell>
          <table:table-cell office:value-type="float" office:value="0.00988075628435445" calcext:value-type="float">
            <text:p>0.0098807563</text:p>
          </table:table-cell>
          <table:table-cell/>
          <table:table-cell table:formula="of:=FIND(&quot;of &quot;;[.A36])" office:value-type="float" office:value="12" calcext:value-type="float">
            <text:p>12</text:p>
          </table:table-cell>
          <table:table-cell table:formula="of:=VALUE(REPLACE([.A36];1;[.I36]+2;&quot;&quot;))" office:value-type="float" office:value="62500" calcext:value-type="float">
            <text:p>62500</text:p>
          </table:table-cell>
          <table:table-cell table:formula="of:=[.B36]*1000" office:value-type="float" office:value="664.084567992733" calcext:value-type="float">
            <text:p>664.0845679927</text:p>
          </table:table-cell>
          <table:table-cell/>
        </table:table-row>
        <table:table-row table:style-name="ro1">
          <table:table-cell office:value-type="string" calcext:value-type="string">
            <text:p>find 65000 of 65000</text:p>
          </table:table-cell>
          <table:table-cell office:value-type="float" office:value="0.693920798541866" calcext:value-type="float">
            <text:p>0.6939207985</text:p>
          </table:table-cell>
          <table:table-cell office:value-type="float" office:value="0.681285038850617" calcext:value-type="float">
            <text:p>0.6812850389</text:p>
          </table:table-cell>
          <table:table-cell office:value-type="float" office:value="0.703198261651817" calcext:value-type="float">
            <text:p>0.7031982617</text:p>
          </table:table-cell>
          <table:table-cell office:value-type="float" office:value="0.0140918066662003" calcext:value-type="float">
            <text:p>0.0140918067</text:p>
          </table:table-cell>
          <table:table-cell office:value-type="float" office:value="0" calcext:value-type="float">
            <text:p>0</text:p>
          </table:table-cell>
          <table:table-cell office:value-type="float" office:value="0.0160690374717808" calcext:value-type="float">
            <text:p>0.0160690375</text:p>
          </table:table-cell>
          <table:table-cell/>
          <table:table-cell table:formula="of:=FIND(&quot;of &quot;;[.A37])" office:value-type="float" office:value="12" calcext:value-type="float">
            <text:p>12</text:p>
          </table:table-cell>
          <table:table-cell table:formula="of:=VALUE(REPLACE([.A37];1;[.I37]+2;&quot;&quot;))" office:value-type="float" office:value="65000" calcext:value-type="float">
            <text:p>65000</text:p>
          </table:table-cell>
          <table:table-cell table:formula="of:=[.B37]*1000" office:value-type="float" office:value="693.920798541866" calcext:value-type="float">
            <text:p>693.9207985419</text:p>
          </table:table-cell>
          <table:table-cell/>
        </table:table-row>
        <table:table-row table:style-name="ro1">
          <table:table-cell office:value-type="string" calcext:value-type="string">
            <text:p>find 67500 of 67500</text:p>
          </table:table-cell>
          <table:table-cell office:value-type="float" office:value="0.72691151550877" calcext:value-type="float">
            <text:p>0.7269115155</text:p>
          </table:table-cell>
          <table:table-cell office:value-type="float" office:value="0.721647354394078" calcext:value-type="float">
            <text:p>0.7216473544</text:p>
          </table:table-cell>
          <table:table-cell office:value-type="float" office:value="0.730905440025347" calcext:value-type="float">
            <text:p>0.73090544</text:p>
          </table:table-cell>
          <table:table-cell office:value-type="float" office:value="0.00612169216023805" calcext:value-type="float">
            <text:p>0.0061216922</text:p>
          </table:table-cell>
          <table:table-cell office:value-type="float" office:value="0" calcext:value-type="float">
            <text:p>0</text:p>
          </table:table-cell>
          <table:table-cell office:value-type="float" office:value="0.00691768018430605" calcext:value-type="float">
            <text:p>0.0069176802</text:p>
          </table:table-cell>
          <table:table-cell/>
          <table:table-cell table:formula="of:=FIND(&quot;of &quot;;[.A38])" office:value-type="float" office:value="12" calcext:value-type="float">
            <text:p>12</text:p>
          </table:table-cell>
          <table:table-cell table:formula="of:=VALUE(REPLACE([.A38];1;[.I38]+2;&quot;&quot;))" office:value-type="float" office:value="67500" calcext:value-type="float">
            <text:p>67500</text:p>
          </table:table-cell>
          <table:table-cell table:formula="of:=[.B38]*1000" office:value-type="float" office:value="726.91151550877" calcext:value-type="float">
            <text:p>726.9115155088</text:p>
          </table:table-cell>
          <table:table-cell/>
        </table:table-row>
        <table:table-row table:style-name="ro1">
          <table:table-cell office:value-type="string" calcext:value-type="string">
            <text:p>find 70000 of 70000</text:p>
          </table:table-cell>
          <table:table-cell office:value-type="float" office:value="0.755686192599013" calcext:value-type="float">
            <text:p>0.7556861926</text:p>
          </table:table-cell>
          <table:table-cell office:value-type="float" office:value="0.746748922885742" calcext:value-type="float">
            <text:p>0.7467489229</text:p>
          </table:table-cell>
          <table:table-cell office:value-type="float" office:value="0.760214794715509" calcext:value-type="float">
            <text:p>0.7602147947</text:p>
          </table:table-cell>
          <table:table-cell office:value-type="float" office:value="0.00774199309584498" calcext:value-type="float">
            <text:p>0.0077419931</text:p>
          </table:table-cell>
          <table:table-cell office:value-type="float" office:value="0" calcext:value-type="float">
            <text:p>0</text:p>
          </table:table-cell>
          <table:table-cell office:value-type="float" office:value="0.00784376895303459" calcext:value-type="float">
            <text:p>0.007843769</text:p>
          </table:table-cell>
          <table:table-cell/>
          <table:table-cell table:formula="of:=FIND(&quot;of &quot;;[.A39])" office:value-type="float" office:value="12" calcext:value-type="float">
            <text:p>12</text:p>
          </table:table-cell>
          <table:table-cell table:formula="of:=VALUE(REPLACE([.A39];1;[.I39]+2;&quot;&quot;))" office:value-type="float" office:value="70000" calcext:value-type="float">
            <text:p>70000</text:p>
          </table:table-cell>
          <table:table-cell table:formula="of:=[.B39]*1000" office:value-type="float" office:value="755.686192599013" calcext:value-type="float">
            <text:p>755.686192599</text:p>
          </table:table-cell>
          <table:table-cell/>
        </table:table-row>
        <table:table-row table:style-name="ro1">
          <table:table-cell office:value-type="string" calcext:value-type="string">
            <text:p>find 72500 of 72500</text:p>
          </table:table-cell>
          <table:table-cell office:value-type="float" office:value="0.802083373257675" calcext:value-type="float">
            <text:p>0.8020833733</text:p>
          </table:table-cell>
          <table:table-cell office:value-type="float" office:value="0.79221335369133" calcext:value-type="float">
            <text:p>0.7922133537</text:p>
          </table:table-cell>
          <table:table-cell office:value-type="float" office:value="0.810064465436733" calcext:value-type="float">
            <text:p>0.8100644654</text:p>
          </table:table-cell>
          <table:table-cell office:value-type="float" office:value="0.0125128144852686" calcext:value-type="float">
            <text:p>0.0125128145</text:p>
          </table:table-cell>
          <table:table-cell office:value-type="float" office:value="0" calcext:value-type="float">
            <text:p>0</text:p>
          </table:table-cell>
          <table:table-cell office:value-type="float" office:value="0.0138236571540193" calcext:value-type="float">
            <text:p>0.0138236572</text:p>
          </table:table-cell>
          <table:table-cell/>
          <table:table-cell table:formula="of:=FIND(&quot;of &quot;;[.A40])" office:value-type="float" office:value="12" calcext:value-type="float">
            <text:p>12</text:p>
          </table:table-cell>
          <table:table-cell table:formula="of:=VALUE(REPLACE([.A40];1;[.I40]+2;&quot;&quot;))" office:value-type="float" office:value="72500" calcext:value-type="float">
            <text:p>72500</text:p>
          </table:table-cell>
          <table:table-cell table:formula="of:=[.B40]*1000" office:value-type="float" office:value="802.083373257675" calcext:value-type="float">
            <text:p>802.0833732577</text:p>
          </table:table-cell>
          <table:table-cell/>
        </table:table-row>
        <table:table-row table:style-name="ro1">
          <table:table-cell office:value-type="string" calcext:value-type="string">
            <text:p>find 75000 of 75000</text:p>
          </table:table-cell>
          <table:table-cell office:value-type="float" office:value="0.817741679516328" calcext:value-type="float">
            <text:p>0.8177416795</text:p>
          </table:table-cell>
          <table:table-cell office:value-type="float" office:value="0.810965917246647" calcext:value-type="float">
            <text:p>0.8109659172</text:p>
          </table:table-cell>
          <table:table-cell office:value-type="float" office:value="0.821860695387293" calcext:value-type="float">
            <text:p>0.8218606954</text:p>
          </table:table-cell>
          <table:table-cell office:value-type="float" office:value="0.00626452215039033" calcext:value-type="float">
            <text:p>0.0062645222</text:p>
          </table:table-cell>
          <table:table-cell office:value-type="float" office:value="0" calcext:value-type="float">
            <text:p>0</text:p>
          </table:table-cell>
          <table:table-cell office:value-type="float" office:value="0.00713434476569358" calcext:value-type="float">
            <text:p>0.0071343448</text:p>
          </table:table-cell>
          <table:table-cell/>
          <table:table-cell table:formula="of:=FIND(&quot;of &quot;;[.A41])" office:value-type="float" office:value="12" calcext:value-type="float">
            <text:p>12</text:p>
          </table:table-cell>
          <table:table-cell table:formula="of:=VALUE(REPLACE([.A41];1;[.I41]+2;&quot;&quot;))" office:value-type="float" office:value="75000" calcext:value-type="float">
            <text:p>75000</text:p>
          </table:table-cell>
          <table:table-cell table:formula="of:=[.B41]*1000" office:value-type="float" office:value="817.741679516328" calcext:value-type="float">
            <text:p>817.7416795163</text:p>
          </table:table-cell>
          <table:table-cell/>
        </table:table-row>
        <table:table-row table:style-name="ro1">
          <table:table-cell office:value-type="string" calcext:value-type="string">
            <text:p>find 77500 of 77500</text:p>
          </table:table-cell>
          <table:table-cell office:value-type="float" office:value="0.85689873225091" calcext:value-type="float">
            <text:p>0.8568987323</text:p>
          </table:table-cell>
          <table:table-cell office:value-type="float" office:value="0.839510832882367" calcext:value-type="float">
            <text:p>0.8395108329</text:p>
          </table:table-cell>
          <table:table-cell office:value-type="float" office:value="0.867126501607384" calcext:value-type="float">
            <text:p>0.8671265016</text:p>
          </table:table-cell>
          <table:table-cell office:value-type="float" office:value="0.0157457203207551" calcext:value-type="float">
            <text:p>0.0157457203</text:p>
          </table:table-cell>
          <table:table-cell office:value-type="float" office:value="0" calcext:value-type="float">
            <text:p>0</text:p>
          </table:table-cell>
          <table:table-cell office:value-type="float" office:value="0.0177150161735084" calcext:value-type="float">
            <text:p>0.0177150162</text:p>
          </table:table-cell>
          <table:table-cell/>
          <table:table-cell table:formula="of:=FIND(&quot;of &quot;;[.A42])" office:value-type="float" office:value="12" calcext:value-type="float">
            <text:p>12</text:p>
          </table:table-cell>
          <table:table-cell table:formula="of:=VALUE(REPLACE([.A42];1;[.I42]+2;&quot;&quot;))" office:value-type="float" office:value="77500" calcext:value-type="float">
            <text:p>77500</text:p>
          </table:table-cell>
          <table:table-cell table:formula="of:=[.B42]*1000" office:value-type="float" office:value="856.89873225091" calcext:value-type="float">
            <text:p>856.8987322509</text:p>
          </table:table-cell>
          <table:table-cell/>
        </table:table-row>
        <table:table-row table:style-name="ro1">
          <table:table-cell office:value-type="string" calcext:value-type="string">
            <text:p>find 80000 of 80000</text:p>
          </table:table-cell>
          <table:table-cell office:value-type="float" office:value="0.884519588322241" calcext:value-type="float">
            <text:p>0.8845195883</text:p>
          </table:table-cell>
          <table:table-cell office:value-type="float" office:value="0.878622257906243" calcext:value-type="float">
            <text:p>0.8786222579</text:p>
          </table:table-cell>
          <table:table-cell office:value-type="float" office:value="0.887561742583831" calcext:value-type="float">
            <text:p>0.8875617426</text:p>
          </table:table-cell>
          <table:table-cell office:value-type="float" office:value="0.00511493317208163" calcext:value-type="float">
            <text:p>0.0051149332</text:p>
          </table:table-cell>
          <table:table-cell office:value-type="float" office:value="0" calcext:value-type="float">
            <text:p>0</text:p>
          </table:table-cell>
          <table:table-cell office:value-type="float" office:value="0.00526916574553653" calcext:value-type="float">
            <text:p>0.0052691657</text:p>
          </table:table-cell>
          <table:table-cell/>
          <table:table-cell table:formula="of:=FIND(&quot;of &quot;;[.A43])" office:value-type="float" office:value="12" calcext:value-type="float">
            <text:p>12</text:p>
          </table:table-cell>
          <table:table-cell table:formula="of:=VALUE(REPLACE([.A43];1;[.I43]+2;&quot;&quot;))" office:value-type="float" office:value="80000" calcext:value-type="float">
            <text:p>80000</text:p>
          </table:table-cell>
          <table:table-cell table:formula="of:=[.B43]*1000" office:value-type="float" office:value="884.519588322241" calcext:value-type="float">
            <text:p>884.5195883222</text:p>
          </table:table-cell>
          <table:table-cell/>
        </table:table-row>
        <table:table-row table:style-name="ro1">
          <table:table-cell office:value-type="string" calcext:value-type="string">
            <text:p>find 82500 of 82500</text:p>
          </table:table-cell>
          <table:table-cell office:value-type="float" office:value="0.91659920463154" calcext:value-type="float">
            <text:p>0.9165992046</text:p>
          </table:table-cell>
          <table:table-cell office:value-type="float" office:value="0.913806907933612" calcext:value-type="float">
            <text:p>0.9138069079</text:p>
          </table:table-cell>
          <table:table-cell office:value-type="float" office:value="0.918989310515072" calcext:value-type="float">
            <text:p>0.9189893105</text:p>
          </table:table-cell>
          <table:table-cell office:value-type="float" office:value="0.00383917372121571" calcext:value-type="float">
            <text:p>0.0038391737</text:p>
          </table:table-cell>
          <table:table-cell office:value-type="float" office:value="0" calcext:value-type="float">
            <text:p>0</text:p>
          </table:table-cell>
          <table:table-cell office:value-type="float" office:value="0.00413978482574766" calcext:value-type="float">
            <text:p>0.0041397848</text:p>
          </table:table-cell>
          <table:table-cell/>
          <table:table-cell table:formula="of:=FIND(&quot;of &quot;;[.A44])" office:value-type="float" office:value="12" calcext:value-type="float">
            <text:p>12</text:p>
          </table:table-cell>
          <table:table-cell table:formula="of:=VALUE(REPLACE([.A44];1;[.I44]+2;&quot;&quot;))" office:value-type="float" office:value="82500" calcext:value-type="float">
            <text:p>82500</text:p>
          </table:table-cell>
          <table:table-cell table:formula="of:=[.B44]*1000" office:value-type="float" office:value="916.59920463154" calcext:value-type="float">
            <text:p>916.5992046315</text:p>
          </table:table-cell>
          <table:table-cell/>
        </table:table-row>
        <table:table-row table:style-name="ro1">
          <table:table-cell office:value-type="string" calcext:value-type="string">
            <text:p>find 85000 of 85000</text:p>
          </table:table-cell>
          <table:table-cell office:value-type="float" office:value="0.961995467369333" calcext:value-type="float">
            <text:p>0.9619954674</text:p>
          </table:table-cell>
          <table:table-cell office:value-type="float" office:value="0.943819896448111" calcext:value-type="float">
            <text:p>0.9438198964</text:p>
          </table:table-cell>
          <table:table-cell office:value-type="float" office:value="0.97151162597771" calcext:value-type="float">
            <text:p>0.971511626</text:p>
          </table:table-cell>
          <table:table-cell office:value-type="float" office:value="0.01579288022236" calcext:value-type="float">
            <text:p>0.0157928802</text:p>
          </table:table-cell>
          <table:table-cell office:value-type="float" office:value="0" calcext:value-type="float">
            <text:p>0</text:p>
          </table:table-cell>
          <table:table-cell office:value-type="float" office:value="0.0164824702025925" calcext:value-type="float">
            <text:p>0.0164824702</text:p>
          </table:table-cell>
          <table:table-cell/>
          <table:table-cell table:formula="of:=FIND(&quot;of &quot;;[.A45])" office:value-type="float" office:value="12" calcext:value-type="float">
            <text:p>12</text:p>
          </table:table-cell>
          <table:table-cell table:formula="of:=VALUE(REPLACE([.A45];1;[.I45]+2;&quot;&quot;))" office:value-type="float" office:value="85000" calcext:value-type="float">
            <text:p>85000</text:p>
          </table:table-cell>
          <table:table-cell table:formula="of:=[.B45]*1000" office:value-type="float" office:value="961.995467369333" calcext:value-type="float">
            <text:p>961.9954673693</text:p>
          </table:table-cell>
          <table:table-cell/>
        </table:table-row>
        <table:table-row table:style-name="ro1">
          <table:table-cell office:value-type="string" calcext:value-type="string">
            <text:p>find 87500 of 87500</text:p>
          </table:table-cell>
          <table:table-cell office:value-type="float" office:value="0.975276284256476" calcext:value-type="float">
            <text:p>0.9752762843</text:p>
          </table:table-cell>
          <table:table-cell office:value-type="float" office:value="0.975004913415468" calcext:value-type="float">
            <text:p>0.9750049134</text:p>
          </table:table-cell>
          <table:table-cell office:value-type="float" office:value="0.975457948763762" calcext:value-type="float">
            <text:p>0.9754579488</text:p>
          </table:table-cell>
          <table:table-cell office:value-type="float" office:value="0.00027250373906422" calcext:value-type="float">
            <text:p>0.0002725037</text:p>
          </table:table-cell>
          <table:table-cell office:value-type="float" office:value="0" calcext:value-type="float">
            <text:p>0</text:p>
          </table:table-cell>
          <table:table-cell office:value-type="float" office:value="0.0003146521565517" calcext:value-type="float">
            <text:p>0.0003146522</text:p>
          </table:table-cell>
          <table:table-cell/>
          <table:table-cell table:formula="of:=FIND(&quot;of &quot;;[.A46])" office:value-type="float" office:value="12" calcext:value-type="float">
            <text:p>12</text:p>
          </table:table-cell>
          <table:table-cell table:formula="of:=VALUE(REPLACE([.A46];1;[.I46]+2;&quot;&quot;))" office:value-type="float" office:value="87500" calcext:value-type="float">
            <text:p>87500</text:p>
          </table:table-cell>
          <table:table-cell table:formula="of:=[.B46]*1000" office:value-type="float" office:value="975.276284256476" calcext:value-type="float">
            <text:p>975.2762842565</text:p>
          </table:table-cell>
          <table:table-cell/>
        </table:table-row>
        <table:table-row table:style-name="ro1">
          <table:table-cell office:value-type="string" calcext:value-type="string">
            <text:p>find 90000 of 90000</text:p>
          </table:table-cell>
          <table:table-cell office:value-type="float" office:value="1.0088122869399" calcext:value-type="float">
            <text:p>1.0088122869</text:p>
          </table:table-cell>
          <table:table-cell office:value-type="float" office:value="1.00409182826484" calcext:value-type="float">
            <text:p>1.0040918283</text:p>
          </table:table-cell>
          <table:table-cell office:value-type="float" office:value="1.01125798164236" calcext:value-type="float">
            <text:p>1.0112579816</text:p>
          </table:table-cell>
          <table:table-cell office:value-type="float" office:value="0.00409606964475307" calcext:value-type="float">
            <text:p>0.0040960696</text:p>
          </table:table-cell>
          <table:table-cell office:value-type="float" office:value="0" calcext:value-type="float">
            <text:p>0</text:p>
          </table:table-cell>
          <table:table-cell office:value-type="float" office:value="0.00423606748445795" calcext:value-type="float">
            <text:p>0.0042360675</text:p>
          </table:table-cell>
          <table:table-cell/>
          <table:table-cell table:formula="of:=FIND(&quot;of &quot;;[.A47])" office:value-type="float" office:value="12" calcext:value-type="float">
            <text:p>12</text:p>
          </table:table-cell>
          <table:table-cell table:formula="of:=VALUE(REPLACE([.A47];1;[.I47]+2;&quot;&quot;))" office:value-type="float" office:value="90000" calcext:value-type="float">
            <text:p>90000</text:p>
          </table:table-cell>
          <table:table-cell table:formula="of:=[.B47]*1000" office:value-type="float" office:value="1008.8122869399" calcext:value-type="float">
            <text:p>1008.8122869399</text:p>
          </table:table-cell>
          <table:table-cell/>
        </table:table-row>
        <table:table-row table:style-name="ro1">
          <table:table-cell office:value-type="string" calcext:value-type="string">
            <text:p>find 92500 of 92500</text:p>
          </table:table-cell>
          <table:table-cell office:value-type="float" office:value="1.04353298416345" calcext:value-type="float">
            <text:p>1.0435329842</text:p>
          </table:table-cell>
          <table:table-cell office:value-type="float" office:value="1.0359782838769" calcext:value-type="float">
            <text:p>1.0359782839</text:p>
          </table:table-cell>
          <table:table-cell office:value-type="float" office:value="1.04819452576565" calcext:value-type="float">
            <text:p>1.0481945258</text:p>
          </table:table-cell>
          <table:table-cell office:value-type="float" office:value="0.0070598352062293" calcext:value-type="float">
            <text:p>0.0070598352</text:p>
          </table:table-cell>
          <table:table-cell office:value-type="float" office:value="0" calcext:value-type="float">
            <text:p>0</text:p>
          </table:table-cell>
          <table:table-cell office:value-type="float" office:value="0.00807402689661695" calcext:value-type="float">
            <text:p>0.0080740269</text:p>
          </table:table-cell>
          <table:table-cell/>
          <table:table-cell table:formula="of:=FIND(&quot;of &quot;;[.A48])" office:value-type="float" office:value="12" calcext:value-type="float">
            <text:p>12</text:p>
          </table:table-cell>
          <table:table-cell table:formula="of:=VALUE(REPLACE([.A48];1;[.I48]+2;&quot;&quot;))" office:value-type="float" office:value="92500" calcext:value-type="float">
            <text:p>92500</text:p>
          </table:table-cell>
          <table:table-cell table:formula="of:=[.B48]*1000" office:value-type="float" office:value="1043.53298416345" calcext:value-type="float">
            <text:p>1043.5329841635</text:p>
          </table:table-cell>
          <table:table-cell/>
        </table:table-row>
        <table:table-row table:style-name="ro1">
          <table:table-cell office:value-type="string" calcext:value-type="string">
            <text:p>find 95000 of 95000</text:p>
          </table:table-cell>
          <table:table-cell office:value-type="float" office:value="1.1199570809197" calcext:value-type="float">
            <text:p>1.1199570809</text:p>
          </table:table-cell>
          <table:table-cell office:value-type="float" office:value="1.09910983589187" calcext:value-type="float">
            <text:p>1.0991098359</text:p>
          </table:table-cell>
          <table:table-cell office:value-type="float" office:value="1.13354809126652" calcext:value-type="float">
            <text:p>1.1335480913</text:p>
          </table:table-cell>
          <table:table-cell office:value-type="float" office:value="0.0204021280775763" calcext:value-type="float">
            <text:p>0.0204021281</text:p>
          </table:table-cell>
          <table:table-cell office:value-type="float" office:value="0" calcext:value-type="float">
            <text:p>0</text:p>
          </table:table-cell>
          <table:table-cell office:value-type="float" office:value="0.0235403204468778" calcext:value-type="float">
            <text:p>0.0235403204</text:p>
          </table:table-cell>
          <table:table-cell/>
          <table:table-cell table:formula="of:=FIND(&quot;of &quot;;[.A49])" office:value-type="float" office:value="12" calcext:value-type="float">
            <text:p>12</text:p>
          </table:table-cell>
          <table:table-cell table:formula="of:=VALUE(REPLACE([.A49];1;[.I49]+2;&quot;&quot;))" office:value-type="float" office:value="95000" calcext:value-type="float">
            <text:p>95000</text:p>
          </table:table-cell>
          <table:table-cell table:formula="of:=[.B49]*1000" office:value-type="float" office:value="1119.9570809197" calcext:value-type="float">
            <text:p>1119.9570809197</text:p>
          </table:table-cell>
          <table:table-cell/>
        </table:table-row>
        <table:table-row table:style-name="ro1">
          <table:table-cell office:value-type="string" calcext:value-type="string">
            <text:p>find 97500 of 97500</text:p>
          </table:table-cell>
          <table:table-cell office:value-type="float" office:value="1.12456049304491" calcext:value-type="float">
            <text:p>1.124560493</text:p>
          </table:table-cell>
          <table:table-cell office:value-type="float" office:value="1.10784226668969" calcext:value-type="float">
            <text:p>1.1078422667</text:p>
          </table:table-cell>
          <table:table-cell office:value-type="float" office:value="1.14014705701453" calcext:value-type="float">
            <text:p>1.140147057</text:p>
          </table:table-cell>
          <table:table-cell office:value-type="float" office:value="0.0260719911764851" calcext:value-type="float">
            <text:p>0.0260719912</text:p>
          </table:table-cell>
          <table:table-cell office:value-type="float" office:value="0" calcext:value-type="float">
            <text:p>0</text:p>
          </table:table-cell>
          <table:table-cell office:value-type="float" office:value="0.0269967207108033" calcext:value-type="float">
            <text:p>0.0269967207</text:p>
          </table:table-cell>
          <table:table-cell/>
          <table:table-cell table:formula="of:=FIND(&quot;of &quot;;[.A50])" office:value-type="float" office:value="12" calcext:value-type="float">
            <text:p>12</text:p>
          </table:table-cell>
          <table:table-cell table:formula="of:=VALUE(REPLACE([.A50];1;[.I50]+2;&quot;&quot;))" office:value-type="float" office:value="97500" calcext:value-type="float">
            <text:p>97500</text:p>
          </table:table-cell>
          <table:table-cell table:formula="of:=[.B50]*1000" office:value-type="float" office:value="1124.56049304491" calcext:value-type="float">
            <text:p>1124.5604930449</text:p>
          </table:table-cell>
          <table:table-cell/>
        </table:table-row>
        <table:table-row table:style-name="ro1">
          <table:table-cell office:value-type="string" calcext:value-type="string">
            <text:p>find 100000 of 100000</text:p>
          </table:table-cell>
          <table:table-cell office:value-type="float" office:value="1.14430481820894" calcext:value-type="float">
            <text:p>1.1443048182</text:p>
          </table:table-cell>
          <table:table-cell office:value-type="float" office:value="1.14143440939195" calcext:value-type="float">
            <text:p>1.1414344094</text:p>
          </table:table-cell>
          <table:table-cell office:value-type="float" office:value="1.14938893527995" calcext:value-type="float">
            <text:p>1.1493889353</text:p>
          </table:table-cell>
          <table:table-cell office:value-type="float" office:value="0.00441520086758966" calcext:value-type="float">
            <text:p>0.0044152009</text:p>
          </table:table-cell>
          <table:table-cell office:value-type="float" office:value="0" calcext:value-type="float">
            <text:p>0</text:p>
          </table:table-cell>
          <table:table-cell office:value-type="float" office:value="0.00459254766271601" calcext:value-type="float">
            <text:p>0.0045925477</text:p>
          </table:table-cell>
          <table:table-cell/>
          <table:table-cell table:formula="of:=FIND(&quot;of &quot;;[.A51])" office:value-type="float" office:value="13" calcext:value-type="float">
            <text:p>13</text:p>
          </table:table-cell>
          <table:table-cell table:formula="of:=VALUE(REPLACE([.A51];1;[.I51]+2;&quot;&quot;))" office:value-type="float" office:value="100000" calcext:value-type="float">
            <text:p>100000</text:p>
          </table:table-cell>
          <table:table-cell table:formula="of:=[.B51]*1000" office:value-type="float" office:value="1144.30481820894" calcext:value-type="float">
            <text:p>1144.304818209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362243485123216" calcext:value-type="float">
            <text:p>3.62243485123216E-06</text:p>
          </table:table-cell>
          <table:table-cell office:value-type="float" office:value="0.0000036124919113542" calcext:value-type="float">
            <text:p>3.6124919113542E-06</text:p>
          </table:table-cell>
          <table:table-cell office:value-type="float" office:value="0.00000363178047709521" calcext:value-type="float">
            <text:p>3.63178047709521E-06</text:p>
          </table:table-cell>
          <table:table-cell office:value-type="float" office:value="0.0000000325621194701139" calcext:value-type="float">
            <text:p>3.25621194701139E-08</text:p>
          </table:table-cell>
          <table:table-cell office:value-type="float" office:value="0.000000027129826287687" calcext:value-type="float">
            <text:p>2.7129826287687E-08</text:p>
          </table:table-cell>
          <table:table-cell office:value-type="float" office:value="0.0000000423779806182287" calcext:value-type="float">
            <text:p>4.23779806182287E-08</text:p>
          </table:table-cell>
          <table:table-cell/>
          <table:table-cell table:formula="of:=FIND(&quot;of &quot;;[.A52])" office:value-type="float" office:value="8" calcext:value-type="float">
            <text:p>8</text:p>
          </table:table-cell>
          <table:table-cell table:formula="of:=VALUE(REPLACE([.A52];1;[.I52]+2;&quot;&quot;))" office:value-type="float" office:value="0" calcext:value-type="float">
            <text:p>0</text:p>
          </table:table-cell>
          <table:table-cell table:formula="of:=[.B52]*1000" office:value-type="float" office:value="0.00362243485123216" calcext:value-type="float">
            <text:p>0.0036224349</text:p>
          </table:table-cell>
          <table:table-cell office:value-type="string" calcext:value-type="string">
            <text:p>Find 0</text:p>
          </table:table-cell>
        </table:table-row>
        <table:table-row table:style-name="ro1">
          <table:table-cell office:value-type="string" calcext:value-type="string">
            <text:p>find 0 of 2500</text:p>
          </table:table-cell>
          <table:table-cell office:value-type="float" office:value="0.00476241497658132" calcext:value-type="float">
            <text:p>0.004762415</text:p>
          </table:table-cell>
          <table:table-cell office:value-type="float" office:value="0.00473447646131125" calcext:value-type="float">
            <text:p>0.0047344765</text:p>
          </table:table-cell>
          <table:table-cell office:value-type="float" office:value="0.00479200551751003" calcext:value-type="float">
            <text:p>0.0047920055</text:p>
          </table:table-cell>
          <table:table-cell office:value-type="float" office:value="0.0000921227396302686" calcext:value-type="float">
            <text:p>9.21227396302686E-05</text:p>
          </table:table-cell>
          <table:table-cell office:value-type="float" office:value="0.0000723677581792586" calcext:value-type="float">
            <text:p>7.23677581792586E-05</text:p>
          </table:table-cell>
          <table:table-cell office:value-type="float" office:value="0.000131335295083423" calcext:value-type="float">
            <text:p>0.0001313353</text:p>
          </table:table-cell>
          <table:table-cell/>
          <table:table-cell table:formula="of:=FIND(&quot;of &quot;;[.A53])" office:value-type="float" office:value="8" calcext:value-type="float">
            <text:p>8</text:p>
          </table:table-cell>
          <table:table-cell table:formula="of:=VALUE(REPLACE([.A53];1;[.I53]+2;&quot;&quot;))" office:value-type="float" office:value="2500" calcext:value-type="float">
            <text:p>2500</text:p>
          </table:table-cell>
          <table:table-cell table:formula="of:=[.B53]*1000" office:value-type="float" office:value="4.76241497658132" calcext:value-type="float">
            <text:p>4.7624149766</text:p>
          </table:table-cell>
          <table:table-cell/>
        </table:table-row>
        <table:table-row table:style-name="ro1">
          <table:table-cell office:value-type="string" calcext:value-type="string">
            <text:p>find 0 of 5000</text:p>
          </table:table-cell>
          <table:table-cell office:value-type="float" office:value="0.0113287792751214" calcext:value-type="float">
            <text:p>0.0113287793</text:p>
          </table:table-cell>
          <table:table-cell office:value-type="float" office:value="0.0112065075692736" calcext:value-type="float">
            <text:p>0.0112065076</text:p>
          </table:table-cell>
          <table:table-cell office:value-type="float" office:value="0.0114763879704871" calcext:value-type="float">
            <text:p>0.011476388</text:p>
          </table:table-cell>
          <table:table-cell office:value-type="float" office:value="0.000362964762184412" calcext:value-type="float">
            <text:p>0.0003629648</text:p>
          </table:table-cell>
          <table:table-cell office:value-type="float" office:value="0.000274048857604465" calcext:value-type="float">
            <text:p>0.0002740489</text:p>
          </table:table-cell>
          <table:table-cell office:value-type="float" office:value="0.000523215540988979" calcext:value-type="float">
            <text:p>0.0005232155</text:p>
          </table:table-cell>
          <table:table-cell/>
          <table:table-cell table:formula="of:=FIND(&quot;of &quot;;[.A54])" office:value-type="float" office:value="8" calcext:value-type="float">
            <text:p>8</text:p>
          </table:table-cell>
          <table:table-cell table:formula="of:=VALUE(REPLACE([.A54];1;[.I54]+2;&quot;&quot;))" office:value-type="float" office:value="5000" calcext:value-type="float">
            <text:p>5000</text:p>
          </table:table-cell>
          <table:table-cell table:formula="of:=[.B54]*1000" office:value-type="float" office:value="11.3287792751214" calcext:value-type="float">
            <text:p>11.3287792751</text:p>
          </table:table-cell>
          <table:table-cell/>
        </table:table-row>
        <table:table-row table:style-name="ro1">
          <table:table-cell office:value-type="string" calcext:value-type="string">
            <text:p>find 0 of 7500</text:p>
          </table:table-cell>
          <table:table-cell office:value-type="float" office:value="0.0183833365281861" calcext:value-type="float">
            <text:p>0.0183833365</text:p>
          </table:table-cell>
          <table:table-cell office:value-type="float" office:value="0.0181734091255312" calcext:value-type="float">
            <text:p>0.0181734091</text:p>
          </table:table-cell>
          <table:table-cell office:value-type="float" office:value="0.0186410791156521" calcext:value-type="float">
            <text:p>0.0186410791</text:p>
          </table:table-cell>
          <table:table-cell office:value-type="float" office:value="0.000572057238362426" calcext:value-type="float">
            <text:p>0.0005720572</text:p>
          </table:table-cell>
          <table:table-cell office:value-type="float" office:value="0.000360971545948634" calcext:value-type="float">
            <text:p>0.0003609715</text:p>
          </table:table-cell>
          <table:table-cell office:value-type="float" office:value="0.000911763596784939" calcext:value-type="float">
            <text:p>0.0009117636</text:p>
          </table:table-cell>
          <table:table-cell/>
          <table:table-cell table:formula="of:=FIND(&quot;of &quot;;[.A55])" office:value-type="float" office:value="8" calcext:value-type="float">
            <text:p>8</text:p>
          </table:table-cell>
          <table:table-cell table:formula="of:=VALUE(REPLACE([.A55];1;[.I55]+2;&quot;&quot;))" office:value-type="float" office:value="7500" calcext:value-type="float">
            <text:p>7500</text:p>
          </table:table-cell>
          <table:table-cell table:formula="of:=[.B55]*1000" office:value-type="float" office:value="18.3833365281861" calcext:value-type="float">
            <text:p>18.3833365282</text:p>
          </table:table-cell>
          <table:table-cell/>
        </table:table-row>
        <table:table-row table:style-name="ro1">
          <table:table-cell office:value-type="string" calcext:value-type="string">
            <text:p>find 0 of 10000</text:p>
          </table:table-cell>
          <table:table-cell office:value-type="float" office:value="0.0270209641262701" calcext:value-type="float">
            <text:p>0.0270209641</text:p>
          </table:table-cell>
          <table:table-cell office:value-type="float" office:value="0.0264954986281993" calcext:value-type="float">
            <text:p>0.0264954986</text:p>
          </table:table-cell>
          <table:table-cell office:value-type="float" office:value="0.0279599037125687" calcext:value-type="float">
            <text:p>0.0279599037</text:p>
          </table:table-cell>
          <table:table-cell office:value-type="float" office:value="0.00145857784046871" calcext:value-type="float">
            <text:p>0.0014585778</text:p>
          </table:table-cell>
          <table:table-cell office:value-type="float" office:value="0.000803038084452939" calcext:value-type="float">
            <text:p>0.0008030381</text:p>
          </table:table-cell>
          <table:table-cell office:value-type="float" office:value="0.00272466317207945" calcext:value-type="float">
            <text:p>0.0027246632</text:p>
          </table:table-cell>
          <table:table-cell/>
          <table:table-cell table:formula="of:=FIND(&quot;of &quot;;[.A56])" office:value-type="float" office:value="8" calcext:value-type="float">
            <text:p>8</text:p>
          </table:table-cell>
          <table:table-cell table:formula="of:=VALUE(REPLACE([.A56];1;[.I56]+2;&quot;&quot;))" office:value-type="float" office:value="10000" calcext:value-type="float">
            <text:p>10000</text:p>
          </table:table-cell>
          <table:table-cell table:formula="of:=[.B56]*1000" office:value-type="float" office:value="27.0209641262701" calcext:value-type="float">
            <text:p>27.0209641263</text:p>
          </table:table-cell>
          <table:table-cell/>
        </table:table-row>
        <table:table-row table:style-name="ro1">
          <table:table-cell office:value-type="string" calcext:value-type="string">
            <text:p>find 0 of 12500</text:p>
          </table:table-cell>
          <table:table-cell office:value-type="float" office:value="0.0357231630480728" calcext:value-type="float">
            <text:p>0.035723163</text:p>
          </table:table-cell>
          <table:table-cell office:value-type="float" office:value="0.034862735447256" calcext:value-type="float">
            <text:p>0.0348627354</text:p>
          </table:table-cell>
          <table:table-cell office:value-type="float" office:value="0.0363680064279323" calcext:value-type="float">
            <text:p>0.0363680064</text:p>
          </table:table-cell>
          <table:table-cell office:value-type="float" office:value="0.00149844485094154" calcext:value-type="float">
            <text:p>0.0014984449</text:p>
          </table:table-cell>
          <table:table-cell office:value-type="float" office:value="0.000830694054692289" calcext:value-type="float">
            <text:p>0.0008306941</text:p>
          </table:table-cell>
          <table:table-cell office:value-type="float" office:value="0.00248164253345706" calcext:value-type="float">
            <text:p>0.0024816425</text:p>
          </table:table-cell>
          <table:table-cell/>
          <table:table-cell table:formula="of:=FIND(&quot;of &quot;;[.A57])" office:value-type="float" office:value="8" calcext:value-type="float">
            <text:p>8</text:p>
          </table:table-cell>
          <table:table-cell table:formula="of:=VALUE(REPLACE([.A57];1;[.I57]+2;&quot;&quot;))" office:value-type="float" office:value="12500" calcext:value-type="float">
            <text:p>12500</text:p>
          </table:table-cell>
          <table:table-cell table:formula="of:=[.B57]*1000" office:value-type="float" office:value="35.7231630480728" calcext:value-type="float">
            <text:p>35.7231630481</text:p>
          </table:table-cell>
          <table:table-cell/>
        </table:table-row>
        <table:table-row table:style-name="ro1">
          <table:table-cell office:value-type="string" calcext:value-type="string">
            <text:p>find 0 of 15000</text:p>
          </table:table-cell>
          <table:table-cell office:value-type="float" office:value="0.0459479589328473" calcext:value-type="float">
            <text:p>0.0459479589</text:p>
          </table:table-cell>
          <table:table-cell office:value-type="float" office:value="0.0451650378130269" calcext:value-type="float">
            <text:p>0.0451650378</text:p>
          </table:table-cell>
          <table:table-cell office:value-type="float" office:value="0.0470610478203869" calcext:value-type="float">
            <text:p>0.0470610478</text:p>
          </table:table-cell>
          <table:table-cell office:value-type="float" office:value="0.00176415939072695" calcext:value-type="float">
            <text:p>0.0017641594</text:p>
          </table:table-cell>
          <table:table-cell office:value-type="float" office:value="0.00105571101694609" calcext:value-type="float">
            <text:p>0.001055711</text:p>
          </table:table-cell>
          <table:table-cell office:value-type="float" office:value="0.00290721195328905" calcext:value-type="float">
            <text:p>0.002907212</text:p>
          </table:table-cell>
          <table:table-cell/>
          <table:table-cell table:formula="of:=FIND(&quot;of &quot;;[.A58])" office:value-type="float" office:value="8" calcext:value-type="float">
            <text:p>8</text:p>
          </table:table-cell>
          <table:table-cell table:formula="of:=VALUE(REPLACE([.A58];1;[.I58]+2;&quot;&quot;))" office:value-type="float" office:value="15000" calcext:value-type="float">
            <text:p>15000</text:p>
          </table:table-cell>
          <table:table-cell table:formula="of:=[.B58]*1000" office:value-type="float" office:value="45.9479589328473" calcext:value-type="float">
            <text:p>45.9479589328</text:p>
          </table:table-cell>
          <table:table-cell/>
        </table:table-row>
        <table:table-row table:style-name="ro1">
          <table:table-cell office:value-type="string" calcext:value-type="string">
            <text:p>find 0 of 17500</text:p>
          </table:table-cell>
          <table:table-cell office:value-type="float" office:value="0.0551793960721716" calcext:value-type="float">
            <text:p>0.0551793961</text:p>
          </table:table-cell>
          <table:table-cell office:value-type="float" office:value="0.0541690783764885" calcext:value-type="float">
            <text:p>0.0541690784</text:p>
          </table:table-cell>
          <table:table-cell office:value-type="float" office:value="0.0563108585878611" calcext:value-type="float">
            <text:p>0.0563108586</text:p>
          </table:table-cell>
          <table:table-cell office:value-type="float" office:value="0.00189677769180399" calcext:value-type="float">
            <text:p>0.0018967777</text:p>
          </table:table-cell>
          <table:table-cell office:value-type="float" office:value="0.00121525160566636" calcext:value-type="float">
            <text:p>0.0012152516</text:p>
          </table:table-cell>
          <table:table-cell office:value-type="float" office:value="0.002665096845141" calcext:value-type="float">
            <text:p>0.0026650968</text:p>
          </table:table-cell>
          <table:table-cell/>
          <table:table-cell table:formula="of:=FIND(&quot;of &quot;;[.A59])" office:value-type="float" office:value="8" calcext:value-type="float">
            <text:p>8</text:p>
          </table:table-cell>
          <table:table-cell table:formula="of:=VALUE(REPLACE([.A59];1;[.I59]+2;&quot;&quot;))" office:value-type="float" office:value="17500" calcext:value-type="float">
            <text:p>17500</text:p>
          </table:table-cell>
          <table:table-cell table:formula="of:=[.B59]*1000" office:value-type="float" office:value="55.1793960721716" calcext:value-type="float">
            <text:p>55.1793960722</text:p>
          </table:table-cell>
          <table:table-cell/>
        </table:table-row>
        <table:table-row table:style-name="ro1">
          <table:table-cell office:value-type="string" calcext:value-type="string">
            <text:p>find 0 of 20000</text:p>
          </table:table-cell>
          <table:table-cell office:value-type="float" office:value="0.0639652428899845" calcext:value-type="float">
            <text:p>0.0639652429</text:p>
          </table:table-cell>
          <table:table-cell office:value-type="float" office:value="0.0627284216067499" calcext:value-type="float">
            <text:p>0.0627284216</text:p>
          </table:table-cell>
          <table:table-cell office:value-type="float" office:value="0.065559150913717" calcext:value-type="float">
            <text:p>0.0655591509</text:p>
          </table:table-cell>
          <table:table-cell office:value-type="float" office:value="0.00238916288292277" calcext:value-type="float">
            <text:p>0.0023891629</text:p>
          </table:table-cell>
          <table:table-cell office:value-type="float" office:value="0.00153102274868586" calcext:value-type="float">
            <text:p>0.0015310227</text:p>
          </table:table-cell>
          <table:table-cell office:value-type="float" office:value="0.00374742632898201" calcext:value-type="float">
            <text:p>0.0037474263</text:p>
          </table:table-cell>
          <table:table-cell/>
          <table:table-cell table:formula="of:=FIND(&quot;of &quot;;[.A60])" office:value-type="float" office:value="8" calcext:value-type="float">
            <text:p>8</text:p>
          </table:table-cell>
          <table:table-cell table:formula="of:=VALUE(REPLACE([.A60];1;[.I60]+2;&quot;&quot;))" office:value-type="float" office:value="20000" calcext:value-type="float">
            <text:p>20000</text:p>
          </table:table-cell>
          <table:table-cell table:formula="of:=[.B60]*1000" office:value-type="float" office:value="63.9652428899845" calcext:value-type="float">
            <text:p>63.96524289</text:p>
          </table:table-cell>
          <table:table-cell/>
        </table:table-row>
        <table:table-row table:style-name="ro1">
          <table:table-cell office:value-type="string" calcext:value-type="string">
            <text:p>find 0 of 22500</text:p>
          </table:table-cell>
          <table:table-cell office:value-type="float" office:value="0.0758303095277494" calcext:value-type="float">
            <text:p>0.0758303095</text:p>
          </table:table-cell>
          <table:table-cell office:value-type="float" office:value="0.0742887474304861" calcext:value-type="float">
            <text:p>0.0742887474</text:p>
          </table:table-cell>
          <table:table-cell office:value-type="float" office:value="0.0772836149370219" calcext:value-type="float">
            <text:p>0.0772836149</text:p>
          </table:table-cell>
          <table:table-cell office:value-type="float" office:value="0.00265504776584003" calcext:value-type="float">
            <text:p>0.0026550478</text:p>
          </table:table-cell>
          <table:table-cell office:value-type="float" office:value="0.00194428685403663" calcext:value-type="float">
            <text:p>0.0019442869</text:p>
          </table:table-cell>
          <table:table-cell office:value-type="float" office:value="0.00357236872083367" calcext:value-type="float">
            <text:p>0.0035723687</text:p>
          </table:table-cell>
          <table:table-cell/>
          <table:table-cell table:formula="of:=FIND(&quot;of &quot;;[.A61])" office:value-type="float" office:value="8" calcext:value-type="float">
            <text:p>8</text:p>
          </table:table-cell>
          <table:table-cell table:formula="of:=VALUE(REPLACE([.A61];1;[.I61]+2;&quot;&quot;))" office:value-type="float" office:value="22500" calcext:value-type="float">
            <text:p>22500</text:p>
          </table:table-cell>
          <table:table-cell table:formula="of:=[.B61]*1000" office:value-type="float" office:value="75.8303095277494" calcext:value-type="float">
            <text:p>75.8303095277</text:p>
          </table:table-cell>
          <table:table-cell/>
        </table:table-row>
        <table:table-row table:style-name="ro1">
          <table:table-cell office:value-type="string" calcext:value-type="string">
            <text:p>find 0 of 25000</text:p>
          </table:table-cell>
          <table:table-cell office:value-type="float" office:value="0.0846656922158976" calcext:value-type="float">
            <text:p>0.0846656922</text:p>
          </table:table-cell>
          <table:table-cell office:value-type="float" office:value="0.082614147740744" calcext:value-type="float">
            <text:p>0.0826141477</text:p>
          </table:table-cell>
          <table:table-cell office:value-type="float" office:value="0.0863995930953716" calcext:value-type="float">
            <text:p>0.0863995931</text:p>
          </table:table-cell>
          <table:table-cell office:value-type="float" office:value="0.00328728214345329" calcext:value-type="float">
            <text:p>0.0032872821</text:p>
          </table:table-cell>
          <table:table-cell office:value-type="float" office:value="0.00260986607860802" calcext:value-type="float">
            <text:p>0.0026098661</text:p>
          </table:table-cell>
          <table:table-cell office:value-type="float" office:value="0.00417980147904281" calcext:value-type="float">
            <text:p>0.0041798015</text:p>
          </table:table-cell>
          <table:table-cell/>
          <table:table-cell table:formula="of:=FIND(&quot;of &quot;;[.A62])" office:value-type="float" office:value="8" calcext:value-type="float">
            <text:p>8</text:p>
          </table:table-cell>
          <table:table-cell table:formula="of:=VALUE(REPLACE([.A62];1;[.I62]+2;&quot;&quot;))" office:value-type="float" office:value="25000" calcext:value-type="float">
            <text:p>25000</text:p>
          </table:table-cell>
          <table:table-cell table:formula="of:=[.B62]*1000" office:value-type="float" office:value="84.6656922158976" calcext:value-type="float">
            <text:p>84.6656922159</text:p>
          </table:table-cell>
          <table:table-cell/>
        </table:table-row>
        <table:table-row table:style-name="ro1">
          <table:table-cell office:value-type="string" calcext:value-type="string">
            <text:p>find 0 of 27500</text:p>
          </table:table-cell>
          <table:table-cell office:value-type="float" office:value="0.0985260496689052" calcext:value-type="float">
            <text:p>0.0985260497</text:p>
          </table:table-cell>
          <table:table-cell office:value-type="float" office:value="0.0941923509600538" calcext:value-type="float">
            <text:p>0.094192351</text:p>
          </table:table-cell>
          <table:table-cell office:value-type="float" office:value="0.102951339006161" calcext:value-type="float">
            <text:p>0.102951339</text:p>
          </table:table-cell>
          <table:table-cell office:value-type="float" office:value="0.00663602630710637" calcext:value-type="float">
            <text:p>0.0066360263</text:p>
          </table:table-cell>
          <table:table-cell office:value-type="float" office:value="0.00467226126067398" calcext:value-type="float">
            <text:p>0.0046722613</text:p>
          </table:table-cell>
          <table:table-cell office:value-type="float" office:value="0.00934629316645334" calcext:value-type="float">
            <text:p>0.0093462932</text:p>
          </table:table-cell>
          <table:table-cell/>
          <table:table-cell table:formula="of:=FIND(&quot;of &quot;;[.A63])" office:value-type="float" office:value="8" calcext:value-type="float">
            <text:p>8</text:p>
          </table:table-cell>
          <table:table-cell table:formula="of:=VALUE(REPLACE([.A63];1;[.I63]+2;&quot;&quot;))" office:value-type="float" office:value="27500" calcext:value-type="float">
            <text:p>27500</text:p>
          </table:table-cell>
          <table:table-cell table:formula="of:=[.B63]*1000" office:value-type="float" office:value="98.5260496689052" calcext:value-type="float">
            <text:p>98.5260496689</text:p>
          </table:table-cell>
          <table:table-cell/>
        </table:table-row>
        <table:table-row table:style-name="ro1">
          <table:table-cell office:value-type="string" calcext:value-type="string">
            <text:p>find 0 of 30000</text:p>
          </table:table-cell>
          <table:table-cell office:value-type="float" office:value="0.108352791107921" calcext:value-type="float">
            <text:p>0.1083527911</text:p>
          </table:table-cell>
          <table:table-cell office:value-type="float" office:value="0.105973346604897" calcext:value-type="float">
            <text:p>0.1059733466</text:p>
          </table:table-cell>
          <table:table-cell office:value-type="float" office:value="0.113245028729431" calcext:value-type="float">
            <text:p>0.1132450287</text:p>
          </table:table-cell>
          <table:table-cell office:value-type="float" office:value="0.00507068660649013" calcext:value-type="float">
            <text:p>0.0050706866</text:p>
          </table:table-cell>
          <table:table-cell office:value-type="float" office:value="0.00171287421626245" calcext:value-type="float">
            <text:p>0.0017128742</text:p>
          </table:table-cell>
          <table:table-cell office:value-type="float" office:value="0.00857126212276782" calcext:value-type="float">
            <text:p>0.0085712621</text:p>
          </table:table-cell>
          <table:table-cell/>
          <table:table-cell table:formula="of:=FIND(&quot;of &quot;;[.A64])" office:value-type="float" office:value="8" calcext:value-type="float">
            <text:p>8</text:p>
          </table:table-cell>
          <table:table-cell table:formula="of:=VALUE(REPLACE([.A64];1;[.I64]+2;&quot;&quot;))" office:value-type="float" office:value="30000" calcext:value-type="float">
            <text:p>30000</text:p>
          </table:table-cell>
          <table:table-cell table:formula="of:=[.B64]*1000" office:value-type="float" office:value="108.352791107921" calcext:value-type="float">
            <text:p>108.3527911079</text:p>
          </table:table-cell>
          <table:table-cell/>
        </table:table-row>
        <table:table-row table:style-name="ro1">
          <table:table-cell office:value-type="string" calcext:value-type="string">
            <text:p>find 0 of 32500</text:p>
          </table:table-cell>
          <table:table-cell office:value-type="float" office:value="0.115501509670731" calcext:value-type="float">
            <text:p>0.1155015097</text:p>
          </table:table-cell>
          <table:table-cell office:value-type="float" office:value="0.111692832102251" calcext:value-type="float">
            <text:p>0.1116928321</text:p>
          </table:table-cell>
          <table:table-cell office:value-type="float" office:value="0.120446782616581" calcext:value-type="float">
            <text:p>0.1204467826</text:p>
          </table:table-cell>
          <table:table-cell office:value-type="float" office:value="0.00626342797794638" calcext:value-type="float">
            <text:p>0.006263428</text:p>
          </table:table-cell>
          <table:table-cell office:value-type="float" office:value="0.00392617418865273" calcext:value-type="float">
            <text:p>0.0039261742</text:p>
          </table:table-cell>
          <table:table-cell office:value-type="float" office:value="0.0106962275178141" calcext:value-type="float">
            <text:p>0.0106962275</text:p>
          </table:table-cell>
          <table:table-cell/>
          <table:table-cell table:formula="of:=FIND(&quot;of &quot;;[.A65])" office:value-type="float" office:value="8" calcext:value-type="float">
            <text:p>8</text:p>
          </table:table-cell>
          <table:table-cell table:formula="of:=VALUE(REPLACE([.A65];1;[.I65]+2;&quot;&quot;))" office:value-type="float" office:value="32500" calcext:value-type="float">
            <text:p>32500</text:p>
          </table:table-cell>
          <table:table-cell table:formula="of:=[.B65]*1000" office:value-type="float" office:value="115.501509670731" calcext:value-type="float">
            <text:p>115.5015096707</text:p>
          </table:table-cell>
          <table:table-cell/>
        </table:table-row>
        <table:table-row table:style-name="ro1">
          <table:table-cell office:value-type="string" calcext:value-type="string">
            <text:p>find 0 of 35000</text:p>
          </table:table-cell>
          <table:table-cell office:value-type="float" office:value="0.129935978858008" calcext:value-type="float">
            <text:p>0.1299359789</text:p>
          </table:table-cell>
          <table:table-cell office:value-type="float" office:value="0.123725488622265" calcext:value-type="float">
            <text:p>0.1237254886</text:p>
          </table:table-cell>
          <table:table-cell office:value-type="float" office:value="0.133951500889955" calcext:value-type="float">
            <text:p>0.1339515009</text:p>
          </table:table-cell>
          <table:table-cell office:value-type="float" office:value="0.00722250564619292" calcext:value-type="float">
            <text:p>0.0072225056</text:p>
          </table:table-cell>
          <table:table-cell office:value-type="float" office:value="0.0030173893687949" calcext:value-type="float">
            <text:p>0.0030173894</text:p>
          </table:table-cell>
          <table:table-cell office:value-type="float" office:value="0.00914538866998867" calcext:value-type="float">
            <text:p>0.0091453887</text:p>
          </table:table-cell>
          <table:table-cell/>
          <table:table-cell table:formula="of:=FIND(&quot;of &quot;;[.A66])" office:value-type="float" office:value="8" calcext:value-type="float">
            <text:p>8</text:p>
          </table:table-cell>
          <table:table-cell table:formula="of:=VALUE(REPLACE([.A66];1;[.I66]+2;&quot;&quot;))" office:value-type="float" office:value="35000" calcext:value-type="float">
            <text:p>35000</text:p>
          </table:table-cell>
          <table:table-cell table:formula="of:=[.B66]*1000" office:value-type="float" office:value="129.935978858008" calcext:value-type="float">
            <text:p>129.935978858</text:p>
          </table:table-cell>
          <table:table-cell/>
        </table:table-row>
        <table:table-row table:style-name="ro1">
          <table:table-cell office:value-type="string" calcext:value-type="string">
            <text:p>find 0 of 37500</text:p>
          </table:table-cell>
          <table:table-cell office:value-type="float" office:value="0.142645018251071" calcext:value-type="float">
            <text:p>0.1426450183</text:p>
          </table:table-cell>
          <table:table-cell office:value-type="float" office:value="0.140571679043408" calcext:value-type="float">
            <text:p>0.140571679</text:p>
          </table:table-cell>
          <table:table-cell office:value-type="float" office:value="0.147948268349442" calcext:value-type="float">
            <text:p>0.1479482683</text:p>
          </table:table-cell>
          <table:table-cell office:value-type="float" office:value="0.0043526867406594" calcext:value-type="float">
            <text:p>0.0043526867</text:p>
          </table:table-cell>
          <table:table-cell office:value-type="float" office:value="0.000751561426269278" calcext:value-type="float">
            <text:p>0.0007515614</text:p>
          </table:table-cell>
          <table:table-cell office:value-type="float" office:value="0.00635573152357125" calcext:value-type="float">
            <text:p>0.0063557315</text:p>
          </table:table-cell>
          <table:table-cell/>
          <table:table-cell table:formula="of:=FIND(&quot;of &quot;;[.A67])" office:value-type="float" office:value="8" calcext:value-type="float">
            <text:p>8</text:p>
          </table:table-cell>
          <table:table-cell table:formula="of:=VALUE(REPLACE([.A67];1;[.I67]+2;&quot;&quot;))" office:value-type="float" office:value="37500" calcext:value-type="float">
            <text:p>37500</text:p>
          </table:table-cell>
          <table:table-cell table:formula="of:=[.B67]*1000" office:value-type="float" office:value="142.645018251071" calcext:value-type="float">
            <text:p>142.6450182511</text:p>
          </table:table-cell>
          <table:table-cell/>
        </table:table-row>
        <table:table-row table:style-name="ro1">
          <table:table-cell office:value-type="string" calcext:value-type="string">
            <text:p>find 0 of 40000</text:p>
          </table:table-cell>
          <table:table-cell office:value-type="float" office:value="0.15745375421933" calcext:value-type="float">
            <text:p>0.1574537542</text:p>
          </table:table-cell>
          <table:table-cell office:value-type="float" office:value="0.152533208043177" calcext:value-type="float">
            <text:p>0.152533208</text:p>
          </table:table-cell>
          <table:table-cell office:value-type="float" office:value="0.160598881197413" calcext:value-type="float">
            <text:p>0.1605988812</text:p>
          </table:table-cell>
          <table:table-cell office:value-type="float" office:value="0.00540504895546552" calcext:value-type="float">
            <text:p>0.005405049</text:p>
          </table:table-cell>
          <table:table-cell office:value-type="float" office:value="0.00222921209142857" calcext:value-type="float">
            <text:p>0.0022292121</text:p>
          </table:table-cell>
          <table:table-cell office:value-type="float" office:value="0.00823417835281075" calcext:value-type="float">
            <text:p>0.0082341784</text:p>
          </table:table-cell>
          <table:table-cell/>
          <table:table-cell table:formula="of:=FIND(&quot;of &quot;;[.A68])" office:value-type="float" office:value="8" calcext:value-type="float">
            <text:p>8</text:p>
          </table:table-cell>
          <table:table-cell table:formula="of:=VALUE(REPLACE([.A68];1;[.I68]+2;&quot;&quot;))" office:value-type="float" office:value="40000" calcext:value-type="float">
            <text:p>40000</text:p>
          </table:table-cell>
          <table:table-cell table:formula="of:=[.B68]*1000" office:value-type="float" office:value="157.45375421933" calcext:value-type="float">
            <text:p>157.4537542193</text:p>
          </table:table-cell>
          <table:table-cell/>
        </table:table-row>
        <table:table-row table:style-name="ro1">
          <table:table-cell office:value-type="string" calcext:value-type="string">
            <text:p>find 0 of 42500</text:p>
          </table:table-cell>
          <table:table-cell office:value-type="float" office:value="0.166838090075938" calcext:value-type="float">
            <text:p>0.1668380901</text:p>
          </table:table-cell>
          <table:table-cell office:value-type="float" office:value="0.1607145289868" calcext:value-type="float">
            <text:p>0.160714529</text:p>
          </table:table-cell>
          <table:table-cell office:value-type="float" office:value="0.17180088751129" calcext:value-type="float">
            <text:p>0.1718008875</text:p>
          </table:table-cell>
          <table:table-cell office:value-type="float" office:value="0.0073779228659568" calcext:value-type="float">
            <text:p>0.0073779229</text:p>
          </table:table-cell>
          <table:table-cell office:value-type="float" office:value="0.00478818208567272" calcext:value-type="float">
            <text:p>0.0047881821</text:p>
          </table:table-cell>
          <table:table-cell office:value-type="float" office:value="0.0101554971690063" calcext:value-type="float">
            <text:p>0.0101554972</text:p>
          </table:table-cell>
          <table:table-cell/>
          <table:table-cell table:formula="of:=FIND(&quot;of &quot;;[.A69])" office:value-type="float" office:value="8" calcext:value-type="float">
            <text:p>8</text:p>
          </table:table-cell>
          <table:table-cell table:formula="of:=VALUE(REPLACE([.A69];1;[.I69]+2;&quot;&quot;))" office:value-type="float" office:value="42500" calcext:value-type="float">
            <text:p>42500</text:p>
          </table:table-cell>
          <table:table-cell table:formula="of:=[.B69]*1000" office:value-type="float" office:value="166.838090075938" calcext:value-type="float">
            <text:p>166.8380900759</text:p>
          </table:table-cell>
          <table:table-cell/>
        </table:table-row>
        <table:table-row table:style-name="ro1">
          <table:table-cell office:value-type="string" calcext:value-type="string">
            <text:p>find 0 of 45000</text:p>
          </table:table-cell>
          <table:table-cell office:value-type="float" office:value="0.174014738564879" calcext:value-type="float">
            <text:p>0.1740147386</text:p>
          </table:table-cell>
          <table:table-cell office:value-type="float" office:value="0.167415661630238" calcext:value-type="float">
            <text:p>0.1674156616</text:p>
          </table:table-cell>
          <table:table-cell office:value-type="float" office:value="0.180588261549593" calcext:value-type="float">
            <text:p>0.1805882615</text:p>
          </table:table-cell>
          <table:table-cell office:value-type="float" office:value="0.00843231805295046" calcext:value-type="float">
            <text:p>0.0084323181</text:p>
          </table:table-cell>
          <table:table-cell office:value-type="float" office:value="0.00610162871816623" calcext:value-type="float">
            <text:p>0.0061016287</text:p>
          </table:table-cell>
          <table:table-cell office:value-type="float" office:value="0.0101671801597141" calcext:value-type="float">
            <text:p>0.0101671802</text:p>
          </table:table-cell>
          <table:table-cell/>
          <table:table-cell table:formula="of:=FIND(&quot;of &quot;;[.A70])" office:value-type="float" office:value="8" calcext:value-type="float">
            <text:p>8</text:p>
          </table:table-cell>
          <table:table-cell table:formula="of:=VALUE(REPLACE([.A70];1;[.I70]+2;&quot;&quot;))" office:value-type="float" office:value="45000" calcext:value-type="float">
            <text:p>45000</text:p>
          </table:table-cell>
          <table:table-cell table:formula="of:=[.B70]*1000" office:value-type="float" office:value="174.014738564879" calcext:value-type="float">
            <text:p>174.0147385649</text:p>
          </table:table-cell>
          <table:table-cell/>
        </table:table-row>
        <table:table-row table:style-name="ro1">
          <table:table-cell office:value-type="string" calcext:value-type="string">
            <text:p>find 0 of 47500</text:p>
          </table:table-cell>
          <table:table-cell office:value-type="float" office:value="0.203595285670555" calcext:value-type="float">
            <text:p>0.2035952857</text:p>
          </table:table-cell>
          <table:table-cell office:value-type="float" office:value="0.195316239832701" calcext:value-type="float">
            <text:p>0.1953162398</text:p>
          </table:table-cell>
          <table:table-cell office:value-type="float" office:value="0.214863643340745" calcext:value-type="float">
            <text:p>0.2148636433</text:p>
          </table:table-cell>
          <table:table-cell office:value-type="float" office:value="0.0128085445947088" calcext:value-type="float">
            <text:p>0.0128085446</text:p>
          </table:table-cell>
          <table:table-cell office:value-type="float" office:value="0.00625377334308634" calcext:value-type="float">
            <text:p>0.0062537733</text:p>
          </table:table-cell>
          <table:table-cell office:value-type="float" office:value="0.0175301009281342" calcext:value-type="float">
            <text:p>0.0175301009</text:p>
          </table:table-cell>
          <table:table-cell/>
          <table:table-cell table:formula="of:=FIND(&quot;of &quot;;[.A71])" office:value-type="float" office:value="8" calcext:value-type="float">
            <text:p>8</text:p>
          </table:table-cell>
          <table:table-cell table:formula="of:=VALUE(REPLACE([.A71];1;[.I71]+2;&quot;&quot;))" office:value-type="float" office:value="47500" calcext:value-type="float">
            <text:p>47500</text:p>
          </table:table-cell>
          <table:table-cell table:formula="of:=[.B71]*1000" office:value-type="float" office:value="203.595285670555" calcext:value-type="float">
            <text:p>203.5952856706</text:p>
          </table:table-cell>
          <table:table-cell/>
        </table:table-row>
        <table:table-row table:style-name="ro1">
          <table:table-cell office:value-type="string" calcext:value-type="string">
            <text:p>find 0 of 50000</text:p>
          </table:table-cell>
          <table:table-cell office:value-type="float" office:value="0.205893648461162" calcext:value-type="float">
            <text:p>0.2058936485</text:p>
          </table:table-cell>
          <table:table-cell office:value-type="float" office:value="0.193178997225025" calcext:value-type="float">
            <text:p>0.1931789972</text:p>
          </table:table-cell>
          <table:table-cell office:value-type="float" office:value="0.216898811022808" calcext:value-type="float">
            <text:p>0.216898811</text:p>
          </table:table-cell>
          <table:table-cell office:value-type="float" office:value="0.015734251123391" calcext:value-type="float">
            <text:p>0.0157342511</text:p>
          </table:table-cell>
          <table:table-cell office:value-type="float" office:value="0.00873864959122855" calcext:value-type="float">
            <text:p>0.0087386496</text:p>
          </table:table-cell>
          <table:table-cell office:value-type="float" office:value="0.0231191532340931" calcext:value-type="float">
            <text:p>0.0231191532</text:p>
          </table:table-cell>
          <table:table-cell/>
          <table:table-cell table:formula="of:=FIND(&quot;of &quot;;[.A72])" office:value-type="float" office:value="8" calcext:value-type="float">
            <text:p>8</text:p>
          </table:table-cell>
          <table:table-cell table:formula="of:=VALUE(REPLACE([.A72];1;[.I72]+2;&quot;&quot;))" office:value-type="float" office:value="50000" calcext:value-type="float">
            <text:p>50000</text:p>
          </table:table-cell>
          <table:table-cell table:formula="of:=[.B72]*1000" office:value-type="float" office:value="205.893648461162" calcext:value-type="float">
            <text:p>205.8936484612</text:p>
          </table:table-cell>
          <table:table-cell/>
        </table:table-row>
        <table:table-row table:style-name="ro1">
          <table:table-cell office:value-type="string" calcext:value-type="string">
            <text:p>find 0 of 52500</text:p>
          </table:table-cell>
          <table:table-cell office:value-type="float" office:value="0.217469207286635" calcext:value-type="float">
            <text:p>0.2174692073</text:p>
          </table:table-cell>
          <table:table-cell office:value-type="float" office:value="0.208393862583615" calcext:value-type="float">
            <text:p>0.2083938626</text:p>
          </table:table-cell>
          <table:table-cell office:value-type="float" office:value="0.225682916155557" calcext:value-type="float">
            <text:p>0.2256829162</text:p>
          </table:table-cell>
          <table:table-cell office:value-type="float" office:value="0.0109465590515936" calcext:value-type="float">
            <text:p>0.0109465591</text:p>
          </table:table-cell>
          <table:table-cell office:value-type="float" office:value="0.00621562127562086" calcext:value-type="float">
            <text:p>0.0062156213</text:p>
          </table:table-cell>
          <table:table-cell office:value-type="float" office:value="0.014392017398588" calcext:value-type="float">
            <text:p>0.0143920174</text:p>
          </table:table-cell>
          <table:table-cell/>
          <table:table-cell table:formula="of:=FIND(&quot;of &quot;;[.A73])" office:value-type="float" office:value="8" calcext:value-type="float">
            <text:p>8</text:p>
          </table:table-cell>
          <table:table-cell table:formula="of:=VALUE(REPLACE([.A73];1;[.I73]+2;&quot;&quot;))" office:value-type="float" office:value="52500" calcext:value-type="float">
            <text:p>52500</text:p>
          </table:table-cell>
          <table:table-cell table:formula="of:=[.B73]*1000" office:value-type="float" office:value="217.469207286635" calcext:value-type="float">
            <text:p>217.4692072866</text:p>
          </table:table-cell>
          <table:table-cell/>
        </table:table-row>
        <table:table-row table:style-name="ro1">
          <table:table-cell office:value-type="string" calcext:value-type="string">
            <text:p>find 0 of 55000</text:p>
          </table:table-cell>
          <table:table-cell office:value-type="float" office:value="0.231745552575404" calcext:value-type="float">
            <text:p>0.2317455526</text:p>
          </table:table-cell>
          <table:table-cell office:value-type="float" office:value="0.221568582331124" calcext:value-type="float">
            <text:p>0.2215685823</text:p>
          </table:table-cell>
          <table:table-cell office:value-type="float" office:value="0.239984862085895" calcext:value-type="float">
            <text:p>0.2399848621</text:p>
          </table:table-cell>
          <table:table-cell office:value-type="float" office:value="0.0116726361869872" calcext:value-type="float">
            <text:p>0.0116726362</text:p>
          </table:table-cell>
          <table:table-cell office:value-type="float" office:value="0.00895079980032612" calcext:value-type="float">
            <text:p>0.0089507998</text:p>
          </table:table-cell>
          <table:table-cell office:value-type="float" office:value="0.0149707903458252" calcext:value-type="float">
            <text:p>0.0149707903</text:p>
          </table:table-cell>
          <table:table-cell/>
          <table:table-cell table:formula="of:=FIND(&quot;of &quot;;[.A74])" office:value-type="float" office:value="8" calcext:value-type="float">
            <text:p>8</text:p>
          </table:table-cell>
          <table:table-cell table:formula="of:=VALUE(REPLACE([.A74];1;[.I74]+2;&quot;&quot;))" office:value-type="float" office:value="55000" calcext:value-type="float">
            <text:p>55000</text:p>
          </table:table-cell>
          <table:table-cell table:formula="of:=[.B74]*1000" office:value-type="float" office:value="231.745552575404" calcext:value-type="float">
            <text:p>231.7455525754</text:p>
          </table:table-cell>
          <table:table-cell/>
        </table:table-row>
        <table:table-row table:style-name="ro1">
          <table:table-cell office:value-type="string" calcext:value-type="string">
            <text:p>find 0 of 57500</text:p>
          </table:table-cell>
          <table:table-cell office:value-type="float" office:value="0.242146150638867" calcext:value-type="float">
            <text:p>0.2421461506</text:p>
          </table:table-cell>
          <table:table-cell office:value-type="float" office:value="0.230516558388042" calcext:value-type="float">
            <text:p>0.2305165584</text:p>
          </table:table-cell>
          <table:table-cell office:value-type="float" office:value="0.251462650061089" calcext:value-type="float">
            <text:p>0.2514626501</text:p>
          </table:table-cell>
          <table:table-cell office:value-type="float" office:value="0.0124246224957904" calcext:value-type="float">
            <text:p>0.0124246225</text:p>
          </table:table-cell>
          <table:table-cell office:value-type="float" office:value="0.00604656510267536" calcext:value-type="float">
            <text:p>0.0060465651</text:p>
          </table:table-cell>
          <table:table-cell office:value-type="float" office:value="0.0169196824228602" calcext:value-type="float">
            <text:p>0.0169196824</text:p>
          </table:table-cell>
          <table:table-cell/>
          <table:table-cell table:formula="of:=FIND(&quot;of &quot;;[.A75])" office:value-type="float" office:value="8" calcext:value-type="float">
            <text:p>8</text:p>
          </table:table-cell>
          <table:table-cell table:formula="of:=VALUE(REPLACE([.A75];1;[.I75]+2;&quot;&quot;))" office:value-type="float" office:value="57500" calcext:value-type="float">
            <text:p>57500</text:p>
          </table:table-cell>
          <table:table-cell table:formula="of:=[.B75]*1000" office:value-type="float" office:value="242.146150638867" calcext:value-type="float">
            <text:p>242.1461506389</text:p>
          </table:table-cell>
          <table:table-cell/>
        </table:table-row>
        <table:table-row table:style-name="ro1">
          <table:table-cell office:value-type="string" calcext:value-type="string">
            <text:p>find 0 of 60000</text:p>
          </table:table-cell>
          <table:table-cell office:value-type="float" office:value="0.258254078771369" calcext:value-type="float">
            <text:p>0.2582540788</text:p>
          </table:table-cell>
          <table:table-cell office:value-type="float" office:value="0.250073729670983" calcext:value-type="float">
            <text:p>0.2500737297</text:p>
          </table:table-cell>
          <table:table-cell office:value-type="float" office:value="0.263059500481583" calcext:value-type="float">
            <text:p>0.2630595005</text:p>
          </table:table-cell>
          <table:table-cell office:value-type="float" office:value="0.00806941161670746" calcext:value-type="float">
            <text:p>0.0080694116</text:p>
          </table:table-cell>
          <table:table-cell office:value-type="float" office:value="0.00286098864008077" calcext:value-type="float">
            <text:p>0.0028609886</text:p>
          </table:table-cell>
          <table:table-cell office:value-type="float" office:value="0.0110976460718453" calcext:value-type="float">
            <text:p>0.0110976461</text:p>
          </table:table-cell>
          <table:table-cell/>
          <table:table-cell table:formula="of:=FIND(&quot;of &quot;;[.A76])" office:value-type="float" office:value="8" calcext:value-type="float">
            <text:p>8</text:p>
          </table:table-cell>
          <table:table-cell table:formula="of:=VALUE(REPLACE([.A76];1;[.I76]+2;&quot;&quot;))" office:value-type="float" office:value="60000" calcext:value-type="float">
            <text:p>60000</text:p>
          </table:table-cell>
          <table:table-cell table:formula="of:=[.B76]*1000" office:value-type="float" office:value="258.254078771369" calcext:value-type="float">
            <text:p>258.2540787714</text:p>
          </table:table-cell>
          <table:table-cell/>
        </table:table-row>
        <table:table-row table:style-name="ro1">
          <table:table-cell office:value-type="string" calcext:value-type="string">
            <text:p>find 0 of 62500</text:p>
          </table:table-cell>
          <table:table-cell office:value-type="float" office:value="0.27469060253167" calcext:value-type="float">
            <text:p>0.2746906025</text:p>
          </table:table-cell>
          <table:table-cell office:value-type="float" office:value="0.254510772980573" calcext:value-type="float">
            <text:p>0.254510773</text:p>
          </table:table-cell>
          <table:table-cell office:value-type="float" office:value="0.296582123551123" calcext:value-type="float">
            <text:p>0.2965821236</text:p>
          </table:table-cell>
          <table:table-cell office:value-type="float" office:value="0.0263505200854982" calcext:value-type="float">
            <text:p>0.0263505201</text:p>
          </table:table-cell>
          <table:table-cell office:value-type="float" office:value="0.00770370427949361" calcext:value-type="float">
            <text:p>0.0077037043</text:p>
          </table:table-cell>
          <table:table-cell office:value-type="float" office:value="0.0349544421959358" calcext:value-type="float">
            <text:p>0.0349544422</text:p>
          </table:table-cell>
          <table:table-cell/>
          <table:table-cell table:formula="of:=FIND(&quot;of &quot;;[.A77])" office:value-type="float" office:value="8" calcext:value-type="float">
            <text:p>8</text:p>
          </table:table-cell>
          <table:table-cell table:formula="of:=VALUE(REPLACE([.A77];1;[.I77]+2;&quot;&quot;))" office:value-type="float" office:value="62500" calcext:value-type="float">
            <text:p>62500</text:p>
          </table:table-cell>
          <table:table-cell table:formula="of:=[.B77]*1000" office:value-type="float" office:value="274.69060253167" calcext:value-type="float">
            <text:p>274.6906025317</text:p>
          </table:table-cell>
          <table:table-cell/>
        </table:table-row>
        <table:table-row table:style-name="ro1">
          <table:table-cell office:value-type="string" calcext:value-type="string">
            <text:p>find 0 of 65000</text:p>
          </table:table-cell>
          <table:table-cell office:value-type="float" office:value="0.302452229406329" calcext:value-type="float">
            <text:p>0.3024522294</text:p>
          </table:table-cell>
          <table:table-cell office:value-type="float" office:value="0.278878147734367" calcext:value-type="float">
            <text:p>0.2788781477</text:p>
          </table:table-cell>
          <table:table-cell office:value-type="float" office:value="0.320664533909534" calcext:value-type="float">
            <text:p>0.3206645339</text:p>
          </table:table-cell>
          <table:table-cell office:value-type="float" office:value="0.0241094921800071" calcext:value-type="float">
            <text:p>0.0241094922</text:p>
          </table:table-cell>
          <table:table-cell office:value-type="float" office:value="0.00976722975867858" calcext:value-type="float">
            <text:p>0.0097672298</text:p>
          </table:table-cell>
          <table:table-cell office:value-type="float" office:value="0.0321671750755927" calcext:value-type="float">
            <text:p>0.0321671751</text:p>
          </table:table-cell>
          <table:table-cell/>
          <table:table-cell table:formula="of:=FIND(&quot;of &quot;;[.A78])" office:value-type="float" office:value="8" calcext:value-type="float">
            <text:p>8</text:p>
          </table:table-cell>
          <table:table-cell table:formula="of:=VALUE(REPLACE([.A78];1;[.I78]+2;&quot;&quot;))" office:value-type="float" office:value="65000" calcext:value-type="float">
            <text:p>65000</text:p>
          </table:table-cell>
          <table:table-cell table:formula="of:=[.B78]*1000" office:value-type="float" office:value="302.452229406329" calcext:value-type="float">
            <text:p>302.4522294063</text:p>
          </table:table-cell>
          <table:table-cell/>
        </table:table-row>
        <table:table-row table:style-name="ro1">
          <table:table-cell office:value-type="string" calcext:value-type="string">
            <text:p>find 0 of 67500</text:p>
          </table:table-cell>
          <table:table-cell office:value-type="float" office:value="0.313439168070999" calcext:value-type="float">
            <text:p>0.3134391681</text:p>
          </table:table-cell>
          <table:table-cell office:value-type="float" office:value="0.30541925678552" calcext:value-type="float">
            <text:p>0.3054192568</text:p>
          </table:table-cell>
          <table:table-cell office:value-type="float" office:value="0.323543066561176" calcext:value-type="float">
            <text:p>0.3235430666</text:p>
          </table:table-cell>
          <table:table-cell office:value-type="float" office:value="0.010106140937681" calcext:value-type="float">
            <text:p>0.0101061409</text:p>
          </table:table-cell>
          <table:table-cell office:value-type="float" office:value="0.00411444698021732" calcext:value-type="float">
            <text:p>0.004114447</text:p>
          </table:table-cell>
          <table:table-cell office:value-type="float" office:value="0.0139517152702892" calcext:value-type="float">
            <text:p>0.0139517153</text:p>
          </table:table-cell>
          <table:table-cell/>
          <table:table-cell table:formula="of:=FIND(&quot;of &quot;;[.A79])" office:value-type="float" office:value="8" calcext:value-type="float">
            <text:p>8</text:p>
          </table:table-cell>
          <table:table-cell table:formula="of:=VALUE(REPLACE([.A79];1;[.I79]+2;&quot;&quot;))" office:value-type="float" office:value="67500" calcext:value-type="float">
            <text:p>67500</text:p>
          </table:table-cell>
          <table:table-cell table:formula="of:=[.B79]*1000" office:value-type="float" office:value="313.439168070999" calcext:value-type="float">
            <text:p>313.439168071</text:p>
          </table:table-cell>
          <table:table-cell/>
        </table:table-row>
        <table:table-row table:style-name="ro1">
          <table:table-cell office:value-type="string" calcext:value-type="string">
            <text:p>find 0 of 70000</text:p>
          </table:table-cell>
          <table:table-cell office:value-type="float" office:value="0.318766054454893" calcext:value-type="float">
            <text:p>0.3187660545</text:p>
          </table:table-cell>
          <table:table-cell office:value-type="float" office:value="0.315371673821233" calcext:value-type="float">
            <text:p>0.3153716738</text:p>
          </table:table-cell>
          <table:table-cell office:value-type="float" office:value="0.320895504731635" calcext:value-type="float">
            <text:p>0.3208955047</text:p>
          </table:table-cell>
          <table:table-cell office:value-type="float" office:value="0.00350110713714523" calcext:value-type="float">
            <text:p>0.0035011071</text:p>
          </table:table-cell>
          <table:table-cell office:value-type="float" office:value="0.00172903983964426" calcext:value-type="float">
            <text:p>0.0017290398</text:p>
          </table:table-cell>
          <table:table-cell office:value-type="float" office:value="0.00491775476201044" calcext:value-type="float">
            <text:p>0.0049177548</text:p>
          </table:table-cell>
          <table:table-cell/>
          <table:table-cell table:formula="of:=FIND(&quot;of &quot;;[.A80])" office:value-type="float" office:value="8" calcext:value-type="float">
            <text:p>8</text:p>
          </table:table-cell>
          <table:table-cell table:formula="of:=VALUE(REPLACE([.A80];1;[.I80]+2;&quot;&quot;))" office:value-type="float" office:value="70000" calcext:value-type="float">
            <text:p>70000</text:p>
          </table:table-cell>
          <table:table-cell table:formula="of:=[.B80]*1000" office:value-type="float" office:value="318.766054454893" calcext:value-type="float">
            <text:p>318.7660544549</text:p>
          </table:table-cell>
          <table:table-cell/>
        </table:table-row>
        <table:table-row table:style-name="ro1">
          <table:table-cell office:value-type="string" calcext:value-type="string">
            <text:p>find 0 of 72500</text:p>
          </table:table-cell>
          <table:table-cell office:value-type="float" office:value="0.321817418507119" calcext:value-type="float">
            <text:p>0.3218174185</text:p>
          </table:table-cell>
          <table:table-cell office:value-type="float" office:value="0.310851139793665" calcext:value-type="float">
            <text:p>0.3108511398</text:p>
          </table:table-cell>
          <table:table-cell office:value-type="float" office:value="0.331704823364939" calcext:value-type="float">
            <text:p>0.3317048234</text:p>
          </table:table-cell>
          <table:table-cell office:value-type="float" office:value="0.0115620712760295" calcext:value-type="float">
            <text:p>0.0115620713</text:p>
          </table:table-cell>
          <table:table-cell office:value-type="float" office:value="0.00945561022832982" calcext:value-type="float">
            <text:p>0.0094556102</text:p>
          </table:table-cell>
          <table:table-cell office:value-type="float" office:value="0.0130017927406234" calcext:value-type="float">
            <text:p>0.0130017927</text:p>
          </table:table-cell>
          <table:table-cell/>
          <table:table-cell table:formula="of:=FIND(&quot;of &quot;;[.A81])" office:value-type="float" office:value="8" calcext:value-type="float">
            <text:p>8</text:p>
          </table:table-cell>
          <table:table-cell table:formula="of:=VALUE(REPLACE([.A81];1;[.I81]+2;&quot;&quot;))" office:value-type="float" office:value="72500" calcext:value-type="float">
            <text:p>72500</text:p>
          </table:table-cell>
          <table:table-cell table:formula="of:=[.B81]*1000" office:value-type="float" office:value="321.817418507119" calcext:value-type="float">
            <text:p>321.8174185071</text:p>
          </table:table-cell>
          <table:table-cell/>
        </table:table-row>
        <table:table-row table:style-name="ro1">
          <table:table-cell office:value-type="string" calcext:value-type="string">
            <text:p>find 0 of 75000</text:p>
          </table:table-cell>
          <table:table-cell office:value-type="float" office:value="0.361497366325896" calcext:value-type="float">
            <text:p>0.3614973663</text:p>
          </table:table-cell>
          <table:table-cell office:value-type="float" office:value="0.336176770665623" calcext:value-type="float">
            <text:p>0.3361767707</text:p>
          </table:table-cell>
          <table:table-cell office:value-type="float" office:value="0.375465364410708" calcext:value-type="float">
            <text:p>0.3754653644</text:p>
          </table:table-cell>
          <table:table-cell office:value-type="float" office:value="0.02227644816949" calcext:value-type="float">
            <text:p>0.0222764482</text:p>
          </table:table-cell>
          <table:table-cell office:value-type="float" office:value="0" calcext:value-type="float">
            <text:p>0</text:p>
          </table:table-cell>
          <table:table-cell office:value-type="float" office:value="0.0241932823629201" calcext:value-type="float">
            <text:p>0.0241932824</text:p>
          </table:table-cell>
          <table:table-cell/>
          <table:table-cell table:formula="of:=FIND(&quot;of &quot;;[.A82])" office:value-type="float" office:value="8" calcext:value-type="float">
            <text:p>8</text:p>
          </table:table-cell>
          <table:table-cell table:formula="of:=VALUE(REPLACE([.A82];1;[.I82]+2;&quot;&quot;))" office:value-type="float" office:value="75000" calcext:value-type="float">
            <text:p>75000</text:p>
          </table:table-cell>
          <table:table-cell table:formula="of:=[.B82]*1000" office:value-type="float" office:value="361.497366325896" calcext:value-type="float">
            <text:p>361.4973663259</text:p>
          </table:table-cell>
          <table:table-cell/>
        </table:table-row>
        <table:table-row table:style-name="ro1">
          <table:table-cell office:value-type="string" calcext:value-type="string">
            <text:p>find 0 of 77500</text:p>
          </table:table-cell>
          <table:table-cell office:value-type="float" office:value="0.368227788596768" calcext:value-type="float">
            <text:p>0.3682277886</text:p>
          </table:table-cell>
          <table:table-cell office:value-type="float" office:value="0.339830723851335" calcext:value-type="float">
            <text:p>0.3398307239</text:p>
          </table:table-cell>
          <table:table-cell office:value-type="float" office:value="0.381122811208154" calcext:value-type="float">
            <text:p>0.3811228112</text:p>
          </table:table-cell>
          <table:table-cell office:value-type="float" office:value="0.024901550230823" calcext:value-type="float">
            <text:p>0.0249015502</text:p>
          </table:table-cell>
          <table:table-cell office:value-type="float" office:value="0" calcext:value-type="float">
            <text:p>0</text:p>
          </table:table-cell>
          <table:table-cell office:value-type="float" office:value="0.0268503245972428" calcext:value-type="float">
            <text:p>0.0268503246</text:p>
          </table:table-cell>
          <table:table-cell/>
          <table:table-cell table:formula="of:=FIND(&quot;of &quot;;[.A83])" office:value-type="float" office:value="8" calcext:value-type="float">
            <text:p>8</text:p>
          </table:table-cell>
          <table:table-cell table:formula="of:=VALUE(REPLACE([.A83];1;[.I83]+2;&quot;&quot;))" office:value-type="float" office:value="77500" calcext:value-type="float">
            <text:p>77500</text:p>
          </table:table-cell>
          <table:table-cell table:formula="of:=[.B83]*1000" office:value-type="float" office:value="368.227788596768" calcext:value-type="float">
            <text:p>368.2277885968</text:p>
          </table:table-cell>
          <table:table-cell/>
        </table:table-row>
        <table:table-row table:style-name="ro1">
          <table:table-cell office:value-type="string" calcext:value-type="string">
            <text:p>find 0 of 80000</text:p>
          </table:table-cell>
          <table:table-cell office:value-type="float" office:value="0.384878955464905" calcext:value-type="float">
            <text:p>0.3848789555</text:p>
          </table:table-cell>
          <table:table-cell office:value-type="float" office:value="0.361830133434558" calcext:value-type="float">
            <text:p>0.3618301334</text:p>
          </table:table-cell>
          <table:table-cell office:value-type="float" office:value="0.412550611594923" calcext:value-type="float">
            <text:p>0.4125506116</text:p>
          </table:table-cell>
          <table:table-cell office:value-type="float" office:value="0.0256742998451528" calcext:value-type="float">
            <text:p>0.0256742998</text:p>
          </table:table-cell>
          <table:table-cell office:value-type="float" office:value="0" calcext:value-type="float">
            <text:p>0</text:p>
          </table:table-cell>
          <table:table-cell office:value-type="float" office:value="0.029283481719313" calcext:value-type="float">
            <text:p>0.0292834817</text:p>
          </table:table-cell>
          <table:table-cell/>
          <table:table-cell table:formula="of:=FIND(&quot;of &quot;;[.A84])" office:value-type="float" office:value="8" calcext:value-type="float">
            <text:p>8</text:p>
          </table:table-cell>
          <table:table-cell table:formula="of:=VALUE(REPLACE([.A84];1;[.I84]+2;&quot;&quot;))" office:value-type="float" office:value="80000" calcext:value-type="float">
            <text:p>80000</text:p>
          </table:table-cell>
          <table:table-cell table:formula="of:=[.B84]*1000" office:value-type="float" office:value="384.878955464905" calcext:value-type="float">
            <text:p>384.8789554649</text:p>
          </table:table-cell>
          <table:table-cell/>
        </table:table-row>
        <table:table-row table:style-name="ro1">
          <table:table-cell office:value-type="string" calcext:value-type="string">
            <text:p>find 0 of 82500</text:p>
          </table:table-cell>
          <table:table-cell office:value-type="float" office:value="0.404583064076431" calcext:value-type="float">
            <text:p>0.4045830641</text:p>
          </table:table-cell>
          <table:table-cell office:value-type="float" office:value="0.389358054903567" calcext:value-type="float">
            <text:p>0.3893580549</text:p>
          </table:table-cell>
          <table:table-cell office:value-type="float" office:value="0.418358994903487" calcext:value-type="float">
            <text:p>0.4183589949</text:p>
          </table:table-cell>
          <table:table-cell office:value-type="float" office:value="0.0227099336293155" calcext:value-type="float">
            <text:p>0.0227099336</text:p>
          </table:table-cell>
          <table:table-cell office:value-type="float" office:value="0" calcext:value-type="float">
            <text:p>0</text:p>
          </table:table-cell>
          <table:table-cell office:value-type="float" office:value="0.0238606121140161" calcext:value-type="float">
            <text:p>0.0238606121</text:p>
          </table:table-cell>
          <table:table-cell/>
          <table:table-cell table:formula="of:=FIND(&quot;of &quot;;[.A85])" office:value-type="float" office:value="8" calcext:value-type="float">
            <text:p>8</text:p>
          </table:table-cell>
          <table:table-cell table:formula="of:=VALUE(REPLACE([.A85];1;[.I85]+2;&quot;&quot;))" office:value-type="float" office:value="82500" calcext:value-type="float">
            <text:p>82500</text:p>
          </table:table-cell>
          <table:table-cell table:formula="of:=[.B85]*1000" office:value-type="float" office:value="404.583064076431" calcext:value-type="float">
            <text:p>404.5830640764</text:p>
          </table:table-cell>
          <table:table-cell/>
        </table:table-row>
        <table:table-row table:style-name="ro1">
          <table:table-cell office:value-type="string" calcext:value-type="string">
            <text:p>find 0 of 85000</text:p>
          </table:table-cell>
          <table:table-cell office:value-type="float" office:value="0.424137261117671" calcext:value-type="float">
            <text:p>0.4241372611</text:p>
          </table:table-cell>
          <table:table-cell office:value-type="float" office:value="0.405133969556771" calcext:value-type="float">
            <text:p>0.4051339696</text:p>
          </table:table-cell>
          <table:table-cell office:value-type="float" office:value="0.440731454886552" calcext:value-type="float">
            <text:p>0.4407314549</text:p>
          </table:table-cell>
          <table:table-cell office:value-type="float" office:value="0.0268994786255283" calcext:value-type="float">
            <text:p>0.0268994786</text:p>
          </table:table-cell>
          <table:table-cell office:value-type="float" office:value="0" calcext:value-type="float">
            <text:p>0</text:p>
          </table:table-cell>
          <table:table-cell office:value-type="float" office:value="0.0287419867183453" calcext:value-type="float">
            <text:p>0.0287419867</text:p>
          </table:table-cell>
          <table:table-cell/>
          <table:table-cell table:formula="of:=FIND(&quot;of &quot;;[.A86])" office:value-type="float" office:value="8" calcext:value-type="float">
            <text:p>8</text:p>
          </table:table-cell>
          <table:table-cell table:formula="of:=VALUE(REPLACE([.A86];1;[.I86]+2;&quot;&quot;))" office:value-type="float" office:value="85000" calcext:value-type="float">
            <text:p>85000</text:p>
          </table:table-cell>
          <table:table-cell table:formula="of:=[.B86]*1000" office:value-type="float" office:value="424.137261117671" calcext:value-type="float">
            <text:p>424.1372611177</text:p>
          </table:table-cell>
          <table:table-cell/>
        </table:table-row>
        <table:table-row table:style-name="ro1">
          <table:table-cell office:value-type="string" calcext:value-type="string">
            <text:p>find 0 of 87500</text:p>
          </table:table-cell>
          <table:table-cell office:value-type="float" office:value="0.436333651560997" calcext:value-type="float">
            <text:p>0.4363336516</text:p>
          </table:table-cell>
          <table:table-cell office:value-type="float" office:value="0.421618986582615" calcext:value-type="float">
            <text:p>0.4216189866</text:p>
          </table:table-cell>
          <table:table-cell office:value-type="float" office:value="0.447739962831351" calcext:value-type="float">
            <text:p>0.4477399628</text:p>
          </table:table-cell>
          <table:table-cell office:value-type="float" office:value="0.0176050869524199" calcext:value-type="float">
            <text:p>0.017605087</text:p>
          </table:table-cell>
          <table:table-cell office:value-type="float" office:value="0" calcext:value-type="float">
            <text:p>0</text:p>
          </table:table-cell>
          <table:table-cell office:value-type="float" office:value="0.0197563106471982" calcext:value-type="float">
            <text:p>0.0197563106</text:p>
          </table:table-cell>
          <table:table-cell/>
          <table:table-cell table:formula="of:=FIND(&quot;of &quot;;[.A87])" office:value-type="float" office:value="8" calcext:value-type="float">
            <text:p>8</text:p>
          </table:table-cell>
          <table:table-cell table:formula="of:=VALUE(REPLACE([.A87];1;[.I87]+2;&quot;&quot;))" office:value-type="float" office:value="87500" calcext:value-type="float">
            <text:p>87500</text:p>
          </table:table-cell>
          <table:table-cell table:formula="of:=[.B87]*1000" office:value-type="float" office:value="436.333651560997" calcext:value-type="float">
            <text:p>436.333651561</text:p>
          </table:table-cell>
          <table:table-cell/>
        </table:table-row>
        <table:table-row table:style-name="ro1">
          <table:table-cell office:value-type="string" calcext:value-type="string">
            <text:p>find 0 of 90000</text:p>
          </table:table-cell>
          <table:table-cell office:value-type="float" office:value="0.428215768799773" calcext:value-type="float">
            <text:p>0.4282157688</text:p>
          </table:table-cell>
          <table:table-cell office:value-type="float" office:value="0.400503039387402" calcext:value-type="float">
            <text:p>0.4005030394</text:p>
          </table:table-cell>
          <table:table-cell office:value-type="float" office:value="0.444190805812507" calcext:value-type="float">
            <text:p>0.4441908058</text:p>
          </table:table-cell>
          <table:table-cell office:value-type="float" office:value="0.0248273131791444" calcext:value-type="float">
            <text:p>0.0248273132</text:p>
          </table:table-cell>
          <table:table-cell office:value-type="float" office:value="0" calcext:value-type="float">
            <text:p>0</text:p>
          </table:table-cell>
          <table:table-cell office:value-type="float" office:value="0.0276695757588499" calcext:value-type="float">
            <text:p>0.0276695758</text:p>
          </table:table-cell>
          <table:table-cell/>
          <table:table-cell table:formula="of:=FIND(&quot;of &quot;;[.A88])" office:value-type="float" office:value="8" calcext:value-type="float">
            <text:p>8</text:p>
          </table:table-cell>
          <table:table-cell table:formula="of:=VALUE(REPLACE([.A88];1;[.I88]+2;&quot;&quot;))" office:value-type="float" office:value="90000" calcext:value-type="float">
            <text:p>90000</text:p>
          </table:table-cell>
          <table:table-cell table:formula="of:=[.B88]*1000" office:value-type="float" office:value="428.215768799773" calcext:value-type="float">
            <text:p>428.2157687998</text:p>
          </table:table-cell>
          <table:table-cell/>
        </table:table-row>
        <table:table-row table:style-name="ro1">
          <table:table-cell office:value-type="string" calcext:value-type="string">
            <text:p>find 0 of 92500</text:p>
          </table:table-cell>
          <table:table-cell office:value-type="float" office:value="0.450118980134751" calcext:value-type="float">
            <text:p>0.4501189801</text:p>
          </table:table-cell>
          <table:table-cell office:value-type="float" office:value="0.422736193371818" calcext:value-type="float">
            <text:p>0.4227361934</text:p>
          </table:table-cell>
          <table:table-cell office:value-type="float" office:value="0.464979805208049" calcext:value-type="float">
            <text:p>0.4649798052</text:p>
          </table:table-cell>
          <table:table-cell office:value-type="float" office:value="0.0239722942689044" calcext:value-type="float">
            <text:p>0.0239722943</text:p>
          </table:table-cell>
          <table:table-cell office:value-type="float" office:value="0" calcext:value-type="float">
            <text:p>0</text:p>
          </table:table-cell>
          <table:table-cell office:value-type="float" office:value="0.0257397040693449" calcext:value-type="float">
            <text:p>0.0257397041</text:p>
          </table:table-cell>
          <table:table-cell/>
          <table:table-cell table:formula="of:=FIND(&quot;of &quot;;[.A89])" office:value-type="float" office:value="8" calcext:value-type="float">
            <text:p>8</text:p>
          </table:table-cell>
          <table:table-cell table:formula="of:=VALUE(REPLACE([.A89];1;[.I89]+2;&quot;&quot;))" office:value-type="float" office:value="92500" calcext:value-type="float">
            <text:p>92500</text:p>
          </table:table-cell>
          <table:table-cell table:formula="of:=[.B89]*1000" office:value-type="float" office:value="450.118980134751" calcext:value-type="float">
            <text:p>450.1189801348</text:p>
          </table:table-cell>
          <table:table-cell/>
        </table:table-row>
        <table:table-row table:style-name="ro1">
          <table:table-cell office:value-type="string" calcext:value-type="string">
            <text:p>find 0 of 95000</text:p>
          </table:table-cell>
          <table:table-cell office:value-type="float" office:value="0.50216286935064" calcext:value-type="float">
            <text:p>0.5021628694</text:p>
          </table:table-cell>
          <table:table-cell office:value-type="float" office:value="0.4897948962353" calcext:value-type="float">
            <text:p>0.4897948962</text:p>
          </table:table-cell>
          <table:table-cell office:value-type="float" office:value="0.511060814405692" calcext:value-type="float">
            <text:p>0.5110608144</text:p>
          </table:table-cell>
          <table:table-cell office:value-type="float" office:value="0.0134541891530463" calcext:value-type="float">
            <text:p>0.0134541892</text:p>
          </table:table-cell>
          <table:table-cell office:value-type="float" office:value="0" calcext:value-type="float">
            <text:p>0</text:p>
          </table:table-cell>
          <table:table-cell office:value-type="float" office:value="0.0154116929183067" calcext:value-type="float">
            <text:p>0.0154116929</text:p>
          </table:table-cell>
          <table:table-cell/>
          <table:table-cell table:formula="of:=FIND(&quot;of &quot;;[.A90])" office:value-type="float" office:value="8" calcext:value-type="float">
            <text:p>8</text:p>
          </table:table-cell>
          <table:table-cell table:formula="of:=VALUE(REPLACE([.A90];1;[.I90]+2;&quot;&quot;))" office:value-type="float" office:value="95000" calcext:value-type="float">
            <text:p>95000</text:p>
          </table:table-cell>
          <table:table-cell table:formula="of:=[.B90]*1000" office:value-type="float" office:value="502.16286935064" calcext:value-type="float">
            <text:p>502.1628693506</text:p>
          </table:table-cell>
          <table:table-cell/>
        </table:table-row>
        <table:table-row table:style-name="ro1">
          <table:table-cell office:value-type="string" calcext:value-type="string">
            <text:p>find 0 of 97500</text:p>
          </table:table-cell>
          <table:table-cell office:value-type="float" office:value="0.496165576174614" calcext:value-type="float">
            <text:p>0.4961655762</text:p>
          </table:table-cell>
          <table:table-cell office:value-type="float" office:value="0.453428230931457" calcext:value-type="float">
            <text:p>0.4534282309</text:p>
          </table:table-cell>
          <table:table-cell office:value-type="float" office:value="0.522393872313096" calcext:value-type="float">
            <text:p>0.5223938723</text:p>
          </table:table-cell>
          <table:table-cell office:value-type="float" office:value="0.0397794416169826" calcext:value-type="float">
            <text:p>0.0397794416</text:p>
          </table:table-cell>
          <table:table-cell office:value-type="float" office:value="0" calcext:value-type="float">
            <text:p>0</text:p>
          </table:table-cell>
          <table:table-cell office:value-type="float" office:value="0.0454287415078127" calcext:value-type="float">
            <text:p>0.0454287415</text:p>
          </table:table-cell>
          <table:table-cell/>
          <table:table-cell table:formula="of:=FIND(&quot;of &quot;;[.A91])" office:value-type="float" office:value="8" calcext:value-type="float">
            <text:p>8</text:p>
          </table:table-cell>
          <table:table-cell table:formula="of:=VALUE(REPLACE([.A91];1;[.I91]+2;&quot;&quot;))" office:value-type="float" office:value="97500" calcext:value-type="float">
            <text:p>97500</text:p>
          </table:table-cell>
          <table:table-cell table:formula="of:=[.B91]*1000" office:value-type="float" office:value="496.165576174614" calcext:value-type="float">
            <text:p>496.1655761746</text:p>
          </table:table-cell>
          <table:table-cell/>
        </table:table-row>
        <table:table-row table:style-name="ro1">
          <table:table-cell office:value-type="string" calcext:value-type="string">
            <text:p>find 0 of 100000</text:p>
          </table:table-cell>
          <table:table-cell office:value-type="float" office:value="0.51074164446815" calcext:value-type="float">
            <text:p>0.5107416445</text:p>
          </table:table-cell>
          <table:table-cell office:value-type="float" office:value="0.497558151443662" calcext:value-type="float">
            <text:p>0.4975581514</text:p>
          </table:table-cell>
          <table:table-cell office:value-type="float" office:value="0.518847331846351" calcext:value-type="float">
            <text:p>0.5188473318</text:p>
          </table:table-cell>
          <table:table-cell office:value-type="float" office:value="0.0122874537132623" calcext:value-type="float">
            <text:p>0.0122874537</text:p>
          </table:table-cell>
          <table:table-cell office:value-type="float" office:value="0" calcext:value-type="float">
            <text:p>0</text:p>
          </table:table-cell>
          <table:table-cell office:value-type="float" office:value="0.0140394623693132" calcext:value-type="float">
            <text:p>0.0140394624</text:p>
          </table:table-cell>
          <table:table-cell/>
          <table:table-cell table:formula="of:=FIND(&quot;of &quot;;[.A92])" office:value-type="float" office:value="8" calcext:value-type="float">
            <text:p>8</text:p>
          </table:table-cell>
          <table:table-cell table:formula="of:=VALUE(REPLACE([.A92];1;[.I92]+2;&quot;&quot;))" office:value-type="float" office:value="100000" calcext:value-type="float">
            <text:p>100000</text:p>
          </table:table-cell>
          <table:table-cell table:formula="of:=[.B92]*1000" office:value-type="float" office:value="510.74164446815" calcext:value-type="float">
            <text:p>510.7416444682</text:p>
          </table:table-cell>
          <table:table-cell/>
        </table:table-row>
        <table:table-row table:style-name="ro1">
          <table:table-cell office:value-type="string" calcext:value-type="string">
            <text:p>numToFind &gt; totalNum</text:p>
          </table:table-cell>
          <table:table-cell office:value-type="float" office:value="0.000000000550193123507405" calcext:value-type="float">
            <text:p>5.50193123507405E-10</text:p>
          </table:table-cell>
          <table:table-cell office:value-type="float" office:value="0.000000000548789484775162" calcext:value-type="float">
            <text:p>5.48789484775162E-10</text:p>
          </table:table-cell>
          <table:table-cell office:value-type="float" office:value="0.000000000551784547865939" calcext:value-type="float">
            <text:p>5.51784547865939E-10</text:p>
          </table:table-cell>
          <table:table-cell office:value-type="float" office:value="0.0000000000050742552646617" calcext:value-type="float">
            <text:p>5.0742552646617E-12</text:p>
          </table:table-cell>
          <table:table-cell office:value-type="float" office:value="0.00000000000421991595028696" calcext:value-type="float">
            <text:p>4.21991595028696E-12</text:p>
          </table:table-cell>
          <table:table-cell office:value-type="float" office:value="0.00000000000623853153753103" calcext:value-type="float">
            <text:p>6.23853153753103E-12</text:p>
          </table:table-cell>
          <table:table-cell/>
          <table:table-cell table:formula="of:=FIND(&quot;of &quot;;[.A93])" office:value-type="string" office:string-value="" calcext:value-type="error">
            <text:p>#VALUE!</text:p>
          </table:table-cell>
          <table:table-cell table:formula="of:=VALUE(REPLACE([.A93];1;[.I93]+2;&quot;&quot;))" office:value-type="string" office:string-value="" calcext:value-type="error">
            <text:p>#VALUE!</text:p>
          </table:table-cell>
          <table:table-cell table:formula="of:=[.B93]*1000" office:value-type="float" office:value="0.000000550193123507405" calcext:value-type="float">
            <text:p>5.50193123507405E-07</text:p>
          </table:table-cell>
          <table:table-cell office:value-type="string" calcext:value-type="string">
            <text:p>Find 20</text:p>
          </table:table-cell>
        </table:table-row>
        <table:table-row table:style-name="ro1">
          <table:table-cell office:value-type="string" calcext:value-type="string">
            <text:p>find 20 of 2500</text:p>
          </table:table-cell>
          <table:table-cell office:value-type="float" office:value="0.00740762324548923" calcext:value-type="float">
            <text:p>0.0074076232</text:p>
          </table:table-cell>
          <table:table-cell office:value-type="float" office:value="0.00736022390695417" calcext:value-type="float">
            <text:p>0.0073602239</text:p>
          </table:table-cell>
          <table:table-cell office:value-type="float" office:value="0.00744870230010782" calcext:value-type="float">
            <text:p>0.0074487023</text:p>
          </table:table-cell>
          <table:table-cell office:value-type="float" office:value="0.000123909459711604" calcext:value-type="float">
            <text:p>0.0001239095</text:p>
          </table:table-cell>
          <table:table-cell office:value-type="float" office:value="0.0000948800933203489" calcext:value-type="float">
            <text:p>9.48800933203489E-05</text:p>
          </table:table-cell>
          <table:table-cell office:value-type="float" office:value="0.000173678661259828" calcext:value-type="float">
            <text:p>0.0001736787</text:p>
          </table:table-cell>
          <table:table-cell/>
          <table:table-cell table:formula="of:=FIND(&quot;of &quot;;[.A94])" office:value-type="float" office:value="9" calcext:value-type="float">
            <text:p>9</text:p>
          </table:table-cell>
          <table:table-cell table:formula="of:=VALUE(REPLACE([.A94];1;[.I94]+2;&quot;&quot;))" office:value-type="float" office:value="2500" calcext:value-type="float">
            <text:p>2500</text:p>
          </table:table-cell>
          <table:table-cell table:formula="of:=[.B94]*1000" office:value-type="float" office:value="7.40762324548923" calcext:value-type="float">
            <text:p>7.4076232455</text:p>
          </table:table-cell>
          <table:table-cell/>
        </table:table-row>
        <table:table-row table:style-name="ro1">
          <table:table-cell office:value-type="string" calcext:value-type="string">
            <text:p>find 20 of 5000</text:p>
          </table:table-cell>
          <table:table-cell office:value-type="float" office:value="0.0169113295632881" calcext:value-type="float">
            <text:p>0.0169113296</text:p>
          </table:table-cell>
          <table:table-cell office:value-type="float" office:value="0.0168197958711324" calcext:value-type="float">
            <text:p>0.0168197959</text:p>
          </table:table-cell>
          <table:table-cell office:value-type="float" office:value="0.0170533831998874" calcext:value-type="float">
            <text:p>0.0170533832</text:p>
          </table:table-cell>
          <table:table-cell office:value-type="float" office:value="0.000279571180622689" calcext:value-type="float">
            <text:p>0.0002795712</text:p>
          </table:table-cell>
          <table:table-cell office:value-type="float" office:value="0.000198578645661059" calcext:value-type="float">
            <text:p>0.0001985786</text:p>
          </table:table-cell>
          <table:table-cell office:value-type="float" office:value="0.000406492555616912" calcext:value-type="float">
            <text:p>0.0004064926</text:p>
          </table:table-cell>
          <table:table-cell/>
          <table:table-cell table:formula="of:=FIND(&quot;of &quot;;[.A95])" office:value-type="float" office:value="9" calcext:value-type="float">
            <text:p>9</text:p>
          </table:table-cell>
          <table:table-cell table:formula="of:=VALUE(REPLACE([.A95];1;[.I95]+2;&quot;&quot;))" office:value-type="float" office:value="5000" calcext:value-type="float">
            <text:p>5000</text:p>
          </table:table-cell>
          <table:table-cell table:formula="of:=[.B95]*1000" office:value-type="float" office:value="16.9113295632881" calcext:value-type="float">
            <text:p>16.9113295633</text:p>
          </table:table-cell>
          <table:table-cell/>
        </table:table-row>
        <table:table-row table:style-name="ro1">
          <table:table-cell office:value-type="string" calcext:value-type="string">
            <text:p>find 20 of 7500</text:p>
          </table:table-cell>
          <table:table-cell office:value-type="float" office:value="0.0277120942759101" calcext:value-type="float">
            <text:p>0.0277120943</text:p>
          </table:table-cell>
          <table:table-cell office:value-type="float" office:value="0.027499196701417" calcext:value-type="float">
            <text:p>0.0274991967</text:p>
          </table:table-cell>
          <table:table-cell office:value-type="float" office:value="0.0279630577983397" calcext:value-type="float">
            <text:p>0.0279630578</text:p>
          </table:table-cell>
          <table:table-cell office:value-type="float" office:value="0.000498006751521151" calcext:value-type="float">
            <text:p>0.0004980068</text:p>
          </table:table-cell>
          <table:table-cell office:value-type="float" office:value="0.000399106230834013" calcext:value-type="float">
            <text:p>0.0003991062</text:p>
          </table:table-cell>
          <table:table-cell office:value-type="float" office:value="0.000671749012021716" calcext:value-type="float">
            <text:p>0.000671749</text:p>
          </table:table-cell>
          <table:table-cell/>
          <table:table-cell table:formula="of:=FIND(&quot;of &quot;;[.A96])" office:value-type="float" office:value="9" calcext:value-type="float">
            <text:p>9</text:p>
          </table:table-cell>
          <table:table-cell table:formula="of:=VALUE(REPLACE([.A96];1;[.I96]+2;&quot;&quot;))" office:value-type="float" office:value="7500" calcext:value-type="float">
            <text:p>7500</text:p>
          </table:table-cell>
          <table:table-cell table:formula="of:=[.B96]*1000" office:value-type="float" office:value="27.7120942759101" calcext:value-type="float">
            <text:p>27.7120942759</text:p>
          </table:table-cell>
          <table:table-cell/>
        </table:table-row>
        <table:table-row table:style-name="ro1">
          <table:table-cell office:value-type="string" calcext:value-type="string">
            <text:p>find 20 of 10000</text:p>
          </table:table-cell>
          <table:table-cell office:value-type="float" office:value="0.0395158814881175" calcext:value-type="float">
            <text:p>0.0395158815</text:p>
          </table:table-cell>
          <table:table-cell office:value-type="float" office:value="0.0392919723559749" calcext:value-type="float">
            <text:p>0.0392919724</text:p>
          </table:table-cell>
          <table:table-cell office:value-type="float" office:value="0.0397996581711371" calcext:value-type="float">
            <text:p>0.0397996582</text:p>
          </table:table-cell>
          <table:table-cell office:value-type="float" office:value="0.000502308863551175" calcext:value-type="float">
            <text:p>0.0005023089</text:p>
          </table:table-cell>
          <table:table-cell office:value-type="float" office:value="0.00038534258097111" calcext:value-type="float">
            <text:p>0.0003853426</text:p>
          </table:table-cell>
          <table:table-cell office:value-type="float" office:value="0.000665472052100093" calcext:value-type="float">
            <text:p>0.0006654721</text:p>
          </table:table-cell>
          <table:table-cell/>
          <table:table-cell table:formula="of:=FIND(&quot;of &quot;;[.A97])" office:value-type="float" office:value="9" calcext:value-type="float">
            <text:p>9</text:p>
          </table:table-cell>
          <table:table-cell table:formula="of:=VALUE(REPLACE([.A97];1;[.I97]+2;&quot;&quot;))" office:value-type="float" office:value="10000" calcext:value-type="float">
            <text:p>10000</text:p>
          </table:table-cell>
          <table:table-cell table:formula="of:=[.B97]*1000" office:value-type="float" office:value="39.5158814881175" calcext:value-type="float">
            <text:p>39.5158814881</text:p>
          </table:table-cell>
          <table:table-cell/>
        </table:table-row>
        <table:table-row table:style-name="ro1">
          <table:table-cell office:value-type="string" calcext:value-type="string">
            <text:p>find 20 of 12500</text:p>
          </table:table-cell>
          <table:table-cell office:value-type="float" office:value="0.0522828630360055" calcext:value-type="float">
            <text:p>0.052282863</text:p>
          </table:table-cell>
          <table:table-cell office:value-type="float" office:value="0.0518135738613895" calcext:value-type="float">
            <text:p>0.0518135739</text:p>
          </table:table-cell>
          <table:table-cell office:value-type="float" office:value="0.0527246584638122" calcext:value-type="float">
            <text:p>0.0527246585</text:p>
          </table:table-cell>
          <table:table-cell office:value-type="float" office:value="0.000871174648213143" calcext:value-type="float">
            <text:p>0.0008711746</text:p>
          </table:table-cell>
          <table:table-cell office:value-type="float" office:value="0.000677554428366639" calcext:value-type="float">
            <text:p>0.0006775544</text:p>
          </table:table-cell>
          <table:table-cell office:value-type="float" office:value="0.00116604958290369" calcext:value-type="float">
            <text:p>0.0011660496</text:p>
          </table:table-cell>
          <table:table-cell/>
          <table:table-cell table:formula="of:=FIND(&quot;of &quot;;[.A98])" office:value-type="float" office:value="9" calcext:value-type="float">
            <text:p>9</text:p>
          </table:table-cell>
          <table:table-cell table:formula="of:=VALUE(REPLACE([.A98];1;[.I98]+2;&quot;&quot;))" office:value-type="float" office:value="12500" calcext:value-type="float">
            <text:p>12500</text:p>
          </table:table-cell>
          <table:table-cell table:formula="of:=[.B98]*1000" office:value-type="float" office:value="52.2828630360055" calcext:value-type="float">
            <text:p>52.282863036</text:p>
          </table:table-cell>
          <table:table-cell/>
        </table:table-row>
        <table:table-row table:style-name="ro1">
          <table:table-cell office:value-type="string" calcext:value-type="string">
            <text:p>find 20 of 15000</text:p>
          </table:table-cell>
          <table:table-cell office:value-type="float" office:value="0.0675670492239472" calcext:value-type="float">
            <text:p>0.0675670492</text:p>
          </table:table-cell>
          <table:table-cell office:value-type="float" office:value="0.0668805122349374" calcext:value-type="float">
            <text:p>0.0668805122</text:p>
          </table:table-cell>
          <table:table-cell office:value-type="float" office:value="0.0684162870519963" calcext:value-type="float">
            <text:p>0.0684162871</text:p>
          </table:table-cell>
          <table:table-cell office:value-type="float" office:value="0.00136032046943027" calcext:value-type="float">
            <text:p>0.0013603205</text:p>
          </table:table-cell>
          <table:table-cell office:value-type="float" office:value="0.00098638276684659" calcext:value-type="float">
            <text:p>0.0009863828</text:p>
          </table:table-cell>
          <table:table-cell office:value-type="float" office:value="0.00163420961687508" calcext:value-type="float">
            <text:p>0.0016342096</text:p>
          </table:table-cell>
          <table:table-cell/>
          <table:table-cell table:formula="of:=FIND(&quot;of &quot;;[.A99])" office:value-type="float" office:value="9" calcext:value-type="float">
            <text:p>9</text:p>
          </table:table-cell>
          <table:table-cell table:formula="of:=VALUE(REPLACE([.A99];1;[.I99]+2;&quot;&quot;))" office:value-type="float" office:value="15000" calcext:value-type="float">
            <text:p>15000</text:p>
          </table:table-cell>
          <table:table-cell table:formula="of:=[.B99]*1000" office:value-type="float" office:value="67.5670492239472" calcext:value-type="float">
            <text:p>67.5670492239</text:p>
          </table:table-cell>
          <table:table-cell/>
        </table:table-row>
        <table:table-row table:style-name="ro1">
          <table:table-cell office:value-type="string" calcext:value-type="string">
            <text:p>find 20 of 17500</text:p>
          </table:table-cell>
          <table:table-cell office:value-type="float" office:value="0.0838252679428088" calcext:value-type="float">
            <text:p>0.0838252679</text:p>
          </table:table-cell>
          <table:table-cell office:value-type="float" office:value="0.0821277752823395" calcext:value-type="float">
            <text:p>0.0821277753</text:p>
          </table:table-cell>
          <table:table-cell office:value-type="float" office:value="0.0865758451396848" calcext:value-type="float">
            <text:p>0.0865758451</text:p>
          </table:table-cell>
          <table:table-cell office:value-type="float" office:value="0.00339370649428282" calcext:value-type="float">
            <text:p>0.0033937065</text:p>
          </table:table-cell>
          <table:table-cell office:value-type="float" office:value="0.00211164969571119" calcext:value-type="float">
            <text:p>0.0021116497</text:p>
          </table:table-cell>
          <table:table-cell office:value-type="float" office:value="0.00509570075791053" calcext:value-type="float">
            <text:p>0.0050957008</text:p>
          </table:table-cell>
          <table:table-cell/>
          <table:table-cell table:formula="of:=FIND(&quot;of &quot;;[.A100])" office:value-type="float" office:value="9" calcext:value-type="float">
            <text:p>9</text:p>
          </table:table-cell>
          <table:table-cell table:formula="of:=VALUE(REPLACE([.A100];1;[.I100]+2;&quot;&quot;))" office:value-type="float" office:value="17500" calcext:value-type="float">
            <text:p>17500</text:p>
          </table:table-cell>
          <table:table-cell table:formula="of:=[.B100]*1000" office:value-type="float" office:value="83.8252679428088" calcext:value-type="float">
            <text:p>83.8252679428</text:p>
          </table:table-cell>
          <table:table-cell/>
        </table:table-row>
        <table:table-row table:style-name="ro1">
          <table:table-cell office:value-type="string" calcext:value-type="string">
            <text:p>find 20 of 20000</text:p>
          </table:table-cell>
          <table:table-cell office:value-type="float" office:value="0.100488218975235" calcext:value-type="float">
            <text:p>0.100488219</text:p>
          </table:table-cell>
          <table:table-cell office:value-type="float" office:value="0.0987593778363817" calcext:value-type="float">
            <text:p>0.0987593778</text:p>
          </table:table-cell>
          <table:table-cell office:value-type="float" office:value="0.102447268028817" calcext:value-type="float">
            <text:p>0.102447268</text:p>
          </table:table-cell>
          <table:table-cell office:value-type="float" office:value="0.00276769080357999" calcext:value-type="float">
            <text:p>0.0027676908</text:p>
          </table:table-cell>
          <table:table-cell office:value-type="float" office:value="0.00203247823072465" calcext:value-type="float">
            <text:p>0.0020324782</text:p>
          </table:table-cell>
          <table:table-cell office:value-type="float" office:value="0.00376579080007428" calcext:value-type="float">
            <text:p>0.0037657908</text:p>
          </table:table-cell>
          <table:table-cell/>
          <table:table-cell table:formula="of:=FIND(&quot;of &quot;;[.A101])" office:value-type="float" office:value="9" calcext:value-type="float">
            <text:p>9</text:p>
          </table:table-cell>
          <table:table-cell table:formula="of:=VALUE(REPLACE([.A101];1;[.I101]+2;&quot;&quot;))" office:value-type="float" office:value="20000" calcext:value-type="float">
            <text:p>20000</text:p>
          </table:table-cell>
          <table:table-cell table:formula="of:=[.B101]*1000" office:value-type="float" office:value="100.488218975235" calcext:value-type="float">
            <text:p>100.4882189752</text:p>
          </table:table-cell>
          <table:table-cell/>
        </table:table-row>
        <table:table-row table:style-name="ro1">
          <table:table-cell office:value-type="string" calcext:value-type="string">
            <text:p>find 20 of 22500</text:p>
          </table:table-cell>
          <table:table-cell office:value-type="float" office:value="0.115724266246839" calcext:value-type="float">
            <text:p>0.1157242662</text:p>
          </table:table-cell>
          <table:table-cell office:value-type="float" office:value="0.11473656761265" calcext:value-type="float">
            <text:p>0.1147365676</text:p>
          </table:table-cell>
          <table:table-cell office:value-type="float" office:value="0.116618546928789" calcext:value-type="float">
            <text:p>0.1166185469</text:p>
          </table:table-cell>
          <table:table-cell office:value-type="float" office:value="0.00136257405083484" calcext:value-type="float">
            <text:p>0.0013625741</text:p>
          </table:table-cell>
          <table:table-cell office:value-type="float" office:value="0.000983334046496816" calcext:value-type="float">
            <text:p>0.000983334</text:p>
          </table:table-cell>
          <table:table-cell office:value-type="float" office:value="0.00187030441082664" calcext:value-type="float">
            <text:p>0.0018703044</text:p>
          </table:table-cell>
          <table:table-cell/>
          <table:table-cell table:formula="of:=FIND(&quot;of &quot;;[.A102])" office:value-type="float" office:value="9" calcext:value-type="float">
            <text:p>9</text:p>
          </table:table-cell>
          <table:table-cell table:formula="of:=VALUE(REPLACE([.A102];1;[.I102]+2;&quot;&quot;))" office:value-type="float" office:value="22500" calcext:value-type="float">
            <text:p>22500</text:p>
          </table:table-cell>
          <table:table-cell table:formula="of:=[.B102]*1000" office:value-type="float" office:value="115.724266246839" calcext:value-type="float">
            <text:p>115.7242662468</text:p>
          </table:table-cell>
          <table:table-cell/>
        </table:table-row>
        <table:table-row table:style-name="ro1">
          <table:table-cell office:value-type="string" calcext:value-type="string">
            <text:p>find 20 of 25000</text:p>
          </table:table-cell>
          <table:table-cell office:value-type="float" office:value="0.130213772781813" calcext:value-type="float">
            <text:p>0.1302137728</text:p>
          </table:table-cell>
          <table:table-cell office:value-type="float" office:value="0.129087057427264" calcext:value-type="float">
            <text:p>0.1290870574</text:p>
          </table:table-cell>
          <table:table-cell office:value-type="float" office:value="0.131113530763245" calcext:value-type="float">
            <text:p>0.1311135308</text:p>
          </table:table-cell>
          <table:table-cell office:value-type="float" office:value="0.00146528634497136" calcext:value-type="float">
            <text:p>0.0014652863</text:p>
          </table:table-cell>
          <table:table-cell office:value-type="float" office:value="0.00114431908818389" calcext:value-type="float">
            <text:p>0.0011443191</text:p>
          </table:table-cell>
          <table:table-cell office:value-type="float" office:value="0.00194024875414278" calcext:value-type="float">
            <text:p>0.0019402488</text:p>
          </table:table-cell>
          <table:table-cell/>
          <table:table-cell table:formula="of:=FIND(&quot;of &quot;;[.A103])" office:value-type="float" office:value="9" calcext:value-type="float">
            <text:p>9</text:p>
          </table:table-cell>
          <table:table-cell table:formula="of:=VALUE(REPLACE([.A103];1;[.I103]+2;&quot;&quot;))" office:value-type="float" office:value="25000" calcext:value-type="float">
            <text:p>25000</text:p>
          </table:table-cell>
          <table:table-cell table:formula="of:=[.B103]*1000" office:value-type="float" office:value="130.213772781813" calcext:value-type="float">
            <text:p>130.2137727818</text:p>
          </table:table-cell>
          <table:table-cell/>
        </table:table-row>
        <table:table-row table:style-name="ro1">
          <table:table-cell office:value-type="string" calcext:value-type="string">
            <text:p>find 20 of 27500</text:p>
          </table:table-cell>
          <table:table-cell office:value-type="float" office:value="0.1495226157196" calcext:value-type="float">
            <text:p>0.1495226157</text:p>
          </table:table-cell>
          <table:table-cell office:value-type="float" office:value="0.146449371408723" calcext:value-type="float">
            <text:p>0.1464493714</text:p>
          </table:table-cell>
          <table:table-cell office:value-type="float" office:value="0.151812862884288" calcext:value-type="float">
            <text:p>0.1518128629</text:p>
          </table:table-cell>
          <table:table-cell office:value-type="float" office:value="0.00373782495894239" calcext:value-type="float">
            <text:p>0.003737825</text:p>
          </table:table-cell>
          <table:table-cell office:value-type="float" office:value="0.00213522543539007" calcext:value-type="float">
            <text:p>0.0021352254</text:p>
          </table:table-cell>
          <table:table-cell office:value-type="float" office:value="0.00527556390593417" calcext:value-type="float">
            <text:p>0.0052755639</text:p>
          </table:table-cell>
          <table:table-cell/>
          <table:table-cell table:formula="of:=FIND(&quot;of &quot;;[.A104])" office:value-type="float" office:value="9" calcext:value-type="float">
            <text:p>9</text:p>
          </table:table-cell>
          <table:table-cell table:formula="of:=VALUE(REPLACE([.A104];1;[.I104]+2;&quot;&quot;))" office:value-type="float" office:value="27500" calcext:value-type="float">
            <text:p>27500</text:p>
          </table:table-cell>
          <table:table-cell table:formula="of:=[.B104]*1000" office:value-type="float" office:value="149.5226157196" calcext:value-type="float">
            <text:p>149.5226157196</text:p>
          </table:table-cell>
          <table:table-cell/>
        </table:table-row>
        <table:table-row table:style-name="ro1">
          <table:table-cell office:value-type="string" calcext:value-type="string">
            <text:p>find 20 of 30000</text:p>
          </table:table-cell>
          <table:table-cell office:value-type="float" office:value="0.162761519401489" calcext:value-type="float">
            <text:p>0.1627615194</text:p>
          </table:table-cell>
          <table:table-cell office:value-type="float" office:value="0.16039871509101" calcext:value-type="float">
            <text:p>0.1603987151</text:p>
          </table:table-cell>
          <table:table-cell office:value-type="float" office:value="0.164279626094599" calcext:value-type="float">
            <text:p>0.1642796261</text:p>
          </table:table-cell>
          <table:table-cell office:value-type="float" office:value="0.00259506423626228" calcext:value-type="float">
            <text:p>0.0025950642</text:p>
          </table:table-cell>
          <table:table-cell office:value-type="float" office:value="0.00127595167475787" calcext:value-type="float">
            <text:p>0.0012759517</text:p>
          </table:table-cell>
          <table:table-cell office:value-type="float" office:value="0.00396720857580568" calcext:value-type="float">
            <text:p>0.0039672086</text:p>
          </table:table-cell>
          <table:table-cell/>
          <table:table-cell table:formula="of:=FIND(&quot;of &quot;;[.A105])" office:value-type="float" office:value="9" calcext:value-type="float">
            <text:p>9</text:p>
          </table:table-cell>
          <table:table-cell table:formula="of:=VALUE(REPLACE([.A105];1;[.I105]+2;&quot;&quot;))" office:value-type="float" office:value="30000" calcext:value-type="float">
            <text:p>30000</text:p>
          </table:table-cell>
          <table:table-cell table:formula="of:=[.B105]*1000" office:value-type="float" office:value="162.761519401489" calcext:value-type="float">
            <text:p>162.7615194015</text:p>
          </table:table-cell>
          <table:table-cell/>
        </table:table-row>
        <table:table-row table:style-name="ro1">
          <table:table-cell office:value-type="string" calcext:value-type="string">
            <text:p>find 20 of 32500</text:p>
          </table:table-cell>
          <table:table-cell office:value-type="float" office:value="0.188178996299737" calcext:value-type="float">
            <text:p>0.1881789963</text:p>
          </table:table-cell>
          <table:table-cell office:value-type="float" office:value="0.180981185348159" calcext:value-type="float">
            <text:p>0.1809811853</text:p>
          </table:table-cell>
          <table:table-cell office:value-type="float" office:value="0.19450022389522" calcext:value-type="float">
            <text:p>0.1945002239</text:p>
          </table:table-cell>
          <table:table-cell office:value-type="float" office:value="0.00909038618240418" calcext:value-type="float">
            <text:p>0.0090903862</text:p>
          </table:table-cell>
          <table:table-cell office:value-type="float" office:value="0.00650878755306" calcext:value-type="float">
            <text:p>0.0065087876</text:p>
          </table:table-cell>
          <table:table-cell office:value-type="float" office:value="0.0109631638042047" calcext:value-type="float">
            <text:p>0.0109631638</text:p>
          </table:table-cell>
          <table:table-cell/>
          <table:table-cell table:formula="of:=FIND(&quot;of &quot;;[.A106])" office:value-type="float" office:value="9" calcext:value-type="float">
            <text:p>9</text:p>
          </table:table-cell>
          <table:table-cell table:formula="of:=VALUE(REPLACE([.A106];1;[.I106]+2;&quot;&quot;))" office:value-type="float" office:value="32500" calcext:value-type="float">
            <text:p>32500</text:p>
          </table:table-cell>
          <table:table-cell table:formula="of:=[.B106]*1000" office:value-type="float" office:value="188.178996299737" calcext:value-type="float">
            <text:p>188.1789962997</text:p>
          </table:table-cell>
          <table:table-cell/>
        </table:table-row>
        <table:table-row table:style-name="ro1">
          <table:table-cell office:value-type="string" calcext:value-type="string">
            <text:p>find 20 of 35000</text:p>
          </table:table-cell>
          <table:table-cell office:value-type="float" office:value="0.204101477983984" calcext:value-type="float">
            <text:p>0.204101478</text:p>
          </table:table-cell>
          <table:table-cell office:value-type="float" office:value="0.201818458475016" calcext:value-type="float">
            <text:p>0.2018184585</text:p>
          </table:table-cell>
          <table:table-cell office:value-type="float" office:value="0.2076569727314" calcext:value-type="float">
            <text:p>0.2076569727</text:p>
          </table:table-cell>
          <table:table-cell office:value-type="float" office:value="0.00367773823770873" calcext:value-type="float">
            <text:p>0.0036777382</text:p>
          </table:table-cell>
          <table:table-cell office:value-type="float" office:value="0.00147489003845704" calcext:value-type="float">
            <text:p>0.00147489</text:p>
          </table:table-cell>
          <table:table-cell office:value-type="float" office:value="0.00505913803694816" calcext:value-type="float">
            <text:p>0.005059138</text:p>
          </table:table-cell>
          <table:table-cell/>
          <table:table-cell table:formula="of:=FIND(&quot;of &quot;;[.A107])" office:value-type="float" office:value="9" calcext:value-type="float">
            <text:p>9</text:p>
          </table:table-cell>
          <table:table-cell table:formula="of:=VALUE(REPLACE([.A107];1;[.I107]+2;&quot;&quot;))" office:value-type="float" office:value="35000" calcext:value-type="float">
            <text:p>35000</text:p>
          </table:table-cell>
          <table:table-cell table:formula="of:=[.B107]*1000" office:value-type="float" office:value="204.101477983984" calcext:value-type="float">
            <text:p>204.101477984</text:p>
          </table:table-cell>
          <table:table-cell/>
        </table:table-row>
        <table:table-row table:style-name="ro1">
          <table:table-cell office:value-type="string" calcext:value-type="string">
            <text:p>find 20 of 37500</text:p>
          </table:table-cell>
          <table:table-cell office:value-type="float" office:value="0.225755805192316" calcext:value-type="float">
            <text:p>0.2257558052</text:p>
          </table:table-cell>
          <table:table-cell office:value-type="float" office:value="0.220293174450378" calcext:value-type="float">
            <text:p>0.2202931745</text:p>
          </table:table-cell>
          <table:table-cell office:value-type="float" office:value="0.230423463338355" calcext:value-type="float">
            <text:p>0.2304234633</text:p>
          </table:table-cell>
          <table:table-cell office:value-type="float" office:value="0.00649199299857551" calcext:value-type="float">
            <text:p>0.006491993</text:p>
          </table:table-cell>
          <table:table-cell office:value-type="float" office:value="0.00414084015373189" calcext:value-type="float">
            <text:p>0.0041408402</text:p>
          </table:table-cell>
          <table:table-cell office:value-type="float" office:value="0.00984615173495464" calcext:value-type="float">
            <text:p>0.0098461517</text:p>
          </table:table-cell>
          <table:table-cell/>
          <table:table-cell table:formula="of:=FIND(&quot;of &quot;;[.A108])" office:value-type="float" office:value="9" calcext:value-type="float">
            <text:p>9</text:p>
          </table:table-cell>
          <table:table-cell table:formula="of:=VALUE(REPLACE([.A108];1;[.I108]+2;&quot;&quot;))" office:value-type="float" office:value="37500" calcext:value-type="float">
            <text:p>37500</text:p>
          </table:table-cell>
          <table:table-cell table:formula="of:=[.B108]*1000" office:value-type="float" office:value="225.755805192316" calcext:value-type="float">
            <text:p>225.7558051923</text:p>
          </table:table-cell>
          <table:table-cell/>
        </table:table-row>
        <table:table-row table:style-name="ro1">
          <table:table-cell office:value-type="string" calcext:value-type="string">
            <text:p>find 20 of 40000</text:p>
          </table:table-cell>
          <table:table-cell office:value-type="float" office:value="0.248598517041045" calcext:value-type="float">
            <text:p>0.248598517</text:p>
          </table:table-cell>
          <table:table-cell office:value-type="float" office:value="0.241643085442443" calcext:value-type="float">
            <text:p>0.2416430854</text:p>
          </table:table-cell>
          <table:table-cell office:value-type="float" office:value="0.254314367036203" calcext:value-type="float">
            <text:p>0.254314367</text:p>
          </table:table-cell>
          <table:table-cell office:value-type="float" office:value="0.00786592886596483" calcext:value-type="float">
            <text:p>0.0078659289</text:p>
          </table:table-cell>
          <table:table-cell office:value-type="float" office:value="0.00600553449030836" calcext:value-type="float">
            <text:p>0.0060055345</text:p>
          </table:table-cell>
          <table:table-cell office:value-type="float" office:value="0.00912828731391735" calcext:value-type="float">
            <text:p>0.0091282873</text:p>
          </table:table-cell>
          <table:table-cell/>
          <table:table-cell table:formula="of:=FIND(&quot;of &quot;;[.A109])" office:value-type="float" office:value="9" calcext:value-type="float">
            <text:p>9</text:p>
          </table:table-cell>
          <table:table-cell table:formula="of:=VALUE(REPLACE([.A109];1;[.I109]+2;&quot;&quot;))" office:value-type="float" office:value="40000" calcext:value-type="float">
            <text:p>40000</text:p>
          </table:table-cell>
          <table:table-cell table:formula="of:=[.B109]*1000" office:value-type="float" office:value="248.598517041045" calcext:value-type="float">
            <text:p>248.598517041</text:p>
          </table:table-cell>
          <table:table-cell/>
        </table:table-row>
        <table:table-row table:style-name="ro1">
          <table:table-cell office:value-type="string" calcext:value-type="string">
            <text:p>find 20 of 42500</text:p>
          </table:table-cell>
          <table:table-cell office:value-type="float" office:value="0.25972528266875" calcext:value-type="float">
            <text:p>0.2597252827</text:p>
          </table:table-cell>
          <table:table-cell office:value-type="float" office:value="0.250394288267269" calcext:value-type="float">
            <text:p>0.2503942883</text:p>
          </table:table-cell>
          <table:table-cell office:value-type="float" office:value="0.266012411370261" calcext:value-type="float">
            <text:p>0.2660124114</text:p>
          </table:table-cell>
          <table:table-cell office:value-type="float" office:value="0.0099918474194891" calcext:value-type="float">
            <text:p>0.0099918474</text:p>
          </table:table-cell>
          <table:table-cell office:value-type="float" office:value="0.00579992017746567" calcext:value-type="float">
            <text:p>0.0057999202</text:p>
          </table:table-cell>
          <table:table-cell office:value-type="float" office:value="0.0141230897347426" calcext:value-type="float">
            <text:p>0.0141230897</text:p>
          </table:table-cell>
          <table:table-cell/>
          <table:table-cell table:formula="of:=FIND(&quot;of &quot;;[.A110])" office:value-type="float" office:value="9" calcext:value-type="float">
            <text:p>9</text:p>
          </table:table-cell>
          <table:table-cell table:formula="of:=VALUE(REPLACE([.A110];1;[.I110]+2;&quot;&quot;))" office:value-type="float" office:value="42500" calcext:value-type="float">
            <text:p>42500</text:p>
          </table:table-cell>
          <table:table-cell table:formula="of:=[.B110]*1000" office:value-type="float" office:value="259.72528266875" calcext:value-type="float">
            <text:p>259.7252826688</text:p>
          </table:table-cell>
          <table:table-cell/>
        </table:table-row>
        <table:table-row table:style-name="ro1">
          <table:table-cell office:value-type="string" calcext:value-type="string">
            <text:p>find 20 of 45000</text:p>
          </table:table-cell>
          <table:table-cell office:value-type="float" office:value="0.286446061402087" calcext:value-type="float">
            <text:p>0.2864460614</text:p>
          </table:table-cell>
          <table:table-cell office:value-type="float" office:value="0.27987049294605" calcext:value-type="float">
            <text:p>0.2798704929</text:p>
          </table:table-cell>
          <table:table-cell office:value-type="float" office:value="0.291535858947826" calcext:value-type="float">
            <text:p>0.2915358589</text:p>
          </table:table-cell>
          <table:table-cell office:value-type="float" office:value="0.00670911528493139" calcext:value-type="float">
            <text:p>0.0067091153</text:p>
          </table:table-cell>
          <table:table-cell office:value-type="float" office:value="0.00277438099751717" calcext:value-type="float">
            <text:p>0.002774381</text:p>
          </table:table-cell>
          <table:table-cell office:value-type="float" office:value="0.00898000293509447" calcext:value-type="float">
            <text:p>0.0089800029</text:p>
          </table:table-cell>
          <table:table-cell/>
          <table:table-cell table:formula="of:=FIND(&quot;of &quot;;[.A111])" office:value-type="float" office:value="9" calcext:value-type="float">
            <text:p>9</text:p>
          </table:table-cell>
          <table:table-cell table:formula="of:=VALUE(REPLACE([.A111];1;[.I111]+2;&quot;&quot;))" office:value-type="float" office:value="45000" calcext:value-type="float">
            <text:p>45000</text:p>
          </table:table-cell>
          <table:table-cell table:formula="of:=[.B111]*1000" office:value-type="float" office:value="286.446061402087" calcext:value-type="float">
            <text:p>286.4460614021</text:p>
          </table:table-cell>
          <table:table-cell/>
        </table:table-row>
        <table:table-row table:style-name="ro1">
          <table:table-cell office:value-type="string" calcext:value-type="string">
            <text:p>find 20 of 47500</text:p>
          </table:table-cell>
          <table:table-cell office:value-type="float" office:value="0.300648167793982" calcext:value-type="float">
            <text:p>0.3006481678</text:p>
          </table:table-cell>
          <table:table-cell office:value-type="float" office:value="0.297851493150693" calcext:value-type="float">
            <text:p>0.2978514932</text:p>
          </table:table-cell>
          <table:table-cell office:value-type="float" office:value="0.30173624086196" calcext:value-type="float">
            <text:p>0.3017362409</text:p>
          </table:table-cell>
          <table:table-cell office:value-type="float" office:value="0.00196966848138515" calcext:value-type="float">
            <text:p>0.0019696685</text:p>
          </table:table-cell>
          <table:table-cell office:value-type="float" office:value="0.000560060378872435" calcext:value-type="float">
            <text:p>0.0005600604</text:p>
          </table:table-cell>
          <table:table-cell office:value-type="float" office:value="0.00251279711478005" calcext:value-type="float">
            <text:p>0.0025127971</text:p>
          </table:table-cell>
          <table:table-cell/>
          <table:table-cell table:formula="of:=FIND(&quot;of &quot;;[.A112])" office:value-type="float" office:value="9" calcext:value-type="float">
            <text:p>9</text:p>
          </table:table-cell>
          <table:table-cell table:formula="of:=VALUE(REPLACE([.A112];1;[.I112]+2;&quot;&quot;))" office:value-type="float" office:value="47500" calcext:value-type="float">
            <text:p>47500</text:p>
          </table:table-cell>
          <table:table-cell table:formula="of:=[.B112]*1000" office:value-type="float" office:value="300.648167793982" calcext:value-type="float">
            <text:p>300.648167794</text:p>
          </table:table-cell>
          <table:table-cell/>
        </table:table-row>
        <table:table-row table:style-name="ro1">
          <table:table-cell office:value-type="string" calcext:value-type="string">
            <text:p>find 20 of 50000</text:p>
          </table:table-cell>
          <table:table-cell office:value-type="float" office:value="0.325750647896196" calcext:value-type="float">
            <text:p>0.3257506479</text:p>
          </table:table-cell>
          <table:table-cell office:value-type="float" office:value="0.31917038966561" calcext:value-type="float">
            <text:p>0.3191703897</text:p>
          </table:table-cell>
          <table:table-cell office:value-type="float" office:value="0.332892860954277" calcext:value-type="float">
            <text:p>0.332892861</text:p>
          </table:table-cell>
          <table:table-cell office:value-type="float" office:value="0.00857677412551744" calcext:value-type="float">
            <text:p>0.0085767741</text:p>
          </table:table-cell>
          <table:table-cell office:value-type="float" office:value="0.00404618858514339" calcext:value-type="float">
            <text:p>0.0040461886</text:p>
          </table:table-cell>
          <table:table-cell office:value-type="float" office:value="0.0111502668579211" calcext:value-type="float">
            <text:p>0.0111502669</text:p>
          </table:table-cell>
          <table:table-cell/>
          <table:table-cell table:formula="of:=FIND(&quot;of &quot;;[.A113])" office:value-type="float" office:value="9" calcext:value-type="float">
            <text:p>9</text:p>
          </table:table-cell>
          <table:table-cell table:formula="of:=VALUE(REPLACE([.A113];1;[.I113]+2;&quot;&quot;))" office:value-type="float" office:value="50000" calcext:value-type="float">
            <text:p>50000</text:p>
          </table:table-cell>
          <table:table-cell table:formula="of:=[.B113]*1000" office:value-type="float" office:value="325.750647896196" calcext:value-type="float">
            <text:p>325.7506478962</text:p>
          </table:table-cell>
          <table:table-cell/>
        </table:table-row>
        <table:table-row table:style-name="ro1">
          <table:table-cell office:value-type="string" calcext:value-type="string">
            <text:p>find 20 of 52500</text:p>
          </table:table-cell>
          <table:table-cell office:value-type="float" office:value="0.336616477421709" calcext:value-type="float">
            <text:p>0.3366164774</text:p>
          </table:table-cell>
          <table:table-cell office:value-type="float" office:value="0.333146657953911" calcext:value-type="float">
            <text:p>0.333146658</text:p>
          </table:table-cell>
          <table:table-cell office:value-type="float" office:value="0.339236006077907" calcext:value-type="float">
            <text:p>0.3392360061</text:p>
          </table:table-cell>
          <table:table-cell office:value-type="float" office:value="0.0040090760897661" calcext:value-type="float">
            <text:p>0.0040090761</text:p>
          </table:table-cell>
          <table:table-cell office:value-type="float" office:value="0" calcext:value-type="float">
            <text:p>0</text:p>
          </table:table-cell>
          <table:table-cell office:value-type="float" office:value="0.00453715672441744" calcext:value-type="float">
            <text:p>0.0045371567</text:p>
          </table:table-cell>
          <table:table-cell/>
          <table:table-cell table:formula="of:=FIND(&quot;of &quot;;[.A114])" office:value-type="float" office:value="9" calcext:value-type="float">
            <text:p>9</text:p>
          </table:table-cell>
          <table:table-cell table:formula="of:=VALUE(REPLACE([.A114];1;[.I114]+2;&quot;&quot;))" office:value-type="float" office:value="52500" calcext:value-type="float">
            <text:p>52500</text:p>
          </table:table-cell>
          <table:table-cell table:formula="of:=[.B114]*1000" office:value-type="float" office:value="336.616477421709" calcext:value-type="float">
            <text:p>336.6164774217</text:p>
          </table:table-cell>
          <table:table-cell/>
        </table:table-row>
        <table:table-row table:style-name="ro1">
          <table:table-cell office:value-type="string" calcext:value-type="string">
            <text:p>find 20 of 55000</text:p>
          </table:table-cell>
          <table:table-cell office:value-type="float" office:value="0.364219374922717" calcext:value-type="float">
            <text:p>0.3642193749</text:p>
          </table:table-cell>
          <table:table-cell office:value-type="float" office:value="0.353810764246541" calcext:value-type="float">
            <text:p>0.3538107642</text:p>
          </table:table-cell>
          <table:table-cell office:value-type="float" office:value="0.370270857959498" calcext:value-type="float">
            <text:p>0.370270858</text:p>
          </table:table-cell>
          <table:table-cell office:value-type="float" office:value="0.00936556312426699" calcext:value-type="float">
            <text:p>0.0093655631</text:p>
          </table:table-cell>
          <table:table-cell office:value-type="float" office:value="0" calcext:value-type="float">
            <text:p>0</text:p>
          </table:table-cell>
          <table:table-cell office:value-type="float" office:value="0.0104814760808473" calcext:value-type="float">
            <text:p>0.0104814761</text:p>
          </table:table-cell>
          <table:table-cell/>
          <table:table-cell table:formula="of:=FIND(&quot;of &quot;;[.A115])" office:value-type="float" office:value="9" calcext:value-type="float">
            <text:p>9</text:p>
          </table:table-cell>
          <table:table-cell table:formula="of:=VALUE(REPLACE([.A115];1;[.I115]+2;&quot;&quot;))" office:value-type="float" office:value="55000" calcext:value-type="float">
            <text:p>55000</text:p>
          </table:table-cell>
          <table:table-cell table:formula="of:=[.B115]*1000" office:value-type="float" office:value="364.219374922717" calcext:value-type="float">
            <text:p>364.2193749227</text:p>
          </table:table-cell>
          <table:table-cell/>
        </table:table-row>
        <table:table-row table:style-name="ro1">
          <table:table-cell office:value-type="string" calcext:value-type="string">
            <text:p>find 20 of 57500</text:p>
          </table:table-cell>
          <table:table-cell office:value-type="float" office:value="0.389010855110276" calcext:value-type="float">
            <text:p>0.3890108551</text:p>
          </table:table-cell>
          <table:table-cell office:value-type="float" office:value="0.378433308358651" calcext:value-type="float">
            <text:p>0.3784333084</text:p>
          </table:table-cell>
          <table:table-cell office:value-type="float" office:value="0.39691578808373" calcext:value-type="float">
            <text:p>0.3969157881</text:p>
          </table:table-cell>
          <table:table-cell office:value-type="float" office:value="0.012062835107266" calcext:value-type="float">
            <text:p>0.0120628351</text:p>
          </table:table-cell>
          <table:table-cell office:value-type="float" office:value="0" calcext:value-type="float">
            <text:p>0</text:p>
          </table:table-cell>
          <table:table-cell office:value-type="float" office:value="0.0136917455404487" calcext:value-type="float">
            <text:p>0.0136917455</text:p>
          </table:table-cell>
          <table:table-cell/>
          <table:table-cell table:formula="of:=FIND(&quot;of &quot;;[.A116])" office:value-type="float" office:value="9" calcext:value-type="float">
            <text:p>9</text:p>
          </table:table-cell>
          <table:table-cell table:formula="of:=VALUE(REPLACE([.A116];1;[.I116]+2;&quot;&quot;))" office:value-type="float" office:value="57500" calcext:value-type="float">
            <text:p>57500</text:p>
          </table:table-cell>
          <table:table-cell table:formula="of:=[.B116]*1000" office:value-type="float" office:value="389.010855110276" calcext:value-type="float">
            <text:p>389.0108551103</text:p>
          </table:table-cell>
          <table:table-cell/>
        </table:table-row>
        <table:table-row table:style-name="ro1">
          <table:table-cell office:value-type="string" calcext:value-type="string">
            <text:p>find 20 of 60000</text:p>
          </table:table-cell>
          <table:table-cell office:value-type="float" office:value="0.413910003437549" calcext:value-type="float">
            <text:p>0.4139100034</text:p>
          </table:table-cell>
          <table:table-cell office:value-type="float" office:value="0.406097048397057" calcext:value-type="float">
            <text:p>0.4060970484</text:p>
          </table:table-cell>
          <table:table-cell office:value-type="float" office:value="0.418338226384592" calcext:value-type="float">
            <text:p>0.4183382264</text:p>
          </table:table-cell>
          <table:table-cell office:value-type="float" office:value="0.00694490204841014" calcext:value-type="float">
            <text:p>0.006944902</text:p>
          </table:table-cell>
          <table:table-cell office:value-type="float" office:value="0" calcext:value-type="float">
            <text:p>0</text:p>
          </table:table-cell>
          <table:table-cell office:value-type="float" office:value="0.00766990713152054" calcext:value-type="float">
            <text:p>0.0076699071</text:p>
          </table:table-cell>
          <table:table-cell/>
          <table:table-cell table:formula="of:=FIND(&quot;of &quot;;[.A117])" office:value-type="float" office:value="9" calcext:value-type="float">
            <text:p>9</text:p>
          </table:table-cell>
          <table:table-cell table:formula="of:=VALUE(REPLACE([.A117];1;[.I117]+2;&quot;&quot;))" office:value-type="float" office:value="60000" calcext:value-type="float">
            <text:p>60000</text:p>
          </table:table-cell>
          <table:table-cell table:formula="of:=[.B117]*1000" office:value-type="float" office:value="413.910003437549" calcext:value-type="float">
            <text:p>413.9100034375</text:p>
          </table:table-cell>
          <table:table-cell/>
        </table:table-row>
        <table:table-row table:style-name="ro1">
          <table:table-cell office:value-type="string" calcext:value-type="string">
            <text:p>find 20 of 62500</text:p>
          </table:table-cell>
          <table:table-cell office:value-type="float" office:value="0.437079231620525" calcext:value-type="float">
            <text:p>0.4370792316</text:p>
          </table:table-cell>
          <table:table-cell office:value-type="float" office:value="0.412591144194301" calcext:value-type="float">
            <text:p>0.4125911442</text:p>
          </table:table-cell>
          <table:table-cell office:value-type="float" office:value="0.452973521015501" calcext:value-type="float">
            <text:p>0.452973521</text:p>
          </table:table-cell>
          <table:table-cell office:value-type="float" office:value="0.0238677284463246" calcext:value-type="float">
            <text:p>0.0238677284</text:p>
          </table:table-cell>
          <table:table-cell office:value-type="float" office:value="0" calcext:value-type="float">
            <text:p>0</text:p>
          </table:table-cell>
          <table:table-cell office:value-type="float" office:value="0.0275297167823016" calcext:value-type="float">
            <text:p>0.0275297168</text:p>
          </table:table-cell>
          <table:table-cell/>
          <table:table-cell table:formula="of:=FIND(&quot;of &quot;;[.A118])" office:value-type="float" office:value="9" calcext:value-type="float">
            <text:p>9</text:p>
          </table:table-cell>
          <table:table-cell table:formula="of:=VALUE(REPLACE([.A118];1;[.I118]+2;&quot;&quot;))" office:value-type="float" office:value="62500" calcext:value-type="float">
            <text:p>62500</text:p>
          </table:table-cell>
          <table:table-cell table:formula="of:=[.B118]*1000" office:value-type="float" office:value="437.079231620525" calcext:value-type="float">
            <text:p>437.0792316205</text:p>
          </table:table-cell>
          <table:table-cell/>
        </table:table-row>
        <table:table-row table:style-name="ro1">
          <table:table-cell office:value-type="string" calcext:value-type="string">
            <text:p>find 20 of 65000</text:p>
          </table:table-cell>
          <table:table-cell office:value-type="float" office:value="0.461236877541877" calcext:value-type="float">
            <text:p>0.4612368775</text:p>
          </table:table-cell>
          <table:table-cell office:value-type="float" office:value="0.447671745684637" calcext:value-type="float">
            <text:p>0.4476717457</text:p>
          </table:table-cell>
          <table:table-cell office:value-type="float" office:value="0.469263671766447" calcext:value-type="float">
            <text:p>0.4692636718</text:p>
          </table:table-cell>
          <table:table-cell office:value-type="float" office:value="0.0123264974019472" calcext:value-type="float">
            <text:p>0.0123264974</text:p>
          </table:table-cell>
          <table:table-cell office:value-type="float" office:value="0" calcext:value-type="float">
            <text:p>0</text:p>
          </table:table-cell>
          <table:table-cell office:value-type="float" office:value="0.013902815418855" calcext:value-type="float">
            <text:p>0.0139028154</text:p>
          </table:table-cell>
          <table:table-cell/>
          <table:table-cell table:formula="of:=FIND(&quot;of &quot;;[.A119])" office:value-type="float" office:value="9" calcext:value-type="float">
            <text:p>9</text:p>
          </table:table-cell>
          <table:table-cell table:formula="of:=VALUE(REPLACE([.A119];1;[.I119]+2;&quot;&quot;))" office:value-type="float" office:value="65000" calcext:value-type="float">
            <text:p>65000</text:p>
          </table:table-cell>
          <table:table-cell table:formula="of:=[.B119]*1000" office:value-type="float" office:value="461.236877541877" calcext:value-type="float">
            <text:p>461.2368775419</text:p>
          </table:table-cell>
          <table:table-cell/>
        </table:table-row>
        <table:table-row table:style-name="ro1">
          <table:table-cell office:value-type="string" calcext:value-type="string">
            <text:p>find 20 of 67500</text:p>
          </table:table-cell>
          <table:table-cell office:value-type="float" office:value="0.488613857577598" calcext:value-type="float">
            <text:p>0.4886138576</text:p>
          </table:table-cell>
          <table:table-cell office:value-type="float" office:value="0.47288746785314" calcext:value-type="float">
            <text:p>0.4728874679</text:p>
          </table:table-cell>
          <table:table-cell office:value-type="float" office:value="0.500864131274929" calcext:value-type="float">
            <text:p>0.5008641313</text:p>
          </table:table-cell>
          <table:table-cell office:value-type="float" office:value="0.0189395788409548" calcext:value-type="float">
            <text:p>0.0189395788</text:p>
          </table:table-cell>
          <table:table-cell office:value-type="float" office:value="0" calcext:value-type="float">
            <text:p>0</text:p>
          </table:table-cell>
          <table:table-cell office:value-type="float" office:value="0.0212180964504017" calcext:value-type="float">
            <text:p>0.0212180965</text:p>
          </table:table-cell>
          <table:table-cell/>
          <table:table-cell table:formula="of:=FIND(&quot;of &quot;;[.A120])" office:value-type="float" office:value="9" calcext:value-type="float">
            <text:p>9</text:p>
          </table:table-cell>
          <table:table-cell table:formula="of:=VALUE(REPLACE([.A120];1;[.I120]+2;&quot;&quot;))" office:value-type="float" office:value="67500" calcext:value-type="float">
            <text:p>67500</text:p>
          </table:table-cell>
          <table:table-cell table:formula="of:=[.B120]*1000" office:value-type="float" office:value="488.613857577598" calcext:value-type="float">
            <text:p>488.6138575776</text:p>
          </table:table-cell>
          <table:table-cell/>
        </table:table-row>
        <table:table-row table:style-name="ro1">
          <table:table-cell office:value-type="string" calcext:value-type="string">
            <text:p>find 20 of 70000</text:p>
          </table:table-cell>
          <table:table-cell office:value-type="float" office:value="0.499234449681404" calcext:value-type="float">
            <text:p>0.4992344497</text:p>
          </table:table-cell>
          <table:table-cell office:value-type="float" office:value="0.498271222835753" calcext:value-type="float">
            <text:p>0.4982712228</text:p>
          </table:table-cell>
          <table:table-cell office:value-type="float" office:value="0.499962330152855" calcext:value-type="float">
            <text:p>0.4999623302</text:p>
          </table:table-cell>
          <table:table-cell office:value-type="float" office:value="0.00111430767756747" calcext:value-type="float">
            <text:p>0.0011143077</text:p>
          </table:table-cell>
          <table:table-cell office:value-type="float" office:value="0" calcext:value-type="float">
            <text:p>0</text:p>
          </table:table-cell>
          <table:table-cell office:value-type="float" office:value="0.00126072595839023" calcext:value-type="float">
            <text:p>0.001260726</text:p>
          </table:table-cell>
          <table:table-cell/>
          <table:table-cell table:formula="of:=FIND(&quot;of &quot;;[.A121])" office:value-type="float" office:value="9" calcext:value-type="float">
            <text:p>9</text:p>
          </table:table-cell>
          <table:table-cell table:formula="of:=VALUE(REPLACE([.A121];1;[.I121]+2;&quot;&quot;))" office:value-type="float" office:value="70000" calcext:value-type="float">
            <text:p>70000</text:p>
          </table:table-cell>
          <table:table-cell table:formula="of:=[.B121]*1000" office:value-type="float" office:value="499.234449681404" calcext:value-type="float">
            <text:p>499.2344496814</text:p>
          </table:table-cell>
          <table:table-cell/>
        </table:table-row>
        <table:table-row table:style-name="ro1">
          <table:table-cell office:value-type="string" calcext:value-type="string">
            <text:p>find 20 of 72500</text:p>
          </table:table-cell>
          <table:table-cell office:value-type="float" office:value="0.51827018168635" calcext:value-type="float">
            <text:p>0.5182701817</text:p>
          </table:table-cell>
          <table:table-cell office:value-type="float" office:value="0.504417007225176" calcext:value-type="float">
            <text:p>0.5044170072</text:p>
          </table:table-cell>
          <table:table-cell office:value-type="float" office:value="0.530223851420837" calcext:value-type="float">
            <text:p>0.5302238514</text:p>
          </table:table-cell>
          <table:table-cell office:value-type="float" office:value="0.0192711405603801" calcext:value-type="float">
            <text:p>0.0192711406</text:p>
          </table:table-cell>
          <table:table-cell office:value-type="float" office:value="0" calcext:value-type="float">
            <text:p>0</text:p>
          </table:table-cell>
          <table:table-cell office:value-type="float" office:value="0.0207043633170297" calcext:value-type="float">
            <text:p>0.0207043633</text:p>
          </table:table-cell>
          <table:table-cell/>
          <table:table-cell table:formula="of:=FIND(&quot;of &quot;;[.A122])" office:value-type="float" office:value="9" calcext:value-type="float">
            <text:p>9</text:p>
          </table:table-cell>
          <table:table-cell table:formula="of:=VALUE(REPLACE([.A122];1;[.I122]+2;&quot;&quot;))" office:value-type="float" office:value="72500" calcext:value-type="float">
            <text:p>72500</text:p>
          </table:table-cell>
          <table:table-cell table:formula="of:=[.B122]*1000" office:value-type="float" office:value="518.27018168635" calcext:value-type="float">
            <text:p>518.2701816864</text:p>
          </table:table-cell>
          <table:table-cell/>
        </table:table-row>
        <table:table-row table:style-name="ro1">
          <table:table-cell office:value-type="string" calcext:value-type="string">
            <text:p>find 20 of 75000</text:p>
          </table:table-cell>
          <table:table-cell office:value-type="float" office:value="0.539103257386109" calcext:value-type="float">
            <text:p>0.5391032574</text:p>
          </table:table-cell>
          <table:table-cell office:value-type="float" office:value="0.535083229594164" calcext:value-type="float">
            <text:p>0.5350832296</text:p>
          </table:table-cell>
          <table:table-cell office:value-type="float" office:value="0.54099759558332" calcext:value-type="float">
            <text:p>0.5409975956</text:p>
          </table:table-cell>
          <table:table-cell office:value-type="float" office:value="0.0034986990998892" calcext:value-type="float">
            <text:p>0.0034986991</text:p>
          </table:table-cell>
          <table:table-cell office:value-type="float" office:value="0" calcext:value-type="float">
            <text:p>0</text:p>
          </table:table-cell>
          <table:table-cell office:value-type="float" office:value="0.0036818023792006" calcext:value-type="float">
            <text:p>0.0036818024</text:p>
          </table:table-cell>
          <table:table-cell/>
          <table:table-cell table:formula="of:=FIND(&quot;of &quot;;[.A123])" office:value-type="float" office:value="9" calcext:value-type="float">
            <text:p>9</text:p>
          </table:table-cell>
          <table:table-cell table:formula="of:=VALUE(REPLACE([.A123];1;[.I123]+2;&quot;&quot;))" office:value-type="float" office:value="75000" calcext:value-type="float">
            <text:p>75000</text:p>
          </table:table-cell>
          <table:table-cell table:formula="of:=[.B123]*1000" office:value-type="float" office:value="539.103257386109" calcext:value-type="float">
            <text:p>539.1032573861</text:p>
          </table:table-cell>
          <table:table-cell/>
        </table:table-row>
        <table:table-row table:style-name="ro1">
          <table:table-cell office:value-type="string" calcext:value-type="string">
            <text:p>find 20 of 77500</text:p>
          </table:table-cell>
          <table:table-cell office:value-type="float" office:value="0.548791694532813" calcext:value-type="float">
            <text:p>0.5487916945</text:p>
          </table:table-cell>
          <table:table-cell office:value-type="float" office:value="0.540173530941537" calcext:value-type="float">
            <text:p>0.5401735309</text:p>
          </table:table-cell>
          <table:table-cell office:value-type="float" office:value="0.554062997303293" calcext:value-type="float">
            <text:p>0.5540629973</text:p>
          </table:table-cell>
          <table:table-cell office:value-type="float" office:value="0.00800233594673049" calcext:value-type="float">
            <text:p>0.0080023359</text:p>
          </table:table-cell>
          <table:table-cell office:value-type="float" office:value="0" calcext:value-type="float">
            <text:p>0</text:p>
          </table:table-cell>
          <table:table-cell office:value-type="float" office:value="0.00913016422055047" calcext:value-type="float">
            <text:p>0.0091301642</text:p>
          </table:table-cell>
          <table:table-cell/>
          <table:table-cell table:formula="of:=FIND(&quot;of &quot;;[.A124])" office:value-type="float" office:value="9" calcext:value-type="float">
            <text:p>9</text:p>
          </table:table-cell>
          <table:table-cell table:formula="of:=VALUE(REPLACE([.A124];1;[.I124]+2;&quot;&quot;))" office:value-type="float" office:value="77500" calcext:value-type="float">
            <text:p>77500</text:p>
          </table:table-cell>
          <table:table-cell table:formula="of:=[.B124]*1000" office:value-type="float" office:value="548.791694532813" calcext:value-type="float">
            <text:p>548.7916945328</text:p>
          </table:table-cell>
          <table:table-cell/>
        </table:table-row>
        <table:table-row table:style-name="ro1">
          <table:table-cell office:value-type="string" calcext:value-type="string">
            <text:p>find 20 of 80000</text:p>
          </table:table-cell>
          <table:table-cell office:value-type="float" office:value="0.605502505955226" calcext:value-type="float">
            <text:p>0.605502506</text:p>
          </table:table-cell>
          <table:table-cell office:value-type="float" office:value="0.581086536417423" calcext:value-type="float">
            <text:p>0.5810865364</text:p>
          </table:table-cell>
          <table:table-cell office:value-type="float" office:value="0.623414587771207" calcext:value-type="float">
            <text:p>0.6234145878</text:p>
          </table:table-cell>
          <table:table-cell office:value-type="float" office:value="0.0272017496579852" calcext:value-type="float">
            <text:p>0.0272017497</text:p>
          </table:table-cell>
          <table:table-cell office:value-type="float" office:value="0" calcext:value-type="float">
            <text:p>0</text:p>
          </table:table-cell>
          <table:table-cell office:value-type="float" office:value="0.0310246357746097" calcext:value-type="float">
            <text:p>0.0310246358</text:p>
          </table:table-cell>
          <table:table-cell/>
          <table:table-cell table:formula="of:=FIND(&quot;of &quot;;[.A125])" office:value-type="float" office:value="9" calcext:value-type="float">
            <text:p>9</text:p>
          </table:table-cell>
          <table:table-cell table:formula="of:=VALUE(REPLACE([.A125];1;[.I125]+2;&quot;&quot;))" office:value-type="float" office:value="80000" calcext:value-type="float">
            <text:p>80000</text:p>
          </table:table-cell>
          <table:table-cell table:formula="of:=[.B125]*1000" office:value-type="float" office:value="605.502505955226" calcext:value-type="float">
            <text:p>605.5025059552</text:p>
          </table:table-cell>
          <table:table-cell/>
        </table:table-row>
        <table:table-row table:style-name="ro1">
          <table:table-cell office:value-type="string" calcext:value-type="string">
            <text:p>find 20 of 82500</text:p>
          </table:table-cell>
          <table:table-cell office:value-type="float" office:value="0.651464154278023" calcext:value-type="float">
            <text:p>0.6514641543</text:p>
          </table:table-cell>
          <table:table-cell office:value-type="float" office:value="0.630594444895976" calcext:value-type="float">
            <text:p>0.6305944449</text:p>
          </table:table-cell>
          <table:table-cell office:value-type="float" office:value="0.662606165728744" calcext:value-type="float">
            <text:p>0.6626061657</text:p>
          </table:table-cell>
          <table:table-cell office:value-type="float" office:value="0.0181977804529401" calcext:value-type="float">
            <text:p>0.0181977805</text:p>
          </table:table-cell>
          <table:table-cell office:value-type="float" office:value="0" calcext:value-type="float">
            <text:p>0</text:p>
          </table:table-cell>
          <table:table-cell office:value-type="float" office:value="0.0192985299311618" calcext:value-type="float">
            <text:p>0.0192985299</text:p>
          </table:table-cell>
          <table:table-cell/>
          <table:table-cell table:formula="of:=FIND(&quot;of &quot;;[.A126])" office:value-type="float" office:value="9" calcext:value-type="float">
            <text:p>9</text:p>
          </table:table-cell>
          <table:table-cell table:formula="of:=VALUE(REPLACE([.A126];1;[.I126]+2;&quot;&quot;))" office:value-type="float" office:value="82500" calcext:value-type="float">
            <text:p>82500</text:p>
          </table:table-cell>
          <table:table-cell table:formula="of:=[.B126]*1000" office:value-type="float" office:value="651.464154278023" calcext:value-type="float">
            <text:p>651.464154278</text:p>
          </table:table-cell>
          <table:table-cell/>
        </table:table-row>
        <table:table-row table:style-name="ro1">
          <table:table-cell office:value-type="string" calcext:value-type="string">
            <text:p>find 20 of 85000</text:p>
          </table:table-cell>
          <table:table-cell office:value-type="float" office:value="0.631132749844205" calcext:value-type="float">
            <text:p>0.6311327498</text:p>
          </table:table-cell>
          <table:table-cell office:value-type="float" office:value="0.60952183225774" calcext:value-type="float">
            <text:p>0.6095218323</text:p>
          </table:table-cell>
          <table:table-cell office:value-type="float" office:value="0.645629261711048" calcext:value-type="float">
            <text:p>0.6456292617</text:p>
          </table:table-cell>
          <table:table-cell office:value-type="float" office:value="0.0217460036403612" calcext:value-type="float">
            <text:p>0.0217460036</text:p>
          </table:table-cell>
          <table:table-cell office:value-type="float" office:value="0" calcext:value-type="float">
            <text:p>0</text:p>
          </table:table-cell>
          <table:table-cell office:value-type="float" office:value="0.0251086950858967" calcext:value-type="float">
            <text:p>0.0251086951</text:p>
          </table:table-cell>
          <table:table-cell/>
          <table:table-cell table:formula="of:=FIND(&quot;of &quot;;[.A127])" office:value-type="float" office:value="9" calcext:value-type="float">
            <text:p>9</text:p>
          </table:table-cell>
          <table:table-cell table:formula="of:=VALUE(REPLACE([.A127];1;[.I127]+2;&quot;&quot;))" office:value-type="float" office:value="85000" calcext:value-type="float">
            <text:p>85000</text:p>
          </table:table-cell>
          <table:table-cell table:formula="of:=[.B127]*1000" office:value-type="float" office:value="631.132749844205" calcext:value-type="float">
            <text:p>631.1327498442</text:p>
          </table:table-cell>
          <table:table-cell/>
        </table:table-row>
        <table:table-row table:style-name="ro1">
          <table:table-cell office:value-type="string" calcext:value-type="string">
            <text:p>find 20 of 87500</text:p>
          </table:table-cell>
          <table:table-cell office:value-type="float" office:value="0.663256151899532" calcext:value-type="float">
            <text:p>0.6632561519</text:p>
          </table:table-cell>
          <table:table-cell office:value-type="float" office:value="0.649865962893623" calcext:value-type="float">
            <text:p>0.6498659629</text:p>
          </table:table-cell>
          <table:table-cell office:value-type="float" office:value="0.670852722390068" calcext:value-type="float">
            <text:p>0.6708527224</text:p>
          </table:table-cell>
          <table:table-cell office:value-type="float" office:value="0.0119074263304942" calcext:value-type="float">
            <text:p>0.0119074263</text:p>
          </table:table-cell>
          <table:table-cell office:value-type="float" office:value="0" calcext:value-type="float">
            <text:p>0</text:p>
          </table:table-cell>
          <table:table-cell office:value-type="float" office:value="0.0131576460528864" calcext:value-type="float">
            <text:p>0.0131576461</text:p>
          </table:table-cell>
          <table:table-cell/>
          <table:table-cell table:formula="of:=FIND(&quot;of &quot;;[.A128])" office:value-type="float" office:value="9" calcext:value-type="float">
            <text:p>9</text:p>
          </table:table-cell>
          <table:table-cell table:formula="of:=VALUE(REPLACE([.A128];1;[.I128]+2;&quot;&quot;))" office:value-type="float" office:value="87500" calcext:value-type="float">
            <text:p>87500</text:p>
          </table:table-cell>
          <table:table-cell table:formula="of:=[.B128]*1000" office:value-type="float" office:value="663.256151899532" calcext:value-type="float">
            <text:p>663.2561518995</text:p>
          </table:table-cell>
          <table:table-cell/>
        </table:table-row>
        <table:table-row table:style-name="ro1">
          <table:table-cell office:value-type="string" calcext:value-type="string">
            <text:p>find 20 of 90000</text:p>
          </table:table-cell>
          <table:table-cell office:value-type="float" office:value="0.679038642941578" calcext:value-type="float">
            <text:p>0.6790386429</text:p>
          </table:table-cell>
          <table:table-cell office:value-type="float" office:value="0.657097770229834" calcext:value-type="float">
            <text:p>0.6570977702</text:p>
          </table:table-cell>
          <table:table-cell office:value-type="float" office:value="0.691787738501926" calcext:value-type="float">
            <text:p>0.6917877385</text:p>
          </table:table-cell>
          <table:table-cell office:value-type="float" office:value="0.0197363643715285" calcext:value-type="float">
            <text:p>0.0197363644</text:p>
          </table:table-cell>
          <table:table-cell office:value-type="float" office:value="0" calcext:value-type="float">
            <text:p>0</text:p>
          </table:table-cell>
          <table:table-cell office:value-type="float" office:value="0.0220820812610748" calcext:value-type="float">
            <text:p>0.0220820813</text:p>
          </table:table-cell>
          <table:table-cell/>
          <table:table-cell table:formula="of:=FIND(&quot;of &quot;;[.A129])" office:value-type="float" office:value="9" calcext:value-type="float">
            <text:p>9</text:p>
          </table:table-cell>
          <table:table-cell table:formula="of:=VALUE(REPLACE([.A129];1;[.I129]+2;&quot;&quot;))" office:value-type="float" office:value="90000" calcext:value-type="float">
            <text:p>90000</text:p>
          </table:table-cell>
          <table:table-cell table:formula="of:=[.B129]*1000" office:value-type="float" office:value="679.038642941578" calcext:value-type="float">
            <text:p>679.0386429416</text:p>
          </table:table-cell>
          <table:table-cell/>
        </table:table-row>
        <table:table-row table:style-name="ro1">
          <table:table-cell office:value-type="string" calcext:value-type="string">
            <text:p>find 20 of 92500</text:p>
          </table:table-cell>
          <table:table-cell office:value-type="float" office:value="0.73064884356543" calcext:value-type="float">
            <text:p>0.7306488436</text:p>
          </table:table-cell>
          <table:table-cell office:value-type="float" office:value="0.694679470688278" calcext:value-type="float">
            <text:p>0.6946794707</text:p>
          </table:table-cell>
          <table:table-cell office:value-type="float" office:value="0.753379355144374" calcext:value-type="float">
            <text:p>0.7533793551</text:p>
          </table:table-cell>
          <table:table-cell office:value-type="float" office:value="0.0342498546748488" calcext:value-type="float">
            <text:p>0.0342498547</text:p>
          </table:table-cell>
          <table:table-cell office:value-type="float" office:value="0" calcext:value-type="float">
            <text:p>0</text:p>
          </table:table-cell>
          <table:table-cell office:value-type="float" office:value="0.0393704009367641" calcext:value-type="float">
            <text:p>0.0393704009</text:p>
          </table:table-cell>
          <table:table-cell/>
          <table:table-cell table:formula="of:=FIND(&quot;of &quot;;[.A130])" office:value-type="float" office:value="9" calcext:value-type="float">
            <text:p>9</text:p>
          </table:table-cell>
          <table:table-cell table:formula="of:=VALUE(REPLACE([.A130];1;[.I130]+2;&quot;&quot;))" office:value-type="float" office:value="92500" calcext:value-type="float">
            <text:p>92500</text:p>
          </table:table-cell>
          <table:table-cell table:formula="of:=[.B130]*1000" office:value-type="float" office:value="730.64884356543" calcext:value-type="float">
            <text:p>730.6488435654</text:p>
          </table:table-cell>
          <table:table-cell/>
        </table:table-row>
        <table:table-row table:style-name="ro1">
          <table:table-cell office:value-type="string" calcext:value-type="string">
            <text:p>find 20 of 95000</text:p>
          </table:table-cell>
          <table:table-cell office:value-type="float" office:value="0.760490794032649" calcext:value-type="float">
            <text:p>0.760490794</text:p>
          </table:table-cell>
          <table:table-cell office:value-type="float" office:value="0.748280565398161" calcext:value-type="float">
            <text:p>0.7482805654</text:p>
          </table:table-cell>
          <table:table-cell office:value-type="float" office:value="0.768351314987682" calcext:value-type="float">
            <text:p>0.768351315</text:p>
          </table:table-cell>
          <table:table-cell office:value-type="float" office:value="0.0118131424547324" calcext:value-type="float">
            <text:p>0.0118131425</text:p>
          </table:table-cell>
          <table:table-cell office:value-type="float" office:value="0" calcext:value-type="float">
            <text:p>0</text:p>
          </table:table-cell>
          <table:table-cell office:value-type="float" office:value="0.0136148216680773" calcext:value-type="float">
            <text:p>0.0136148217</text:p>
          </table:table-cell>
          <table:table-cell/>
          <table:table-cell table:formula="of:=FIND(&quot;of &quot;;[.A131])" office:value-type="float" office:value="9" calcext:value-type="float">
            <text:p>9</text:p>
          </table:table-cell>
          <table:table-cell table:formula="of:=VALUE(REPLACE([.A131];1;[.I131]+2;&quot;&quot;))" office:value-type="float" office:value="95000" calcext:value-type="float">
            <text:p>95000</text:p>
          </table:table-cell>
          <table:table-cell table:formula="of:=[.B131]*1000" office:value-type="float" office:value="760.490794032649" calcext:value-type="float">
            <text:p>760.4907940326</text:p>
          </table:table-cell>
          <table:table-cell/>
        </table:table-row>
        <table:table-row table:style-name="ro1">
          <table:table-cell office:value-type="string" calcext:value-type="string">
            <text:p>find 20 of 97500</text:p>
          </table:table-cell>
          <table:table-cell office:value-type="float" office:value="0.769209806869135" calcext:value-type="float">
            <text:p>0.7692098069</text:p>
          </table:table-cell>
          <table:table-cell office:value-type="float" office:value="0.742503607847609" calcext:value-type="float">
            <text:p>0.7425036078</text:p>
          </table:table-cell>
          <table:table-cell office:value-type="float" office:value="0.787723682446229" calcext:value-type="float">
            <text:p>0.7877236824</text:p>
          </table:table-cell>
          <table:table-cell office:value-type="float" office:value="0.0278319651856353" calcext:value-type="float">
            <text:p>0.0278319652</text:p>
          </table:table-cell>
          <table:table-cell office:value-type="float" office:value="0" calcext:value-type="float">
            <text:p>0</text:p>
          </table:table-cell>
          <table:table-cell office:value-type="float" office:value="0.0320669731445365" calcext:value-type="float">
            <text:p>0.0320669731</text:p>
          </table:table-cell>
          <table:table-cell/>
          <table:table-cell table:formula="of:=FIND(&quot;of &quot;;[.A132])" office:value-type="float" office:value="9" calcext:value-type="float">
            <text:p>9</text:p>
          </table:table-cell>
          <table:table-cell table:formula="of:=VALUE(REPLACE([.A132];1;[.I132]+2;&quot;&quot;))" office:value-type="float" office:value="97500" calcext:value-type="float">
            <text:p>97500</text:p>
          </table:table-cell>
          <table:table-cell table:formula="of:=[.B132]*1000" office:value-type="float" office:value="769.209806869135" calcext:value-type="float">
            <text:p>769.2098068691</text:p>
          </table:table-cell>
          <table:table-cell/>
        </table:table-row>
        <table:table-row table:style-name="ro1">
          <table:table-cell office:value-type="string" calcext:value-type="string">
            <text:p>find 20 of 100000</text:p>
          </table:table-cell>
          <table:table-cell office:value-type="float" office:value="0.79249460336516" calcext:value-type="float">
            <text:p>0.7924946034</text:p>
          </table:table-cell>
          <table:table-cell office:value-type="float" office:value="0.781617108410571" calcext:value-type="float">
            <text:p>0.7816171084</text:p>
          </table:table-cell>
          <table:table-cell office:value-type="float" office:value="0.798719508375182" calcext:value-type="float">
            <text:p>0.7987195084</text:p>
          </table:table-cell>
          <table:table-cell office:value-type="float" office:value="0.0097109379238934" calcext:value-type="float">
            <text:p>0.0097109379</text:p>
          </table:table-cell>
          <table:table-cell office:value-type="float" office:value="0" calcext:value-type="float">
            <text:p>0</text:p>
          </table:table-cell>
          <table:table-cell office:value-type="float" office:value="0.0107818517496485" calcext:value-type="float">
            <text:p>0.0107818517</text:p>
          </table:table-cell>
          <table:table-cell/>
          <table:table-cell table:formula="of:=FIND(&quot;of &quot;;[.A133])" office:value-type="float" office:value="9" calcext:value-type="float">
            <text:p>9</text:p>
          </table:table-cell>
          <table:table-cell table:formula="of:=VALUE(REPLACE([.A133];1;[.I133]+2;&quot;&quot;))" office:value-type="float" office:value="100000" calcext:value-type="float">
            <text:p>100000</text:p>
          </table:table-cell>
          <table:table-cell table:formula="of:=[.B133]*1000" office:value-type="float" office:value="792.49460336516" calcext:value-type="float">
            <text:p>792.4946033652</text:p>
          </table:table-cell>
          <table:table-cell/>
        </table:table-row>
        <table:table-row table:style-name="ro1">
          <table:table-cell office:value-type="string" calcext:value-type="string">
            <text:p>numToFind &gt; totalNum</text:p>
          </table:table-cell>
          <table:table-cell office:value-type="float" office:value="0.000000000549830481755281" calcext:value-type="float">
            <text:p>5.49830481755281E-10</text:p>
          </table:table-cell>
          <table:table-cell office:value-type="float" office:value="0.000000000547842950131543" calcext:value-type="float">
            <text:p>5.47842950131543E-10</text:p>
          </table:table-cell>
          <table:table-cell office:value-type="float" office:value="0.000000000552068774611227" calcext:value-type="float">
            <text:p>5.52068774611227E-10</text:p>
          </table:table-cell>
          <table:table-cell office:value-type="float" office:value="0.00000000000698113943112089" calcext:value-type="float">
            <text:p>6.98113943112089E-12</text:p>
          </table:table-cell>
          <table:table-cell office:value-type="float" office:value="0.00000000000546105482684158" calcext:value-type="float">
            <text:p>5.46105482684158E-12</text:p>
          </table:table-cell>
          <table:table-cell office:value-type="float" office:value="0.00000000000973203633003444" calcext:value-type="float">
            <text:p>9.73203633003444E-12</text:p>
          </table:table-cell>
          <table:table-cell/>
          <table:table-cell table:formula="of:=FIND(&quot;of &quot;;[.A134])" office:value-type="string" office:string-value="" calcext:value-type="error">
            <text:p>#VALUE!</text:p>
          </table:table-cell>
          <table:table-cell table:formula="of:=VALUE(REPLACE([.A134];1;[.I134]+2;&quot;&quot;))" office:value-type="string" office:string-value="" calcext:value-type="error">
            <text:p>#VALUE!</text:p>
          </table:table-cell>
          <table:table-cell table:formula="of:=[.B134]*1000" office:value-type="float" office:value="0.000000549830481755281" calcext:value-type="float">
            <text:p>5.49830481755281E-07</text:p>
          </table:table-cell>
          <table:table-cell office:value-type="string" calcext:value-type="string">
            <text:p>Find 50</text:p>
          </table:table-cell>
        </table:table-row>
        <table:table-row table:style-name="ro1">
          <table:table-cell office:value-type="string" calcext:value-type="string">
            <text:p>find 50 of 2500</text:p>
          </table:table-cell>
          <table:table-cell office:value-type="float" office:value="0.0087862916611513" calcext:value-type="float">
            <text:p>0.0087862917</text:p>
          </table:table-cell>
          <table:table-cell office:value-type="float" office:value="0.00875913641925552" calcext:value-type="float">
            <text:p>0.0087591364</text:p>
          </table:table-cell>
          <table:table-cell office:value-type="float" office:value="0.0088215121138109" calcext:value-type="float">
            <text:p>0.0088215121</text:p>
          </table:table-cell>
          <table:table-cell office:value-type="float" office:value="0.0000882138624191976" calcext:value-type="float">
            <text:p>8.82138624191976E-05</text:p>
          </table:table-cell>
          <table:table-cell office:value-type="float" office:value="0.0000633710910163872" calcext:value-type="float">
            <text:p>6.33710910163872E-05</text:p>
          </table:table-cell>
          <table:table-cell office:value-type="float" office:value="0.00012829403876169" calcext:value-type="float">
            <text:p>0.000128294</text:p>
          </table:table-cell>
          <table:table-cell/>
          <table:table-cell table:formula="of:=FIND(&quot;of &quot;;[.A135])" office:value-type="float" office:value="9" calcext:value-type="float">
            <text:p>9</text:p>
          </table:table-cell>
          <table:table-cell table:formula="of:=VALUE(REPLACE([.A135];1;[.I135]+2;&quot;&quot;))" office:value-type="float" office:value="2500" calcext:value-type="float">
            <text:p>2500</text:p>
          </table:table-cell>
          <table:table-cell table:formula="of:=[.B135]*1000" office:value-type="float" office:value="8.7862916611513" calcext:value-type="float">
            <text:p>8.7862916612</text:p>
          </table:table-cell>
          <table:table-cell/>
        </table:table-row>
        <table:table-row table:style-name="ro1">
          <table:table-cell office:value-type="string" calcext:value-type="string">
            <text:p>find 50 of 5000</text:p>
          </table:table-cell>
          <table:table-cell office:value-type="float" office:value="0.0185941219227418" calcext:value-type="float">
            <text:p>0.0185941219</text:p>
          </table:table-cell>
          <table:table-cell office:value-type="float" office:value="0.0184824982296089" calcext:value-type="float">
            <text:p>0.0184824982</text:p>
          </table:table-cell>
          <table:table-cell office:value-type="float" office:value="0.0186842549658645" calcext:value-type="float">
            <text:p>0.018684255</text:p>
          </table:table-cell>
          <table:table-cell office:value-type="float" office:value="0.000246337892380649" calcext:value-type="float">
            <text:p>0.0002463379</text:p>
          </table:table-cell>
          <table:table-cell office:value-type="float" office:value="0.000179128544853146" calcext:value-type="float">
            <text:p>0.0001791285</text:p>
          </table:table-cell>
          <table:table-cell office:value-type="float" office:value="0.000353687429149878" calcext:value-type="float">
            <text:p>0.0003536874</text:p>
          </table:table-cell>
          <table:table-cell/>
          <table:table-cell table:formula="of:=FIND(&quot;of &quot;;[.A136])" office:value-type="float" office:value="9" calcext:value-type="float">
            <text:p>9</text:p>
          </table:table-cell>
          <table:table-cell table:formula="of:=VALUE(REPLACE([.A136];1;[.I136]+2;&quot;&quot;))" office:value-type="float" office:value="5000" calcext:value-type="float">
            <text:p>5000</text:p>
          </table:table-cell>
          <table:table-cell table:formula="of:=[.B136]*1000" office:value-type="float" office:value="18.5941219227418" calcext:value-type="float">
            <text:p>18.5941219227</text:p>
          </table:table-cell>
          <table:table-cell/>
        </table:table-row>
        <table:table-row table:style-name="ro1">
          <table:table-cell office:value-type="string" calcext:value-type="string">
            <text:p>find 50 of 7500</text:p>
          </table:table-cell>
          <table:table-cell office:value-type="float" office:value="0.0294820567674005" calcext:value-type="float">
            <text:p>0.0294820568</text:p>
          </table:table-cell>
          <table:table-cell office:value-type="float" office:value="0.029227149150221" calcext:value-type="float">
            <text:p>0.0292271492</text:p>
          </table:table-cell>
          <table:table-cell office:value-type="float" office:value="0.0297269015554935" calcext:value-type="float">
            <text:p>0.0297269016</text:p>
          </table:table-cell>
          <table:table-cell office:value-type="float" office:value="0.000515145612368604" calcext:value-type="float">
            <text:p>0.0005151456</text:p>
          </table:table-cell>
          <table:table-cell office:value-type="float" office:value="0.000416923566408603" calcext:value-type="float">
            <text:p>0.0004169236</text:p>
          </table:table-cell>
          <table:table-cell office:value-type="float" office:value="0.000709349927169471" calcext:value-type="float">
            <text:p>0.0007093499</text:p>
          </table:table-cell>
          <table:table-cell/>
          <table:table-cell table:formula="of:=FIND(&quot;of &quot;;[.A137])" office:value-type="float" office:value="9" calcext:value-type="float">
            <text:p>9</text:p>
          </table:table-cell>
          <table:table-cell table:formula="of:=VALUE(REPLACE([.A137];1;[.I137]+2;&quot;&quot;))" office:value-type="float" office:value="7500" calcext:value-type="float">
            <text:p>7500</text:p>
          </table:table-cell>
          <table:table-cell table:formula="of:=[.B137]*1000" office:value-type="float" office:value="29.4820567674005" calcext:value-type="float">
            <text:p>29.4820567674</text:p>
          </table:table-cell>
          <table:table-cell/>
        </table:table-row>
        <table:table-row table:style-name="ro1">
          <table:table-cell office:value-type="string" calcext:value-type="string">
            <text:p>find 50 of 10000</text:p>
          </table:table-cell>
          <table:table-cell office:value-type="float" office:value="0.0457864348075533" calcext:value-type="float">
            <text:p>0.0457864348</text:p>
          </table:table-cell>
          <table:table-cell office:value-type="float" office:value="0.0427785398637848" calcext:value-type="float">
            <text:p>0.0427785399</text:p>
          </table:table-cell>
          <table:table-cell office:value-type="float" office:value="0.0499698160821136" calcext:value-type="float">
            <text:p>0.0499698161</text:p>
          </table:table-cell>
          <table:table-cell office:value-type="float" office:value="0.00644194896071642" calcext:value-type="float">
            <text:p>0.006441949</text:p>
          </table:table-cell>
          <table:table-cell office:value-type="float" office:value="0.00412992707368246" calcext:value-type="float">
            <text:p>0.0041299271</text:p>
          </table:table-cell>
          <table:table-cell office:value-type="float" office:value="0.00750593456590595" calcext:value-type="float">
            <text:p>0.0075059346</text:p>
          </table:table-cell>
          <table:table-cell/>
          <table:table-cell table:formula="of:=FIND(&quot;of &quot;;[.A138])" office:value-type="float" office:value="9" calcext:value-type="float">
            <text:p>9</text:p>
          </table:table-cell>
          <table:table-cell table:formula="of:=VALUE(REPLACE([.A138];1;[.I138]+2;&quot;&quot;))" office:value-type="float" office:value="10000" calcext:value-type="float">
            <text:p>10000</text:p>
          </table:table-cell>
          <table:table-cell table:formula="of:=[.B138]*1000" office:value-type="float" office:value="45.7864348075533" calcext:value-type="float">
            <text:p>45.7864348076</text:p>
          </table:table-cell>
          <table:table-cell/>
        </table:table-row>
        <table:table-row table:style-name="ro1">
          <table:table-cell office:value-type="string" calcext:value-type="string">
            <text:p>find 50 of 12500</text:p>
          </table:table-cell>
          <table:table-cell office:value-type="float" office:value="0.0552471426985458" calcext:value-type="float">
            <text:p>0.0552471427</text:p>
          </table:table-cell>
          <table:table-cell office:value-type="float" office:value="0.0542692361054586" calcext:value-type="float">
            <text:p>0.0542692361</text:p>
          </table:table-cell>
          <table:table-cell office:value-type="float" office:value="0.05865247647565" calcext:value-type="float">
            <text:p>0.0586524765</text:p>
          </table:table-cell>
          <table:table-cell office:value-type="float" office:value="0.00306985864775294" calcext:value-type="float">
            <text:p>0.0030698586</text:p>
          </table:table-cell>
          <table:table-cell office:value-type="float" office:value="0.000399744832971216" calcext:value-type="float">
            <text:p>0.0003997448</text:p>
          </table:table-cell>
          <table:table-cell office:value-type="float" office:value="0.0054742102126617" calcext:value-type="float">
            <text:p>0.0054742102</text:p>
          </table:table-cell>
          <table:table-cell/>
          <table:table-cell table:formula="of:=FIND(&quot;of &quot;;[.A139])" office:value-type="float" office:value="9" calcext:value-type="float">
            <text:p>9</text:p>
          </table:table-cell>
          <table:table-cell table:formula="of:=VALUE(REPLACE([.A139];1;[.I139]+2;&quot;&quot;))" office:value-type="float" office:value="12500" calcext:value-type="float">
            <text:p>12500</text:p>
          </table:table-cell>
          <table:table-cell table:formula="of:=[.B139]*1000" office:value-type="float" office:value="55.2471426985458" calcext:value-type="float">
            <text:p>55.2471426985</text:p>
          </table:table-cell>
          <table:table-cell/>
        </table:table-row>
        <table:table-row table:style-name="ro1">
          <table:table-cell office:value-type="string" calcext:value-type="string">
            <text:p>find 50 of 15000</text:p>
          </table:table-cell>
          <table:table-cell office:value-type="float" office:value="0.0678731221681936" calcext:value-type="float">
            <text:p>0.0678731222</text:p>
          </table:table-cell>
          <table:table-cell office:value-type="float" office:value="0.0674486829091108" calcext:value-type="float">
            <text:p>0.0674486829</text:p>
          </table:table-cell>
          <table:table-cell office:value-type="float" office:value="0.0684887797669494" calcext:value-type="float">
            <text:p>0.0684887798</text:p>
          </table:table-cell>
          <table:table-cell office:value-type="float" office:value="0.000899743295660557" calcext:value-type="float">
            <text:p>0.0008997433</text:p>
          </table:table-cell>
          <table:table-cell office:value-type="float" office:value="0.000514726861395455" calcext:value-type="float">
            <text:p>0.0005147269</text:p>
          </table:table-cell>
          <table:table-cell office:value-type="float" office:value="0.00121817848367663" calcext:value-type="float">
            <text:p>0.0012181785</text:p>
          </table:table-cell>
          <table:table-cell/>
          <table:table-cell table:formula="of:=FIND(&quot;of &quot;;[.A140])" office:value-type="float" office:value="9" calcext:value-type="float">
            <text:p>9</text:p>
          </table:table-cell>
          <table:table-cell table:formula="of:=VALUE(REPLACE([.A140];1;[.I140]+2;&quot;&quot;))" office:value-type="float" office:value="15000" calcext:value-type="float">
            <text:p>15000</text:p>
          </table:table-cell>
          <table:table-cell table:formula="of:=[.B140]*1000" office:value-type="float" office:value="67.8731221681936" calcext:value-type="float">
            <text:p>67.8731221682</text:p>
          </table:table-cell>
          <table:table-cell/>
        </table:table-row>
        <table:table-row table:style-name="ro1">
          <table:table-cell office:value-type="string" calcext:value-type="string">
            <text:p>find 50 of 17500</text:p>
          </table:table-cell>
          <table:table-cell office:value-type="float" office:value="0.0826408794831539" calcext:value-type="float">
            <text:p>0.0826408795</text:p>
          </table:table-cell>
          <table:table-cell office:value-type="float" office:value="0.0818697019318754" calcext:value-type="float">
            <text:p>0.0818697019</text:p>
          </table:table-cell>
          <table:table-cell office:value-type="float" office:value="0.0834621422609015" calcext:value-type="float">
            <text:p>0.0834621423</text:p>
          </table:table-cell>
          <table:table-cell office:value-type="float" office:value="0.00130984816928243" calcext:value-type="float">
            <text:p>0.0013098482</text:p>
          </table:table-cell>
          <table:table-cell office:value-type="float" office:value="0.00100592109789683" calcext:value-type="float">
            <text:p>0.0010059211</text:p>
          </table:table-cell>
          <table:table-cell office:value-type="float" office:value="0.00188150546966707" calcext:value-type="float">
            <text:p>0.0018815055</text:p>
          </table:table-cell>
          <table:table-cell/>
          <table:table-cell table:formula="of:=FIND(&quot;of &quot;;[.A141])" office:value-type="float" office:value="9" calcext:value-type="float">
            <text:p>9</text:p>
          </table:table-cell>
          <table:table-cell table:formula="of:=VALUE(REPLACE([.A141];1;[.I141]+2;&quot;&quot;))" office:value-type="float" office:value="17500" calcext:value-type="float">
            <text:p>17500</text:p>
          </table:table-cell>
          <table:table-cell table:formula="of:=[.B141]*1000" office:value-type="float" office:value="82.6408794831539" calcext:value-type="float">
            <text:p>82.6408794832</text:p>
          </table:table-cell>
          <table:table-cell/>
        </table:table-row>
        <table:table-row table:style-name="ro1">
          <table:table-cell office:value-type="string" calcext:value-type="string">
            <text:p>find 50 of 20000</text:p>
          </table:table-cell>
          <table:table-cell office:value-type="float" office:value="0.0972305139304059" calcext:value-type="float">
            <text:p>0.0972305139</text:p>
          </table:table-cell>
          <table:table-cell office:value-type="float" office:value="0.0958939584883614" calcext:value-type="float">
            <text:p>0.0958939585</text:p>
          </table:table-cell>
          <table:table-cell office:value-type="float" office:value="0.0982726334679057" calcext:value-type="float">
            <text:p>0.0982726335</text:p>
          </table:table-cell>
          <table:table-cell office:value-type="float" office:value="0.00174769436482761" calcext:value-type="float">
            <text:p>0.0017476944</text:p>
          </table:table-cell>
          <table:table-cell office:value-type="float" office:value="0.00106903569606662" calcext:value-type="float">
            <text:p>0.0010690357</text:p>
          </table:table-cell>
          <table:table-cell office:value-type="float" office:value="0.00273985468483422" calcext:value-type="float">
            <text:p>0.0027398547</text:p>
          </table:table-cell>
          <table:table-cell/>
          <table:table-cell table:formula="of:=FIND(&quot;of &quot;;[.A142])" office:value-type="float" office:value="9" calcext:value-type="float">
            <text:p>9</text:p>
          </table:table-cell>
          <table:table-cell table:formula="of:=VALUE(REPLACE([.A142];1;[.I142]+2;&quot;&quot;))" office:value-type="float" office:value="20000" calcext:value-type="float">
            <text:p>20000</text:p>
          </table:table-cell>
          <table:table-cell table:formula="of:=[.B142]*1000" office:value-type="float" office:value="97.2305139304059" calcext:value-type="float">
            <text:p>97.2305139304</text:p>
          </table:table-cell>
          <table:table-cell/>
        </table:table-row>
        <table:table-row table:style-name="ro1">
          <table:table-cell office:value-type="string" calcext:value-type="string">
            <text:p>find 50 of 22500</text:p>
          </table:table-cell>
          <table:table-cell office:value-type="float" office:value="0.112713197858248" calcext:value-type="float">
            <text:p>0.1127131979</text:p>
          </table:table-cell>
          <table:table-cell office:value-type="float" office:value="0.11130915287901" calcext:value-type="float">
            <text:p>0.1113091529</text:p>
          </table:table-cell>
          <table:table-cell office:value-type="float" office:value="0.113573282794339" calcext:value-type="float">
            <text:p>0.1135732828</text:p>
          </table:table-cell>
          <table:table-cell office:value-type="float" office:value="0.00157728977514749" calcext:value-type="float">
            <text:p>0.0015772898</text:p>
          </table:table-cell>
          <table:table-cell office:value-type="float" office:value="0.000746100958142896" calcext:value-type="float">
            <text:p>0.000746101</text:p>
          </table:table-cell>
          <table:table-cell office:value-type="float" office:value="0.00247905358093844" calcext:value-type="float">
            <text:p>0.0024790536</text:p>
          </table:table-cell>
          <table:table-cell/>
          <table:table-cell table:formula="of:=FIND(&quot;of &quot;;[.A143])" office:value-type="float" office:value="9" calcext:value-type="float">
            <text:p>9</text:p>
          </table:table-cell>
          <table:table-cell table:formula="of:=VALUE(REPLACE([.A143];1;[.I143]+2;&quot;&quot;))" office:value-type="float" office:value="22500" calcext:value-type="float">
            <text:p>22500</text:p>
          </table:table-cell>
          <table:table-cell table:formula="of:=[.B143]*1000" office:value-type="float" office:value="112.713197858248" calcext:value-type="float">
            <text:p>112.7131978582</text:p>
          </table:table-cell>
          <table:table-cell/>
        </table:table-row>
        <table:table-row table:style-name="ro1">
          <table:table-cell office:value-type="string" calcext:value-type="string">
            <text:p>find 50 of 25000</text:p>
          </table:table-cell>
          <table:table-cell office:value-type="float" office:value="0.14061748189701" calcext:value-type="float">
            <text:p>0.1406174819</text:p>
          </table:table-cell>
          <table:table-cell office:value-type="float" office:value="0.137606453255357" calcext:value-type="float">
            <text:p>0.1376064533</text:p>
          </table:table-cell>
          <table:table-cell office:value-type="float" office:value="0.145559998767376" calcext:value-type="float">
            <text:p>0.1455599988</text:p>
          </table:table-cell>
          <table:table-cell office:value-type="float" office:value="0.00507320489041286" calcext:value-type="float">
            <text:p>0.0050732049</text:p>
          </table:table-cell>
          <table:table-cell office:value-type="float" office:value="0.00264676179455069" calcext:value-type="float">
            <text:p>0.0026467618</text:p>
          </table:table-cell>
          <table:table-cell office:value-type="float" office:value="0.00716765892794458" calcext:value-type="float">
            <text:p>0.0071676589</text:p>
          </table:table-cell>
          <table:table-cell/>
          <table:table-cell table:formula="of:=FIND(&quot;of &quot;;[.A144])" office:value-type="float" office:value="9" calcext:value-type="float">
            <text:p>9</text:p>
          </table:table-cell>
          <table:table-cell table:formula="of:=VALUE(REPLACE([.A144];1;[.I144]+2;&quot;&quot;))" office:value-type="float" office:value="25000" calcext:value-type="float">
            <text:p>25000</text:p>
          </table:table-cell>
          <table:table-cell table:formula="of:=[.B144]*1000" office:value-type="float" office:value="140.61748189701" calcext:value-type="float">
            <text:p>140.617481897</text:p>
          </table:table-cell>
          <table:table-cell/>
        </table:table-row>
        <table:table-row table:style-name="ro1">
          <table:table-cell office:value-type="string" calcext:value-type="string">
            <text:p>find 50 of 27500</text:p>
          </table:table-cell>
          <table:table-cell office:value-type="float" office:value="0.147888145526744" calcext:value-type="float">
            <text:p>0.1478881455</text:p>
          </table:table-cell>
          <table:table-cell office:value-type="float" office:value="0.146688581768118" calcext:value-type="float">
            <text:p>0.1466885818</text:p>
          </table:table-cell>
          <table:table-cell office:value-type="float" office:value="0.149512429645448" calcext:value-type="float">
            <text:p>0.1495124296</text:p>
          </table:table-cell>
          <table:table-cell office:value-type="float" office:value="0.00198394077006895" calcext:value-type="float">
            <text:p>0.0019839408</text:p>
          </table:table-cell>
          <table:table-cell office:value-type="float" office:value="0.00136748111438925" calcext:value-type="float">
            <text:p>0.0013674811</text:p>
          </table:table-cell>
          <table:table-cell office:value-type="float" office:value="0.00263957190088493" calcext:value-type="float">
            <text:p>0.0026395719</text:p>
          </table:table-cell>
          <table:table-cell/>
          <table:table-cell table:formula="of:=FIND(&quot;of &quot;;[.A145])" office:value-type="float" office:value="9" calcext:value-type="float">
            <text:p>9</text:p>
          </table:table-cell>
          <table:table-cell table:formula="of:=VALUE(REPLACE([.A145];1;[.I145]+2;&quot;&quot;))" office:value-type="float" office:value="27500" calcext:value-type="float">
            <text:p>27500</text:p>
          </table:table-cell>
          <table:table-cell table:formula="of:=[.B145]*1000" office:value-type="float" office:value="147.888145526744" calcext:value-type="float">
            <text:p>147.8881455267</text:p>
          </table:table-cell>
          <table:table-cell/>
        </table:table-row>
        <table:table-row table:style-name="ro1">
          <table:table-cell office:value-type="string" calcext:value-type="string">
            <text:p>find 50 of 30000</text:p>
          </table:table-cell>
          <table:table-cell office:value-type="float" office:value="0.164190594752343" calcext:value-type="float">
            <text:p>0.1641905948</text:p>
          </table:table-cell>
          <table:table-cell office:value-type="float" office:value="0.163461880922668" calcext:value-type="float">
            <text:p>0.1634618809</text:p>
          </table:table-cell>
          <table:table-cell office:value-type="float" office:value="0.164720338749585" calcext:value-type="float">
            <text:p>0.1647203387</text:p>
          </table:table-cell>
          <table:table-cell office:value-type="float" office:value="0.000919814451107649" calcext:value-type="float">
            <text:p>0.0009198145</text:p>
          </table:table-cell>
          <table:table-cell office:value-type="float" office:value="0.000560704611255719" calcext:value-type="float">
            <text:p>0.0005607046</text:p>
          </table:table-cell>
          <table:table-cell office:value-type="float" office:value="0.00125632687204574" calcext:value-type="float">
            <text:p>0.0012563269</text:p>
          </table:table-cell>
          <table:table-cell/>
          <table:table-cell table:formula="of:=FIND(&quot;of &quot;;[.A146])" office:value-type="float" office:value="9" calcext:value-type="float">
            <text:p>9</text:p>
          </table:table-cell>
          <table:table-cell table:formula="of:=VALUE(REPLACE([.A146];1;[.I146]+2;&quot;&quot;))" office:value-type="float" office:value="30000" calcext:value-type="float">
            <text:p>30000</text:p>
          </table:table-cell>
          <table:table-cell table:formula="of:=[.B146]*1000" office:value-type="float" office:value="164.190594752343" calcext:value-type="float">
            <text:p>164.1905947523</text:p>
          </table:table-cell>
          <table:table-cell/>
        </table:table-row>
        <table:table-row table:style-name="ro1">
          <table:table-cell office:value-type="string" calcext:value-type="string">
            <text:p>find 50 of 32500</text:p>
          </table:table-cell>
          <table:table-cell office:value-type="float" office:value="0.179706199304157" calcext:value-type="float">
            <text:p>0.1797061993</text:p>
          </table:table-cell>
          <table:table-cell office:value-type="float" office:value="0.177934743783039" calcext:value-type="float">
            <text:p>0.1779347438</text:p>
          </table:table-cell>
          <table:table-cell office:value-type="float" office:value="0.181917499461501" calcext:value-type="float">
            <text:p>0.1819174995</text:p>
          </table:table-cell>
          <table:table-cell office:value-type="float" office:value="0.00259846753141042" calcext:value-type="float">
            <text:p>0.0025984675</text:p>
          </table:table-cell>
          <table:table-cell office:value-type="float" office:value="0.00121145756535357" calcext:value-type="float">
            <text:p>0.0012114576</text:p>
          </table:table-cell>
          <table:table-cell office:value-type="float" office:value="0.003834678926365" calcext:value-type="float">
            <text:p>0.0038346789</text:p>
          </table:table-cell>
          <table:table-cell/>
          <table:table-cell table:formula="of:=FIND(&quot;of &quot;;[.A147])" office:value-type="float" office:value="9" calcext:value-type="float">
            <text:p>9</text:p>
          </table:table-cell>
          <table:table-cell table:formula="of:=VALUE(REPLACE([.A147];1;[.I147]+2;&quot;&quot;))" office:value-type="float" office:value="32500" calcext:value-type="float">
            <text:p>32500</text:p>
          </table:table-cell>
          <table:table-cell table:formula="of:=[.B147]*1000" office:value-type="float" office:value="179.706199304157" calcext:value-type="float">
            <text:p>179.7061993042</text:p>
          </table:table-cell>
          <table:table-cell/>
        </table:table-row>
        <table:table-row table:style-name="ro1">
          <table:table-cell office:value-type="string" calcext:value-type="string">
            <text:p>find 50 of 35000</text:p>
          </table:table-cell>
          <table:table-cell office:value-type="float" office:value="0.201967248989923" calcext:value-type="float">
            <text:p>0.201967249</text:p>
          </table:table-cell>
          <table:table-cell office:value-type="float" office:value="0.197241911921237" calcext:value-type="float">
            <text:p>0.1972419119</text:p>
          </table:table-cell>
          <table:table-cell office:value-type="float" office:value="0.205551446605841" calcext:value-type="float">
            <text:p>0.2055514466</text:p>
          </table:table-cell>
          <table:table-cell office:value-type="float" office:value="0.00530912037588664" calcext:value-type="float">
            <text:p>0.0053091204</text:p>
          </table:table-cell>
          <table:table-cell office:value-type="float" office:value="0.00314235489519938" calcext:value-type="float">
            <text:p>0.0031423549</text:p>
          </table:table-cell>
          <table:table-cell office:value-type="float" office:value="0.00680253959623738" calcext:value-type="float">
            <text:p>0.0068025396</text:p>
          </table:table-cell>
          <table:table-cell/>
          <table:table-cell table:formula="of:=FIND(&quot;of &quot;;[.A148])" office:value-type="float" office:value="9" calcext:value-type="float">
            <text:p>9</text:p>
          </table:table-cell>
          <table:table-cell table:formula="of:=VALUE(REPLACE([.A148];1;[.I148]+2;&quot;&quot;))" office:value-type="float" office:value="35000" calcext:value-type="float">
            <text:p>35000</text:p>
          </table:table-cell>
          <table:table-cell table:formula="of:=[.B148]*1000" office:value-type="float" office:value="201.967248989923" calcext:value-type="float">
            <text:p>201.9672489899</text:p>
          </table:table-cell>
          <table:table-cell/>
        </table:table-row>
        <table:table-row table:style-name="ro1">
          <table:table-cell office:value-type="string" calcext:value-type="string">
            <text:p>find 50 of 37500</text:p>
          </table:table-cell>
          <table:table-cell office:value-type="float" office:value="0.222181235660832" calcext:value-type="float">
            <text:p>0.2221812357</text:p>
          </table:table-cell>
          <table:table-cell office:value-type="float" office:value="0.218439339394656" calcext:value-type="float">
            <text:p>0.2184393394</text:p>
          </table:table-cell>
          <table:table-cell office:value-type="float" office:value="0.224837261871876" calcext:value-type="float">
            <text:p>0.2248372619</text:p>
          </table:table-cell>
          <table:table-cell office:value-type="float" office:value="0.00403751391889363" calcext:value-type="float">
            <text:p>0.0040375139</text:p>
          </table:table-cell>
          <table:table-cell office:value-type="float" office:value="0.00222259763073016" calcext:value-type="float">
            <text:p>0.0022225976</text:p>
          </table:table-cell>
          <table:table-cell office:value-type="float" office:value="0.00577152792676313" calcext:value-type="float">
            <text:p>0.0057715279</text:p>
          </table:table-cell>
          <table:table-cell/>
          <table:table-cell table:formula="of:=FIND(&quot;of &quot;;[.A149])" office:value-type="float" office:value="9" calcext:value-type="float">
            <text:p>9</text:p>
          </table:table-cell>
          <table:table-cell table:formula="of:=VALUE(REPLACE([.A149];1;[.I149]+2;&quot;&quot;))" office:value-type="float" office:value="37500" calcext:value-type="float">
            <text:p>37500</text:p>
          </table:table-cell>
          <table:table-cell table:formula="of:=[.B149]*1000" office:value-type="float" office:value="222.181235660832" calcext:value-type="float">
            <text:p>222.1812356608</text:p>
          </table:table-cell>
          <table:table-cell/>
        </table:table-row>
        <table:table-row table:style-name="ro1">
          <table:table-cell office:value-type="string" calcext:value-type="string">
            <text:p>find 50 of 40000</text:p>
          </table:table-cell>
          <table:table-cell office:value-type="float" office:value="0.24189688237296" calcext:value-type="float">
            <text:p>0.2418968824</text:p>
          </table:table-cell>
          <table:table-cell office:value-type="float" office:value="0.23501661201672" calcext:value-type="float">
            <text:p>0.235016612</text:p>
          </table:table-cell>
          <table:table-cell office:value-type="float" office:value="0.24770266164113" calcext:value-type="float">
            <text:p>0.2477026616</text:p>
          </table:table-cell>
          <table:table-cell office:value-type="float" office:value="0.00721187282612561" calcext:value-type="float">
            <text:p>0.0072118728</text:p>
          </table:table-cell>
          <table:table-cell office:value-type="float" office:value="0.00573094351395688" calcext:value-type="float">
            <text:p>0.0057309435</text:p>
          </table:table-cell>
          <table:table-cell office:value-type="float" office:value="0.00832941940194503" calcext:value-type="float">
            <text:p>0.0083294194</text:p>
          </table:table-cell>
          <table:table-cell/>
          <table:table-cell table:formula="of:=FIND(&quot;of &quot;;[.A150])" office:value-type="float" office:value="9" calcext:value-type="float">
            <text:p>9</text:p>
          </table:table-cell>
          <table:table-cell table:formula="of:=VALUE(REPLACE([.A150];1;[.I150]+2;&quot;&quot;))" office:value-type="float" office:value="40000" calcext:value-type="float">
            <text:p>40000</text:p>
          </table:table-cell>
          <table:table-cell table:formula="of:=[.B150]*1000" office:value-type="float" office:value="241.89688237296" calcext:value-type="float">
            <text:p>241.896882373</text:p>
          </table:table-cell>
          <table:table-cell/>
        </table:table-row>
        <table:table-row table:style-name="ro1">
          <table:table-cell office:value-type="string" calcext:value-type="string">
            <text:p>find 50 of 42500</text:p>
          </table:table-cell>
          <table:table-cell office:value-type="float" office:value="0.25660507776735" calcext:value-type="float">
            <text:p>0.2566050778</text:p>
          </table:table-cell>
          <table:table-cell office:value-type="float" office:value="0.253802542143819" calcext:value-type="float">
            <text:p>0.2538025421</text:p>
          </table:table-cell>
          <table:table-cell office:value-type="float" office:value="0.25896644429062" calcext:value-type="float">
            <text:p>0.2589664443</text:p>
          </table:table-cell>
          <table:table-cell office:value-type="float" office:value="0.00340154762462208" calcext:value-type="float">
            <text:p>0.0034015476</text:p>
          </table:table-cell>
          <table:table-cell office:value-type="float" office:value="0.00149346394071534" calcext:value-type="float">
            <text:p>0.0014934639</text:p>
          </table:table-cell>
          <table:table-cell office:value-type="float" office:value="0.00474767517024246" calcext:value-type="float">
            <text:p>0.0047476752</text:p>
          </table:table-cell>
          <table:table-cell/>
          <table:table-cell table:formula="of:=FIND(&quot;of &quot;;[.A151])" office:value-type="float" office:value="9" calcext:value-type="float">
            <text:p>9</text:p>
          </table:table-cell>
          <table:table-cell table:formula="of:=VALUE(REPLACE([.A151];1;[.I151]+2;&quot;&quot;))" office:value-type="float" office:value="42500" calcext:value-type="float">
            <text:p>42500</text:p>
          </table:table-cell>
          <table:table-cell table:formula="of:=[.B151]*1000" office:value-type="float" office:value="256.60507776735" calcext:value-type="float">
            <text:p>256.6050777674</text:p>
          </table:table-cell>
          <table:table-cell/>
        </table:table-row>
        <table:table-row table:style-name="ro1">
          <table:table-cell office:value-type="string" calcext:value-type="string">
            <text:p>find 50 of 45000</text:p>
          </table:table-cell>
          <table:table-cell office:value-type="float" office:value="0.288925704838857" calcext:value-type="float">
            <text:p>0.2889257048</text:p>
          </table:table-cell>
          <table:table-cell office:value-type="float" office:value="0.275298000948895" calcext:value-type="float">
            <text:p>0.2752980009</text:p>
          </table:table-cell>
          <table:table-cell office:value-type="float" office:value="0.303088489660074" calcext:value-type="float">
            <text:p>0.3030884897</text:p>
          </table:table-cell>
          <table:table-cell office:value-type="float" office:value="0.0152531462200165" calcext:value-type="float">
            <text:p>0.0152531462</text:p>
          </table:table-cell>
          <table:table-cell office:value-type="float" office:value="0.00719542598880577" calcext:value-type="float">
            <text:p>0.007195426</text:p>
          </table:table-cell>
          <table:table-cell office:value-type="float" office:value="0.0213931281844142" calcext:value-type="float">
            <text:p>0.0213931282</text:p>
          </table:table-cell>
          <table:table-cell/>
          <table:table-cell table:formula="of:=FIND(&quot;of &quot;;[.A152])" office:value-type="float" office:value="9" calcext:value-type="float">
            <text:p>9</text:p>
          </table:table-cell>
          <table:table-cell table:formula="of:=VALUE(REPLACE([.A152];1;[.I152]+2;&quot;&quot;))" office:value-type="float" office:value="45000" calcext:value-type="float">
            <text:p>45000</text:p>
          </table:table-cell>
          <table:table-cell table:formula="of:=[.B152]*1000" office:value-type="float" office:value="288.925704838857" calcext:value-type="float">
            <text:p>288.9257048389</text:p>
          </table:table-cell>
          <table:table-cell/>
        </table:table-row>
        <table:table-row table:style-name="ro1">
          <table:table-cell office:value-type="string" calcext:value-type="string">
            <text:p>find 50 of 47500</text:p>
          </table:table-cell>
          <table:table-cell office:value-type="float" office:value="0.314227542092066" calcext:value-type="float">
            <text:p>0.3142275421</text:p>
          </table:table-cell>
          <table:table-cell office:value-type="float" office:value="0.301548324809525" calcext:value-type="float">
            <text:p>0.3015483248</text:p>
          </table:table-cell>
          <table:table-cell office:value-type="float" office:value="0.321032083208089" calcext:value-type="float">
            <text:p>0.3210320832</text:p>
          </table:table-cell>
          <table:table-cell office:value-type="float" office:value="0.0123588028533448" calcext:value-type="float">
            <text:p>0.0123588029</text:p>
          </table:table-cell>
          <table:table-cell office:value-type="float" office:value="0.00185972989900682" calcext:value-type="float">
            <text:p>0.0018597299</text:p>
          </table:table-cell>
          <table:table-cell office:value-type="float" office:value="0.0157144145801902" calcext:value-type="float">
            <text:p>0.0157144146</text:p>
          </table:table-cell>
          <table:table-cell/>
          <table:table-cell table:formula="of:=FIND(&quot;of &quot;;[.A153])" office:value-type="float" office:value="9" calcext:value-type="float">
            <text:p>9</text:p>
          </table:table-cell>
          <table:table-cell table:formula="of:=VALUE(REPLACE([.A153];1;[.I153]+2;&quot;&quot;))" office:value-type="float" office:value="47500" calcext:value-type="float">
            <text:p>47500</text:p>
          </table:table-cell>
          <table:table-cell table:formula="of:=[.B153]*1000" office:value-type="float" office:value="314.227542092066" calcext:value-type="float">
            <text:p>314.2275420921</text:p>
          </table:table-cell>
          <table:table-cell/>
        </table:table-row>
        <table:table-row table:style-name="ro1">
          <table:table-cell office:value-type="string" calcext:value-type="string">
            <text:p>find 50 of 50000</text:p>
          </table:table-cell>
          <table:table-cell office:value-type="float" office:value="0.322068233219609" calcext:value-type="float">
            <text:p>0.3220682332</text:p>
          </table:table-cell>
          <table:table-cell office:value-type="float" office:value="0.318663510918485" calcext:value-type="float">
            <text:p>0.3186635109</text:p>
          </table:table-cell>
          <table:table-cell office:value-type="float" office:value="0.324992191231692" calcext:value-type="float">
            <text:p>0.3249921912</text:p>
          </table:table-cell>
          <table:table-cell office:value-type="float" office:value="0.00357643268090315" calcext:value-type="float">
            <text:p>0.0035764327</text:p>
          </table:table-cell>
          <table:table-cell office:value-type="float" office:value="0.00288418746906239" calcext:value-type="float">
            <text:p>0.0028841875</text:p>
          </table:table-cell>
          <table:table-cell office:value-type="float" office:value="0.00407858198176204" calcext:value-type="float">
            <text:p>0.004078582</text:p>
          </table:table-cell>
          <table:table-cell/>
          <table:table-cell table:formula="of:=FIND(&quot;of &quot;;[.A154])" office:value-type="float" office:value="9" calcext:value-type="float">
            <text:p>9</text:p>
          </table:table-cell>
          <table:table-cell table:formula="of:=VALUE(REPLACE([.A154];1;[.I154]+2;&quot;&quot;))" office:value-type="float" office:value="50000" calcext:value-type="float">
            <text:p>50000</text:p>
          </table:table-cell>
          <table:table-cell table:formula="of:=[.B154]*1000" office:value-type="float" office:value="322.068233219609" calcext:value-type="float">
            <text:p>322.0682332196</text:p>
          </table:table-cell>
          <table:table-cell/>
        </table:table-row>
        <table:table-row table:style-name="ro1">
          <table:table-cell office:value-type="string" calcext:value-type="string">
            <text:p>find 50 of 52500</text:p>
          </table:table-cell>
          <table:table-cell office:value-type="float" office:value="0.34301080204543" calcext:value-type="float">
            <text:p>0.343010802</text:p>
          </table:table-cell>
          <table:table-cell office:value-type="float" office:value="0.3383292908821" calcext:value-type="float">
            <text:p>0.3383292909</text:p>
          </table:table-cell>
          <table:table-cell office:value-type="float" office:value="0.346005384650843" calcext:value-type="float">
            <text:p>0.3460053847</text:p>
          </table:table-cell>
          <table:table-cell office:value-type="float" office:value="0.00450386701314931" calcext:value-type="float">
            <text:p>0.004503867</text:p>
          </table:table-cell>
          <table:table-cell office:value-type="float" office:value="0" calcext:value-type="float">
            <text:p>0</text:p>
          </table:table-cell>
          <table:table-cell office:value-type="float" office:value="0.00518676922003695" calcext:value-type="float">
            <text:p>0.0051867692</text:p>
          </table:table-cell>
          <table:table-cell/>
          <table:table-cell table:formula="of:=FIND(&quot;of &quot;;[.A155])" office:value-type="float" office:value="9" calcext:value-type="float">
            <text:p>9</text:p>
          </table:table-cell>
          <table:table-cell table:formula="of:=VALUE(REPLACE([.A155];1;[.I155]+2;&quot;&quot;))" office:value-type="float" office:value="52500" calcext:value-type="float">
            <text:p>52500</text:p>
          </table:table-cell>
          <table:table-cell table:formula="of:=[.B155]*1000" office:value-type="float" office:value="343.01080204543" calcext:value-type="float">
            <text:p>343.0108020454</text:p>
          </table:table-cell>
          <table:table-cell/>
        </table:table-row>
        <table:table-row table:style-name="ro1">
          <table:table-cell office:value-type="string" calcext:value-type="string">
            <text:p>find 50 of 55000</text:p>
          </table:table-cell>
          <table:table-cell office:value-type="float" office:value="0.364883762500085" calcext:value-type="float">
            <text:p>0.3648837625</text:p>
          </table:table-cell>
          <table:table-cell office:value-type="float" office:value="0.357402618885387" calcext:value-type="float">
            <text:p>0.3574026189</text:p>
          </table:table-cell>
          <table:table-cell office:value-type="float" office:value="0.371489954105667" calcext:value-type="float">
            <text:p>0.3714899541</text:p>
          </table:table-cell>
          <table:table-cell office:value-type="float" office:value="0.0107648327339551" calcext:value-type="float">
            <text:p>0.0107648327</text:p>
          </table:table-cell>
          <table:table-cell office:value-type="float" office:value="0" calcext:value-type="float">
            <text:p>0</text:p>
          </table:table-cell>
          <table:table-cell office:value-type="float" office:value="0.0114422595054033" calcext:value-type="float">
            <text:p>0.0114422595</text:p>
          </table:table-cell>
          <table:table-cell/>
          <table:table-cell table:formula="of:=FIND(&quot;of &quot;;[.A156])" office:value-type="float" office:value="9" calcext:value-type="float">
            <text:p>9</text:p>
          </table:table-cell>
          <table:table-cell table:formula="of:=VALUE(REPLACE([.A156];1;[.I156]+2;&quot;&quot;))" office:value-type="float" office:value="55000" calcext:value-type="float">
            <text:p>55000</text:p>
          </table:table-cell>
          <table:table-cell table:formula="of:=[.B156]*1000" office:value-type="float" office:value="364.883762500085" calcext:value-type="float">
            <text:p>364.8837625001</text:p>
          </table:table-cell>
          <table:table-cell/>
        </table:table-row>
        <table:table-row table:style-name="ro1">
          <table:table-cell office:value-type="string" calcext:value-type="string">
            <text:p>find 50 of 57500</text:p>
          </table:table-cell>
          <table:table-cell office:value-type="float" office:value="0.400174337352281" calcext:value-type="float">
            <text:p>0.4001743374</text:p>
          </table:table-cell>
          <table:table-cell office:value-type="float" office:value="0.388644012882721" calcext:value-type="float">
            <text:p>0.3886440129</text:p>
          </table:table-cell>
          <table:table-cell office:value-type="float" office:value="0.407920608370395" calcext:value-type="float">
            <text:p>0.4079206084</text:p>
          </table:table-cell>
          <table:table-cell office:value-type="float" office:value="0.0116204309249969" calcext:value-type="float">
            <text:p>0.0116204309</text:p>
          </table:table-cell>
          <table:table-cell office:value-type="float" office:value="0" calcext:value-type="float">
            <text:p>0</text:p>
          </table:table-cell>
          <table:table-cell office:value-type="float" office:value="0.0134169349725716" calcext:value-type="float">
            <text:p>0.013416935</text:p>
          </table:table-cell>
          <table:table-cell/>
          <table:table-cell table:formula="of:=FIND(&quot;of &quot;;[.A157])" office:value-type="float" office:value="9" calcext:value-type="float">
            <text:p>9</text:p>
          </table:table-cell>
          <table:table-cell table:formula="of:=VALUE(REPLACE([.A157];1;[.I157]+2;&quot;&quot;))" office:value-type="float" office:value="57500" calcext:value-type="float">
            <text:p>57500</text:p>
          </table:table-cell>
          <table:table-cell table:formula="of:=[.B157]*1000" office:value-type="float" office:value="400.174337352282" calcext:value-type="float">
            <text:p>400.1743373523</text:p>
          </table:table-cell>
          <table:table-cell/>
        </table:table-row>
        <table:table-row table:style-name="ro1">
          <table:table-cell office:value-type="string" calcext:value-type="string">
            <text:p>find 50 of 60000</text:p>
          </table:table-cell>
          <table:table-cell office:value-type="float" office:value="0.407862364201669" calcext:value-type="float">
            <text:p>0.4078623642</text:p>
          </table:table-cell>
          <table:table-cell office:value-type="float" office:value="0.398622714417868" calcext:value-type="float">
            <text:p>0.3986227144</text:p>
          </table:table-cell>
          <table:table-cell office:value-type="float" office:value="0.413987779479453" calcext:value-type="float">
            <text:p>0.4139877795</text:p>
          </table:table-cell>
          <table:table-cell office:value-type="float" office:value="0.00918855634939758" calcext:value-type="float">
            <text:p>0.0091885563</text:p>
          </table:table-cell>
          <table:table-cell office:value-type="float" office:value="0" calcext:value-type="float">
            <text:p>0</text:p>
          </table:table-cell>
          <table:table-cell office:value-type="float" office:value="0.0106095304785806" calcext:value-type="float">
            <text:p>0.0106095305</text:p>
          </table:table-cell>
          <table:table-cell/>
          <table:table-cell table:formula="of:=FIND(&quot;of &quot;;[.A158])" office:value-type="float" office:value="9" calcext:value-type="float">
            <text:p>9</text:p>
          </table:table-cell>
          <table:table-cell table:formula="of:=VALUE(REPLACE([.A158];1;[.I158]+2;&quot;&quot;))" office:value-type="float" office:value="60000" calcext:value-type="float">
            <text:p>60000</text:p>
          </table:table-cell>
          <table:table-cell table:formula="of:=[.B158]*1000" office:value-type="float" office:value="407.862364201669" calcext:value-type="float">
            <text:p>407.8623642017</text:p>
          </table:table-cell>
          <table:table-cell/>
        </table:table-row>
        <table:table-row table:style-name="ro1">
          <table:table-cell office:value-type="string" calcext:value-type="string">
            <text:p>find 50 of 62500</text:p>
          </table:table-cell>
          <table:table-cell office:value-type="float" office:value="0.431473248360463" calcext:value-type="float">
            <text:p>0.4314732484</text:p>
          </table:table-cell>
          <table:table-cell office:value-type="float" office:value="0.429052533376377" calcext:value-type="float">
            <text:p>0.4290525334</text:p>
          </table:table-cell>
          <table:table-cell office:value-type="float" office:value="0.43281891232269" calcext:value-type="float">
            <text:p>0.4328189123</text:p>
          </table:table-cell>
          <table:table-cell office:value-type="float" office:value="0.00213533752448996" calcext:value-type="float">
            <text:p>0.0021353375</text:p>
          </table:table-cell>
          <table:table-cell office:value-type="float" office:value="0" calcext:value-type="float">
            <text:p>0</text:p>
          </table:table-cell>
          <table:table-cell office:value-type="float" office:value="0.00233075835249042" calcext:value-type="float">
            <text:p>0.0023307584</text:p>
          </table:table-cell>
          <table:table-cell/>
          <table:table-cell table:formula="of:=FIND(&quot;of &quot;;[.A159])" office:value-type="float" office:value="9" calcext:value-type="float">
            <text:p>9</text:p>
          </table:table-cell>
          <table:table-cell table:formula="of:=VALUE(REPLACE([.A159];1;[.I159]+2;&quot;&quot;))" office:value-type="float" office:value="62500" calcext:value-type="float">
            <text:p>62500</text:p>
          </table:table-cell>
          <table:table-cell table:formula="of:=[.B159]*1000" office:value-type="float" office:value="431.473248360463" calcext:value-type="float">
            <text:p>431.4732483605</text:p>
          </table:table-cell>
          <table:table-cell/>
        </table:table-row>
        <table:table-row table:style-name="ro1">
          <table:table-cell office:value-type="string" calcext:value-type="string">
            <text:p>find 50 of 65000</text:p>
          </table:table-cell>
          <table:table-cell office:value-type="float" office:value="0.462397880771732" calcext:value-type="float">
            <text:p>0.4623978808</text:p>
          </table:table-cell>
          <table:table-cell office:value-type="float" office:value="0.452323283281098" calcext:value-type="float">
            <text:p>0.4523232833</text:p>
          </table:table-cell>
          <table:table-cell office:value-type="float" office:value="0.469148034960864" calcext:value-type="float">
            <text:p>0.469148035</text:p>
          </table:table-cell>
          <table:table-cell office:value-type="float" office:value="0.0101256110873052" calcext:value-type="float">
            <text:p>0.0101256111</text:p>
          </table:table-cell>
          <table:table-cell office:value-type="float" office:value="0" calcext:value-type="float">
            <text:p>0</text:p>
          </table:table-cell>
          <table:table-cell office:value-type="float" office:value="0.0116916100144994" calcext:value-type="float">
            <text:p>0.01169161</text:p>
          </table:table-cell>
          <table:table-cell/>
          <table:table-cell table:formula="of:=FIND(&quot;of &quot;;[.A160])" office:value-type="float" office:value="9" calcext:value-type="float">
            <text:p>9</text:p>
          </table:table-cell>
          <table:table-cell table:formula="of:=VALUE(REPLACE([.A160];1;[.I160]+2;&quot;&quot;))" office:value-type="float" office:value="65000" calcext:value-type="float">
            <text:p>65000</text:p>
          </table:table-cell>
          <table:table-cell table:formula="of:=[.B160]*1000" office:value-type="float" office:value="462.397880771732" calcext:value-type="float">
            <text:p>462.3978807717</text:p>
          </table:table-cell>
          <table:table-cell/>
        </table:table-row>
        <table:table-row table:style-name="ro1">
          <table:table-cell office:value-type="string" calcext:value-type="string">
            <text:p>find 50 of 67500</text:p>
          </table:table-cell>
          <table:table-cell office:value-type="float" office:value="0.48095291411255" calcext:value-type="float">
            <text:p>0.4809529141</text:p>
          </table:table-cell>
          <table:table-cell office:value-type="float" office:value="0.470824968853847" calcext:value-type="float">
            <text:p>0.4708249689</text:p>
          </table:table-cell>
          <table:table-cell office:value-type="float" office:value="0.487817755250886" calcext:value-type="float">
            <text:p>0.4878177553</text:p>
          </table:table-cell>
          <table:table-cell office:value-type="float" office:value="0.0103014369314355" calcext:value-type="float">
            <text:p>0.0103014369</text:p>
          </table:table-cell>
          <table:table-cell office:value-type="float" office:value="0" calcext:value-type="float">
            <text:p>0</text:p>
          </table:table-cell>
          <table:table-cell office:value-type="float" office:value="0.0118902536374875" calcext:value-type="float">
            <text:p>0.0118902536</text:p>
          </table:table-cell>
          <table:table-cell/>
          <table:table-cell table:formula="of:=FIND(&quot;of &quot;;[.A161])" office:value-type="float" office:value="9" calcext:value-type="float">
            <text:p>9</text:p>
          </table:table-cell>
          <table:table-cell table:formula="of:=VALUE(REPLACE([.A161];1;[.I161]+2;&quot;&quot;))" office:value-type="float" office:value="67500" calcext:value-type="float">
            <text:p>67500</text:p>
          </table:table-cell>
          <table:table-cell table:formula="of:=[.B161]*1000" office:value-type="float" office:value="480.95291411255" calcext:value-type="float">
            <text:p>480.9529141126</text:p>
          </table:table-cell>
          <table:table-cell/>
        </table:table-row>
        <table:table-row table:style-name="ro1">
          <table:table-cell office:value-type="string" calcext:value-type="string">
            <text:p>find 50 of 70000</text:p>
          </table:table-cell>
          <table:table-cell office:value-type="float" office:value="0.501440039787718" calcext:value-type="float">
            <text:p>0.5014400398</text:p>
          </table:table-cell>
          <table:table-cell office:value-type="float" office:value="0.488819410577027" calcext:value-type="float">
            <text:p>0.4888194106</text:p>
          </table:table-cell>
          <table:table-cell office:value-type="float" office:value="0.508652245212092" calcext:value-type="float">
            <text:p>0.5086522452</text:p>
          </table:table-cell>
          <table:table-cell office:value-type="float" office:value="0.0112597013592877" calcext:value-type="float">
            <text:p>0.0112597014</text:p>
          </table:table-cell>
          <table:table-cell office:value-type="float" office:value="0" calcext:value-type="float">
            <text:p>0</text:p>
          </table:table-cell>
          <table:table-cell office:value-type="float" office:value="0.01249190622964" calcext:value-type="float">
            <text:p>0.0124919062</text:p>
          </table:table-cell>
          <table:table-cell/>
          <table:table-cell table:formula="of:=FIND(&quot;of &quot;;[.A162])" office:value-type="float" office:value="9" calcext:value-type="float">
            <text:p>9</text:p>
          </table:table-cell>
          <table:table-cell table:formula="of:=VALUE(REPLACE([.A162];1;[.I162]+2;&quot;&quot;))" office:value-type="float" office:value="70000" calcext:value-type="float">
            <text:p>70000</text:p>
          </table:table-cell>
          <table:table-cell table:formula="of:=[.B162]*1000" office:value-type="float" office:value="501.440039787718" calcext:value-type="float">
            <text:p>501.4400397877</text:p>
          </table:table-cell>
          <table:table-cell/>
        </table:table-row>
        <table:table-row table:style-name="ro1">
          <table:table-cell office:value-type="string" calcext:value-type="string">
            <text:p>find 50 of 72500</text:p>
          </table:table-cell>
          <table:table-cell office:value-type="float" office:value="0.525890055830789" calcext:value-type="float">
            <text:p>0.5258900558</text:p>
          </table:table-cell>
          <table:table-cell office:value-type="float" office:value="0.520233729357712" calcext:value-type="float">
            <text:p>0.5202337294</text:p>
          </table:table-cell>
          <table:table-cell office:value-type="float" office:value="0.534912847932038" calcext:value-type="float">
            <text:p>0.5349128479</text:p>
          </table:table-cell>
          <table:table-cell office:value-type="float" office:value="0.00789740138583771" calcext:value-type="float">
            <text:p>0.0078974014</text:p>
          </table:table-cell>
          <table:table-cell office:value-type="float" office:value="0" calcext:value-type="float">
            <text:p>0</text:p>
          </table:table-cell>
          <table:table-cell office:value-type="float" office:value="0.00847499306035363" calcext:value-type="float">
            <text:p>0.0084749931</text:p>
          </table:table-cell>
          <table:table-cell/>
          <table:table-cell table:formula="of:=FIND(&quot;of &quot;;[.A163])" office:value-type="float" office:value="9" calcext:value-type="float">
            <text:p>9</text:p>
          </table:table-cell>
          <table:table-cell table:formula="of:=VALUE(REPLACE([.A163];1;[.I163]+2;&quot;&quot;))" office:value-type="float" office:value="72500" calcext:value-type="float">
            <text:p>72500</text:p>
          </table:table-cell>
          <table:table-cell table:formula="of:=[.B163]*1000" office:value-type="float" office:value="525.890055830789" calcext:value-type="float">
            <text:p>525.8900558308</text:p>
          </table:table-cell>
          <table:table-cell/>
        </table:table-row>
        <table:table-row table:style-name="ro1">
          <table:table-cell office:value-type="string" calcext:value-type="string">
            <text:p>find 50 of 75000</text:p>
          </table:table-cell>
          <table:table-cell office:value-type="float" office:value="0.544199528713004" calcext:value-type="float">
            <text:p>0.5441995287</text:p>
          </table:table-cell>
          <table:table-cell office:value-type="float" office:value="0.538461199591788" calcext:value-type="float">
            <text:p>0.5384611996</text:p>
          </table:table-cell>
          <table:table-cell office:value-type="float" office:value="0.548426751797764" calcext:value-type="float">
            <text:p>0.5484267518</text:p>
          </table:table-cell>
          <table:table-cell office:value-type="float" office:value="0.00642613588579961" calcext:value-type="float">
            <text:p>0.0064261359</text:p>
          </table:table-cell>
          <table:table-cell office:value-type="float" office:value="0" calcext:value-type="float">
            <text:p>0</text:p>
          </table:table-cell>
          <table:table-cell office:value-type="float" office:value="0.00732176515773348" calcext:value-type="float">
            <text:p>0.0073217652</text:p>
          </table:table-cell>
          <table:table-cell/>
          <table:table-cell table:formula="of:=FIND(&quot;of &quot;;[.A164])" office:value-type="float" office:value="9" calcext:value-type="float">
            <text:p>9</text:p>
          </table:table-cell>
          <table:table-cell table:formula="of:=VALUE(REPLACE([.A164];1;[.I164]+2;&quot;&quot;))" office:value-type="float" office:value="75000" calcext:value-type="float">
            <text:p>75000</text:p>
          </table:table-cell>
          <table:table-cell table:formula="of:=[.B164]*1000" office:value-type="float" office:value="544.199528713004" calcext:value-type="float">
            <text:p>544.199528713</text:p>
          </table:table-cell>
          <table:table-cell/>
        </table:table-row>
        <table:table-row table:style-name="ro1">
          <table:table-cell office:value-type="string" calcext:value-type="string">
            <text:p>find 50 of 77500</text:p>
          </table:table-cell>
          <table:table-cell office:value-type="float" office:value="0.572215370811591" calcext:value-type="float">
            <text:p>0.5722153708</text:p>
          </table:table-cell>
          <table:table-cell office:value-type="float" office:value="0.569021843866792" calcext:value-type="float">
            <text:p>0.5690218439</text:p>
          </table:table-cell>
          <table:table-cell office:value-type="float" office:value="0.574305613486955" calcext:value-type="float">
            <text:p>0.5743056135</text:p>
          </table:table-cell>
          <table:table-cell office:value-type="float" office:value="0.00313698203281286" calcext:value-type="float">
            <text:p>0.003136982</text:p>
          </table:table-cell>
          <table:table-cell office:value-type="float" office:value="0" calcext:value-type="float">
            <text:p>0</text:p>
          </table:table-cell>
          <table:table-cell office:value-type="float" office:value="0.00362040651387842" calcext:value-type="float">
            <text:p>0.0036204065</text:p>
          </table:table-cell>
          <table:table-cell/>
          <table:table-cell table:formula="of:=FIND(&quot;of &quot;;[.A165])" office:value-type="float" office:value="9" calcext:value-type="float">
            <text:p>9</text:p>
          </table:table-cell>
          <table:table-cell table:formula="of:=VALUE(REPLACE([.A165];1;[.I165]+2;&quot;&quot;))" office:value-type="float" office:value="77500" calcext:value-type="float">
            <text:p>77500</text:p>
          </table:table-cell>
          <table:table-cell table:formula="of:=[.B165]*1000" office:value-type="float" office:value="572.215370811591" calcext:value-type="float">
            <text:p>572.2153708116</text:p>
          </table:table-cell>
          <table:table-cell/>
        </table:table-row>
        <table:table-row table:style-name="ro1">
          <table:table-cell office:value-type="string" calcext:value-type="string">
            <text:p>find 50 of 80000</text:p>
          </table:table-cell>
          <table:table-cell office:value-type="float" office:value="0.592928854745727" calcext:value-type="float">
            <text:p>0.5929288547</text:p>
          </table:table-cell>
          <table:table-cell office:value-type="float" office:value="0.586976535946983" calcext:value-type="float">
            <text:p>0.5869765359</text:p>
          </table:table-cell>
          <table:table-cell office:value-type="float" office:value="0.596736121242476" calcext:value-type="float">
            <text:p>0.5967361212</text:p>
          </table:table-cell>
          <table:table-cell office:value-type="float" office:value="0.00572618768267426" calcext:value-type="float">
            <text:p>0.0057261877</text:p>
          </table:table-cell>
          <table:table-cell office:value-type="float" office:value="0" calcext:value-type="float">
            <text:p>0</text:p>
          </table:table-cell>
          <table:table-cell office:value-type="float" office:value="0.00659437901032469" calcext:value-type="float">
            <text:p>0.006594379</text:p>
          </table:table-cell>
          <table:table-cell/>
          <table:table-cell table:formula="of:=FIND(&quot;of &quot;;[.A166])" office:value-type="float" office:value="9" calcext:value-type="float">
            <text:p>9</text:p>
          </table:table-cell>
          <table:table-cell table:formula="of:=VALUE(REPLACE([.A166];1;[.I166]+2;&quot;&quot;))" office:value-type="float" office:value="80000" calcext:value-type="float">
            <text:p>80000</text:p>
          </table:table-cell>
          <table:table-cell table:formula="of:=[.B166]*1000" office:value-type="float" office:value="592.928854745727" calcext:value-type="float">
            <text:p>592.9288547457</text:p>
          </table:table-cell>
          <table:table-cell/>
        </table:table-row>
        <table:table-row table:style-name="ro1">
          <table:table-cell office:value-type="string" calcext:value-type="string">
            <text:p>find 50 of 82500</text:p>
          </table:table-cell>
          <table:table-cell office:value-type="float" office:value="0.61887291864812" calcext:value-type="float">
            <text:p>0.6188729186</text:p>
          </table:table-cell>
          <table:table-cell office:value-type="float" office:value="0.60155019158148" calcext:value-type="float">
            <text:p>0.6015501916</text:p>
          </table:table-cell>
          <table:table-cell office:value-type="float" office:value="0.628520959758799" calcext:value-type="float">
            <text:p>0.6285209598</text:p>
          </table:table-cell>
          <table:table-cell office:value-type="float" office:value="0.0152911558929971" calcext:value-type="float">
            <text:p>0.0152911559</text:p>
          </table:table-cell>
          <table:table-cell office:value-type="float" office:value="0" calcext:value-type="float">
            <text:p>0</text:p>
          </table:table-cell>
          <table:table-cell office:value-type="float" office:value="0.0167108973972102" calcext:value-type="float">
            <text:p>0.0167108974</text:p>
          </table:table-cell>
          <table:table-cell/>
          <table:table-cell table:formula="of:=FIND(&quot;of &quot;;[.A167])" office:value-type="float" office:value="9" calcext:value-type="float">
            <text:p>9</text:p>
          </table:table-cell>
          <table:table-cell table:formula="of:=VALUE(REPLACE([.A167];1;[.I167]+2;&quot;&quot;))" office:value-type="float" office:value="82500" calcext:value-type="float">
            <text:p>82500</text:p>
          </table:table-cell>
          <table:table-cell table:formula="of:=[.B167]*1000" office:value-type="float" office:value="618.87291864812" calcext:value-type="float">
            <text:p>618.8729186481</text:p>
          </table:table-cell>
          <table:table-cell/>
        </table:table-row>
        <table:table-row table:style-name="ro1">
          <table:table-cell office:value-type="string" calcext:value-type="string">
            <text:p>find 50 of 85000</text:p>
          </table:table-cell>
          <table:table-cell office:value-type="float" office:value="0.654766917856402" calcext:value-type="float">
            <text:p>0.6547669179</text:p>
          </table:table-cell>
          <table:table-cell office:value-type="float" office:value="0.631978061262439" calcext:value-type="float">
            <text:p>0.6319780613</text:p>
          </table:table-cell>
          <table:table-cell office:value-type="float" office:value="0.67305153255535" calcext:value-type="float">
            <text:p>0.6730515326</text:p>
          </table:table-cell>
          <table:table-cell office:value-type="float" office:value="0.0285792058414816" calcext:value-type="float">
            <text:p>0.0285792058</text:p>
          </table:table-cell>
          <table:table-cell office:value-type="float" office:value="0" calcext:value-type="float">
            <text:p>0</text:p>
          </table:table-cell>
          <table:table-cell office:value-type="float" office:value="0.0316698816553989" calcext:value-type="float">
            <text:p>0.0316698817</text:p>
          </table:table-cell>
          <table:table-cell/>
          <table:table-cell table:formula="of:=FIND(&quot;of &quot;;[.A168])" office:value-type="float" office:value="9" calcext:value-type="float">
            <text:p>9</text:p>
          </table:table-cell>
          <table:table-cell table:formula="of:=VALUE(REPLACE([.A168];1;[.I168]+2;&quot;&quot;))" office:value-type="float" office:value="85000" calcext:value-type="float">
            <text:p>85000</text:p>
          </table:table-cell>
          <table:table-cell table:formula="of:=[.B168]*1000" office:value-type="float" office:value="654.766917856402" calcext:value-type="float">
            <text:p>654.7669178564</text:p>
          </table:table-cell>
          <table:table-cell/>
        </table:table-row>
        <table:table-row table:style-name="ro1">
          <table:table-cell office:value-type="string" calcext:value-type="string">
            <text:p>find 50 of 87500</text:p>
          </table:table-cell>
          <table:table-cell office:value-type="float" office:value="0.671818117980112" calcext:value-type="float">
            <text:p>0.671818118</text:p>
          </table:table-cell>
          <table:table-cell office:value-type="float" office:value="0.653806085944815" calcext:value-type="float">
            <text:p>0.6538060859</text:p>
          </table:table-cell>
          <table:table-cell office:value-type="float" office:value="0.687151098528732" calcext:value-type="float">
            <text:p>0.6871510985</text:p>
          </table:table-cell>
          <table:table-cell office:value-type="float" office:value="0.0245682578771052" calcext:value-type="float">
            <text:p>0.0245682579</text:p>
          </table:table-cell>
          <table:table-cell office:value-type="float" office:value="0" calcext:value-type="float">
            <text:p>0</text:p>
          </table:table-cell>
          <table:table-cell office:value-type="float" office:value="0.0265575013416752" calcext:value-type="float">
            <text:p>0.0265575013</text:p>
          </table:table-cell>
          <table:table-cell/>
          <table:table-cell table:formula="of:=FIND(&quot;of &quot;;[.A169])" office:value-type="float" office:value="9" calcext:value-type="float">
            <text:p>9</text:p>
          </table:table-cell>
          <table:table-cell table:formula="of:=VALUE(REPLACE([.A169];1;[.I169]+2;&quot;&quot;))" office:value-type="float" office:value="87500" calcext:value-type="float">
            <text:p>87500</text:p>
          </table:table-cell>
          <table:table-cell table:formula="of:=[.B169]*1000" office:value-type="float" office:value="671.818117980112" calcext:value-type="float">
            <text:p>671.8181179801</text:p>
          </table:table-cell>
          <table:table-cell/>
        </table:table-row>
        <table:table-row table:style-name="ro1">
          <table:table-cell office:value-type="string" calcext:value-type="string">
            <text:p>find 50 of 90000</text:p>
          </table:table-cell>
          <table:table-cell office:value-type="float" office:value="0.705975447943426" calcext:value-type="float">
            <text:p>0.7059754479</text:p>
          </table:table-cell>
          <table:table-cell office:value-type="float" office:value="0.698924664270985" calcext:value-type="float">
            <text:p>0.6989246643</text:p>
          </table:table-cell>
          <table:table-cell office:value-type="float" office:value="0.712704522810234" calcext:value-type="float">
            <text:p>0.7127045228</text:p>
          </table:table-cell>
          <table:table-cell office:value-type="float" office:value="0.0113867215405027" calcext:value-type="float">
            <text:p>0.0113867215</text:p>
          </table:table-cell>
          <table:table-cell office:value-type="float" office:value="0" calcext:value-type="float">
            <text:p>0</text:p>
          </table:table-cell>
          <table:table-cell office:value-type="float" office:value="0.0116550995572465" calcext:value-type="float">
            <text:p>0.0116550996</text:p>
          </table:table-cell>
          <table:table-cell/>
          <table:table-cell table:formula="of:=FIND(&quot;of &quot;;[.A170])" office:value-type="float" office:value="9" calcext:value-type="float">
            <text:p>9</text:p>
          </table:table-cell>
          <table:table-cell table:formula="of:=VALUE(REPLACE([.A170];1;[.I170]+2;&quot;&quot;))" office:value-type="float" office:value="90000" calcext:value-type="float">
            <text:p>90000</text:p>
          </table:table-cell>
          <table:table-cell table:formula="of:=[.B170]*1000" office:value-type="float" office:value="705.975447943426" calcext:value-type="float">
            <text:p>705.9754479434</text:p>
          </table:table-cell>
          <table:table-cell/>
        </table:table-row>
        <table:table-row table:style-name="ro1">
          <table:table-cell office:value-type="string" calcext:value-type="string">
            <text:p>find 50 of 92500</text:p>
          </table:table-cell>
          <table:table-cell office:value-type="float" office:value="0.750133952979973" calcext:value-type="float">
            <text:p>0.750133953</text:p>
          </table:table-cell>
          <table:table-cell office:value-type="float" office:value="0.720107661578414" calcext:value-type="float">
            <text:p>0.7201076616</text:p>
          </table:table-cell>
          <table:table-cell office:value-type="float" office:value="0.775748316275032" calcext:value-type="float">
            <text:p>0.7757483163</text:p>
          </table:table-cell>
          <table:table-cell office:value-type="float" office:value="0.041081090075968" calcext:value-type="float">
            <text:p>0.0410810901</text:p>
          </table:table-cell>
          <table:table-cell office:value-type="float" office:value="0" calcext:value-type="float">
            <text:p>0</text:p>
          </table:table-cell>
          <table:table-cell office:value-type="float" office:value="0.0443653786305689" calcext:value-type="float">
            <text:p>0.0443653786</text:p>
          </table:table-cell>
          <table:table-cell/>
          <table:table-cell table:formula="of:=FIND(&quot;of &quot;;[.A171])" office:value-type="float" office:value="9" calcext:value-type="float">
            <text:p>9</text:p>
          </table:table-cell>
          <table:table-cell table:formula="of:=VALUE(REPLACE([.A171];1;[.I171]+2;&quot;&quot;))" office:value-type="float" office:value="92500" calcext:value-type="float">
            <text:p>92500</text:p>
          </table:table-cell>
          <table:table-cell table:formula="of:=[.B171]*1000" office:value-type="float" office:value="750.133952979973" calcext:value-type="float">
            <text:p>750.13395298</text:p>
          </table:table-cell>
          <table:table-cell/>
        </table:table-row>
        <table:table-row table:style-name="ro1">
          <table:table-cell office:value-type="string" calcext:value-type="string">
            <text:p>find 50 of 95000</text:p>
          </table:table-cell>
          <table:table-cell office:value-type="float" office:value="0.73635928084165" calcext:value-type="float">
            <text:p>0.7363592808</text:p>
          </table:table-cell>
          <table:table-cell office:value-type="float" office:value="0.714247204173297" calcext:value-type="float">
            <text:p>0.7142472042</text:p>
          </table:table-cell>
          <table:table-cell office:value-type="float" office:value="0.755618239259862" calcext:value-type="float">
            <text:p>0.7556182393</text:p>
          </table:table-cell>
          <table:table-cell office:value-type="float" office:value="0.031181709896767" calcext:value-type="float">
            <text:p>0.0311817099</text:p>
          </table:table-cell>
          <table:table-cell office:value-type="float" office:value="0" calcext:value-type="float">
            <text:p>0</text:p>
          </table:table-cell>
          <table:table-cell office:value-type="float" office:value="0.033357494481201" calcext:value-type="float">
            <text:p>0.0333574945</text:p>
          </table:table-cell>
          <table:table-cell/>
          <table:table-cell table:formula="of:=FIND(&quot;of &quot;;[.A172])" office:value-type="float" office:value="9" calcext:value-type="float">
            <text:p>9</text:p>
          </table:table-cell>
          <table:table-cell table:formula="of:=VALUE(REPLACE([.A172];1;[.I172]+2;&quot;&quot;))" office:value-type="float" office:value="95000" calcext:value-type="float">
            <text:p>95000</text:p>
          </table:table-cell>
          <table:table-cell table:formula="of:=[.B172]*1000" office:value-type="float" office:value="736.35928084165" calcext:value-type="float">
            <text:p>736.3592808417</text:p>
          </table:table-cell>
          <table:table-cell/>
        </table:table-row>
        <table:table-row table:style-name="ro1">
          <table:table-cell office:value-type="string" calcext:value-type="string">
            <text:p>find 50 of 97500</text:p>
          </table:table-cell>
          <table:table-cell office:value-type="float" office:value="0.795569300438476" calcext:value-type="float">
            <text:p>0.7955693004</text:p>
          </table:table-cell>
          <table:table-cell office:value-type="float" office:value="0.779039417174352" calcext:value-type="float">
            <text:p>0.7790394172</text:p>
          </table:table-cell>
          <table:table-cell office:value-type="float" office:value="0.806657674009392" calcext:value-type="float">
            <text:p>0.806657674</text:p>
          </table:table-cell>
          <table:table-cell office:value-type="float" office:value="0.0166335111075275" calcext:value-type="float">
            <text:p>0.0166335111</text:p>
          </table:table-cell>
          <table:table-cell office:value-type="float" office:value="0" calcext:value-type="float">
            <text:p>0</text:p>
          </table:table-cell>
          <table:table-cell office:value-type="float" office:value="0.0192056263981304" calcext:value-type="float">
            <text:p>0.0192056264</text:p>
          </table:table-cell>
          <table:table-cell/>
          <table:table-cell table:formula="of:=FIND(&quot;of &quot;;[.A173])" office:value-type="float" office:value="9" calcext:value-type="float">
            <text:p>9</text:p>
          </table:table-cell>
          <table:table-cell table:formula="of:=VALUE(REPLACE([.A173];1;[.I173]+2;&quot;&quot;))" office:value-type="float" office:value="97500" calcext:value-type="float">
            <text:p>97500</text:p>
          </table:table-cell>
          <table:table-cell table:formula="of:=[.B173]*1000" office:value-type="float" office:value="795.569300438476" calcext:value-type="float">
            <text:p>795.5693004385</text:p>
          </table:table-cell>
          <table:table-cell/>
        </table:table-row>
        <table:table-row table:style-name="ro1">
          <table:table-cell office:value-type="string" calcext:value-type="string">
            <text:p>find 50 of 100000</text:p>
          </table:table-cell>
          <table:table-cell office:value-type="float" office:value="0.803222898733768" calcext:value-type="float">
            <text:p>0.8032228987</text:p>
          </table:table-cell>
          <table:table-cell office:value-type="float" office:value="0.773075386924609" calcext:value-type="float">
            <text:p>0.7730753869</text:p>
          </table:table-cell>
          <table:table-cell office:value-type="float" office:value="0.82118114854778" calcext:value-type="float">
            <text:p>0.8211811485</text:p>
          </table:table-cell>
          <table:table-cell office:value-type="float" office:value="0.0275052194543967" calcext:value-type="float">
            <text:p>0.0275052195</text:p>
          </table:table-cell>
          <table:table-cell office:value-type="float" office:value="0" calcext:value-type="float">
            <text:p>0</text:p>
          </table:table-cell>
          <table:table-cell office:value-type="float" office:value="0.0311046010928839" calcext:value-type="float">
            <text:p>0.0311046011</text:p>
          </table:table-cell>
          <table:table-cell/>
          <table:table-cell table:formula="of:=FIND(&quot;of &quot;;[.A174])" office:value-type="float" office:value="9" calcext:value-type="float">
            <text:p>9</text:p>
          </table:table-cell>
          <table:table-cell table:formula="of:=VALUE(REPLACE([.A174];1;[.I174]+2;&quot;&quot;))" office:value-type="float" office:value="100000" calcext:value-type="float">
            <text:p>100000</text:p>
          </table:table-cell>
          <table:table-cell table:formula="of:=[.B174]*1000" office:value-type="float" office:value="803.222898733768" calcext:value-type="float">
            <text:p>803.22289873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23:03:51.825651148</dc:date>
    <meta:editing-duration>PT31M8S</meta:editing-duration>
    <meta:editing-cycles>2</meta:editing-cycles>
    <meta:generator>LibreOffice/5.1.4.2$Linux_X86_64 LibreOffice_project/10m0$Build-2</meta:generator>
    <meta:document-statistic meta:table-count="1" meta:cell-count="17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3.205cm" style:legend-expansion="high" chart:style-name="ch2"/>
        <chart:plot-area chart:style-name="ch3" table:cell-range-address="new.J11:new.K51 new.L11:new.L11 new.L2:new.L2 new.K2:new.K10 new.L52:new.L52 new.K52:new.K174 new.L93:new.L93 new.L134:new.L134" chart:data-source-has-labels="row" svg:x="0.32cm" svg:y="0.18cm" svg:width="13.282cm" svg:height="8.64cm">
          <chartooo:coordinate-region svg:x="1.127cm" svg:y="0.379cm" svg:width="11.73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ew.K11:new.K51" chart:label-cell-address="new.L11:new.L11" chart:class="chart:scatter">
            <chart:domain table:cell-range-address="new.J11:new.J51"/>
            <chart:data-point chart:repeated="41"/>
          </chart:series>
          <chart:series chart:style-name="ch8" chart:values-cell-range-address="new.K2:new.K10" chart:label-cell-address="new.L2:new.L2" chart:class="chart:scatter">
            <chart:domain table:cell-range-address="new.J2:new.J10"/>
            <chart:data-point chart:repeated="9"/>
          </chart:series>
          <chart:series chart:style-name="ch9" chart:values-cell-range-address="new.K52:new.K92" chart:label-cell-address="new.L52:new.L52" chart:class="chart:scatter">
            <chart:domain table:cell-range-address="new.J52:new.J92"/>
            <chart:data-point chart:repeated="41"/>
          </chart:series>
          <chart:series chart:style-name="ch10" chart:values-cell-range-address="new.K93:new.K133" chart:label-cell-address="new.L93:new.L93" chart:class="chart:scatter">
            <chart:domain table:cell-range-address="new.J93:new.J133"/>
            <chart:data-point chart:repeated="15"/>
            <chart:data-point chart:style-name="ch11"/>
            <chart:data-point chart:repeated="25"/>
          </chart:series>
          <chart:series chart:style-name="ch12" chart:values-cell-range-address="new.K134:new.K174" chart:label-cell-address="new.L134:new.L134" chart:class="chart:scatter">
            <chart:domain table:cell-range-address="new.J134:new.J174"/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ind all</text:p>
                <draw:g>
                  <svg:desc>new.L11:new.L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half</text:p>
                <draw:g>
                  <svg:desc>new.L2:new.L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0</text:p>
                <draw:g>
                  <svg:desc>new.L52:new.L5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20</text:p>
                <draw:g>
                  <svg:desc>new.L93:new.L9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50</text:p>
                <draw:g>
                  <svg:desc>new.L134:new.L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w.J11:new.J51</svg:desc>
                </draw:g>
              </table:table-cell>
              <table:table-cell office:value-type="float" office:value="0.00366041087692881">
                <text:p>0.00366041087692881</text:p>
                <draw:g>
                  <svg:desc>new.K11:new.K51</svg:desc>
                </draw:g>
              </table:table-cell>
              <table:table-cell office:value-type="float" office:value="0">
                <text:p>0</text:p>
                <draw:g>
                  <svg:desc>new.J2:new.J10</svg:desc>
                </draw:g>
              </table:table-cell>
              <table:table-cell office:value-type="float" office:value="0.00365774577361152">
                <text:p>0.00365774577361152</text:p>
                <draw:g>
                  <svg:desc>new.K2:new.K10</svg:desc>
                </draw:g>
              </table:table-cell>
              <table:table-cell office:value-type="float" office:value="0">
                <text:p>0</text:p>
                <draw:g>
                  <svg:desc>new.J52:new.J92</svg:desc>
                </draw:g>
              </table:table-cell>
              <table:table-cell office:value-type="float" office:value="0.00362243485123216">
                <text:p>0.00362243485123216</text:p>
                <draw:g>
                  <svg:desc>new.K52:new.K92</svg:desc>
                </draw:g>
              </table:table-cell>
              <table:table-cell office:value-type="float" office:value="NaN">
                <text:p>NaN</text:p>
                <draw:g>
                  <svg:desc>new.J93:new.J133</svg:desc>
                </draw:g>
              </table:table-cell>
              <table:table-cell office:value-type="float" office:value="0.000000550193123507405">
                <text:p>0.000000550193123507405</text:p>
                <draw:g>
                  <svg:desc>new.K93:new.K133</svg:desc>
                </draw:g>
              </table:table-cell>
              <table:table-cell office:value-type="float" office:value="NaN">
                <text:p>NaN</text:p>
                <draw:g>
                  <svg:desc>new.J134:new.J174</svg:desc>
                </draw:g>
              </table:table-cell>
              <table:table-cell office:value-type="float" office:value="0.000000549830481755281">
                <text:p>0.000000549830481755281</text:p>
                <draw:g>
                  <svg:desc>new.K134:new.K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16.6045655951411">
                <text:p>16.6045655951411</text:p>
              </table:table-cell>
              <table:table-cell office:value-type="float" office:value="2500">
                <text:p>2500</text:p>
              </table:table-cell>
              <table:table-cell office:value-type="float" office:value="162.224416761855">
                <text:p>162.224416761855</text:p>
              </table:table-cell>
              <table:table-cell office:value-type="float" office:value="2500">
                <text:p>2500</text:p>
              </table:table-cell>
              <table:table-cell office:value-type="float" office:value="4.76241497658132">
                <text:p>4.76241497658132</text:p>
              </table:table-cell>
              <table:table-cell office:value-type="float" office:value="2500">
                <text:p>2500</text:p>
              </table:table-cell>
              <table:table-cell office:value-type="float" office:value="7.40762324548923">
                <text:p>7.40762324548923</text:p>
              </table:table-cell>
              <table:table-cell office:value-type="float" office:value="2500">
                <text:p>2500</text:p>
              </table:table-cell>
              <table:table-cell office:value-type="float" office:value="8.7862916611513">
                <text:p>8.7862916611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36.1106583646974">
                <text:p>36.1106583646974</text:p>
              </table:table-cell>
              <table:table-cell office:value-type="float" office:value="5000">
                <text:p>5000</text:p>
              </table:table-cell>
              <table:table-cell office:value-type="float" office:value="619.255952744374">
                <text:p>619.255952744374</text:p>
              </table:table-cell>
              <table:table-cell office:value-type="float" office:value="5000">
                <text:p>5000</text:p>
              </table:table-cell>
              <table:table-cell office:value-type="float" office:value="11.3287792751214">
                <text:p>11.3287792751214</text:p>
              </table:table-cell>
              <table:table-cell office:value-type="float" office:value="5000">
                <text:p>5000</text:p>
              </table:table-cell>
              <table:table-cell office:value-type="float" office:value="16.9113295632881">
                <text:p>16.9113295632881</text:p>
              </table:table-cell>
              <table:table-cell office:value-type="float" office:value="5000">
                <text:p>5000</text:p>
              </table:table-cell>
              <table:table-cell office:value-type="float" office:value="18.5941219227418">
                <text:p>18.5941219227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">
                <text:p>7500</text:p>
              </table:table-cell>
              <table:table-cell office:value-type="float" office:value="57.1091027023796">
                <text:p>57.1091027023796</text:p>
              </table:table-cell>
              <table:table-cell office:value-type="float" office:value="7500">
                <text:p>7500</text:p>
              </table:table-cell>
              <table:table-cell office:value-type="float" office:value="1373.42551220632">
                <text:p>1373.42551220632</text:p>
              </table:table-cell>
              <table:table-cell office:value-type="float" office:value="7500">
                <text:p>7500</text:p>
              </table:table-cell>
              <table:table-cell office:value-type="float" office:value="18.3833365281861">
                <text:p>18.3833365281861</text:p>
              </table:table-cell>
              <table:table-cell office:value-type="float" office:value="7500">
                <text:p>7500</text:p>
              </table:table-cell>
              <table:table-cell office:value-type="float" office:value="27.7120942759101">
                <text:p>27.7120942759101</text:p>
              </table:table-cell>
              <table:table-cell office:value-type="float" office:value="7500">
                <text:p>7500</text:p>
              </table:table-cell>
              <table:table-cell office:value-type="float" office:value="29.4820567674005">
                <text:p>29.4820567674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79.4636663790886">
                <text:p>79.4636663790886</text:p>
              </table:table-cell>
              <table:table-cell office:value-type="float" office:value="10000">
                <text:p>10000</text:p>
              </table:table-cell>
              <table:table-cell office:value-type="float" office:value="2459.89955512894">
                <text:p>2459.89955512894</text:p>
              </table:table-cell>
              <table:table-cell office:value-type="float" office:value="10000">
                <text:p>10000</text:p>
              </table:table-cell>
              <table:table-cell office:value-type="float" office:value="27.0209641262701">
                <text:p>27.0209641262701</text:p>
              </table:table-cell>
              <table:table-cell office:value-type="float" office:value="10000">
                <text:p>10000</text:p>
              </table:table-cell>
              <table:table-cell office:value-type="float" office:value="39.5158814881175">
                <text:p>39.5158814881175</text:p>
              </table:table-cell>
              <table:table-cell office:value-type="float" office:value="10000">
                <text:p>10000</text:p>
              </table:table-cell>
              <table:table-cell office:value-type="float" office:value="45.7864348075533">
                <text:p>45.7864348075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102.317882671034">
                <text:p>102.317882671034</text:p>
              </table:table-cell>
              <table:table-cell office:value-type="float" office:value="12500">
                <text:p>12500</text:p>
              </table:table-cell>
              <table:table-cell office:value-type="float" office:value="3800.01795618546">
                <text:p>3800.01795618546</text:p>
              </table:table-cell>
              <table:table-cell office:value-type="float" office:value="12500">
                <text:p>12500</text:p>
              </table:table-cell>
              <table:table-cell office:value-type="float" office:value="35.7231630480728">
                <text:p>35.7231630480728</text:p>
              </table:table-cell>
              <table:table-cell office:value-type="float" office:value="12500">
                <text:p>12500</text:p>
              </table:table-cell>
              <table:table-cell office:value-type="float" office:value="52.2828630360055">
                <text:p>52.2828630360055</text:p>
              </table:table-cell>
              <table:table-cell office:value-type="float" office:value="12500">
                <text:p>12500</text:p>
              </table:table-cell>
              <table:table-cell office:value-type="float" office:value="55.2471426985458">
                <text:p>55.2471426985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">
                <text:p>15000</text:p>
              </table:table-cell>
              <table:table-cell office:value-type="float" office:value="126.822745139107">
                <text:p>126.822745139107</text:p>
              </table:table-cell>
              <table:table-cell office:value-type="float" office:value="15000">
                <text:p>15000</text:p>
              </table:table-cell>
              <table:table-cell office:value-type="float" office:value="5545.4644000504">
                <text:p>5545.4644000504</text:p>
              </table:table-cell>
              <table:table-cell office:value-type="float" office:value="15000">
                <text:p>15000</text:p>
              </table:table-cell>
              <table:table-cell office:value-type="float" office:value="45.9479589328473">
                <text:p>45.9479589328473</text:p>
              </table:table-cell>
              <table:table-cell office:value-type="float" office:value="15000">
                <text:p>15000</text:p>
              </table:table-cell>
              <table:table-cell office:value-type="float" office:value="67.5670492239472">
                <text:p>67.5670492239472</text:p>
              </table:table-cell>
              <table:table-cell office:value-type="float" office:value="15000">
                <text:p>15000</text:p>
              </table:table-cell>
              <table:table-cell office:value-type="float" office:value="67.8731221681936">
                <text:p>67.8731221681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0">
                <text:p>17500</text:p>
              </table:table-cell>
              <table:table-cell office:value-type="float" office:value="154.848619595989">
                <text:p>154.848619595989</text:p>
              </table:table-cell>
              <table:table-cell office:value-type="float" office:value="17500">
                <text:p>17500</text:p>
              </table:table-cell>
              <table:table-cell office:value-type="float" office:value="7543.63183890983">
                <text:p>7543.63183890983</text:p>
              </table:table-cell>
              <table:table-cell office:value-type="float" office:value="17500">
                <text:p>17500</text:p>
              </table:table-cell>
              <table:table-cell office:value-type="float" office:value="55.1793960721716">
                <text:p>55.1793960721716</text:p>
              </table:table-cell>
              <table:table-cell office:value-type="float" office:value="17500">
                <text:p>17500</text:p>
              </table:table-cell>
              <table:table-cell office:value-type="float" office:value="83.8252679428088">
                <text:p>83.8252679428088</text:p>
              </table:table-cell>
              <table:table-cell office:value-type="float" office:value="17500">
                <text:p>17500</text:p>
              </table:table-cell>
              <table:table-cell office:value-type="float" office:value="82.6408794831539">
                <text:p>82.6408794831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176.682569605635">
                <text:p>176.682569605635</text:p>
              </table:table-cell>
              <table:table-cell office:value-type="float" office:value="20000">
                <text:p>20000</text:p>
              </table:table-cell>
              <table:table-cell office:value-type="float" office:value="9804.25121747769">
                <text:p>9804.25121747769</text:p>
              </table:table-cell>
              <table:table-cell office:value-type="float" office:value="20000">
                <text:p>20000</text:p>
              </table:table-cell>
              <table:table-cell office:value-type="float" office:value="63.9652428899845">
                <text:p>63.9652428899845</text:p>
              </table:table-cell>
              <table:table-cell office:value-type="float" office:value="20000">
                <text:p>20000</text:p>
              </table:table-cell>
              <table:table-cell office:value-type="float" office:value="100.488218975235">
                <text:p>100.488218975235</text:p>
              </table:table-cell>
              <table:table-cell office:value-type="float" office:value="20000">
                <text:p>20000</text:p>
              </table:table-cell>
              <table:table-cell office:value-type="float" office:value="97.2305139304059">
                <text:p>97.2305139304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0">
                <text:p>22500</text:p>
              </table:table-cell>
              <table:table-cell office:value-type="float" office:value="207.856987043395">
                <text:p>207.85698704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">
                <text:p>22500</text:p>
              </table:table-cell>
              <table:table-cell office:value-type="float" office:value="75.8303095277494">
                <text:p>75.8303095277494</text:p>
              </table:table-cell>
              <table:table-cell office:value-type="float" office:value="22500">
                <text:p>22500</text:p>
              </table:table-cell>
              <table:table-cell office:value-type="float" office:value="115.724266246839">
                <text:p>115.724266246839</text:p>
              </table:table-cell>
              <table:table-cell office:value-type="float" office:value="22500">
                <text:p>22500</text:p>
              </table:table-cell>
              <table:table-cell office:value-type="float" office:value="112.713197858248">
                <text:p>112.713197858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">
                <text:p>25000</text:p>
              </table:table-cell>
              <table:table-cell office:value-type="float" office:value="232.549322229999">
                <text:p>232.54932222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84.6656922158976">
                <text:p>84.6656922158976</text:p>
              </table:table-cell>
              <table:table-cell office:value-type="float" office:value="25000">
                <text:p>25000</text:p>
              </table:table-cell>
              <table:table-cell office:value-type="float" office:value="130.213772781813">
                <text:p>130.213772781813</text:p>
              </table:table-cell>
              <table:table-cell office:value-type="float" office:value="25000">
                <text:p>25000</text:p>
              </table:table-cell>
              <table:table-cell office:value-type="float" office:value="140.61748189701">
                <text:p>140.61748189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0">
                <text:p>27500</text:p>
              </table:table-cell>
              <table:table-cell office:value-type="float" office:value="254.668401520363">
                <text:p>254.66840152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0">
                <text:p>27500</text:p>
              </table:table-cell>
              <table:table-cell office:value-type="float" office:value="98.5260496689052">
                <text:p>98.5260496689052</text:p>
              </table:table-cell>
              <table:table-cell office:value-type="float" office:value="27500">
                <text:p>27500</text:p>
              </table:table-cell>
              <table:table-cell office:value-type="float" office:value="149.5226157196">
                <text:p>149.5226157196</text:p>
              </table:table-cell>
              <table:table-cell office:value-type="float" office:value="27500">
                <text:p>27500</text:p>
              </table:table-cell>
              <table:table-cell office:value-type="float" office:value="147.888145526744">
                <text:p>147.888145526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286.206031721758">
                <text:p>286.20603172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108.352791107921">
                <text:p>108.352791107921</text:p>
              </table:table-cell>
              <table:table-cell office:value-type="float" office:value="30000">
                <text:p>30000</text:p>
              </table:table-cell>
              <table:table-cell office:value-type="float" office:value="162.761519401489">
                <text:p>162.761519401489</text:p>
              </table:table-cell>
              <table:table-cell office:value-type="float" office:value="30000">
                <text:p>30000</text:p>
              </table:table-cell>
              <table:table-cell office:value-type="float" office:value="164.190594752343">
                <text:p>164.190594752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00">
                <text:p>32500</text:p>
              </table:table-cell>
              <table:table-cell office:value-type="float" office:value="308.448309067747">
                <text:p>308.44830906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">
                <text:p>32500</text:p>
              </table:table-cell>
              <table:table-cell office:value-type="float" office:value="115.501509670731">
                <text:p>115.501509670731</text:p>
              </table:table-cell>
              <table:table-cell office:value-type="float" office:value="32500">
                <text:p>32500</text:p>
              </table:table-cell>
              <table:table-cell office:value-type="float" office:value="188.178996299737">
                <text:p>188.178996299737</text:p>
              </table:table-cell>
              <table:table-cell office:value-type="float" office:value="32500">
                <text:p>32500</text:p>
              </table:table-cell>
              <table:table-cell office:value-type="float" office:value="179.706199304157">
                <text:p>179.706199304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0">
                <text:p>35000</text:p>
              </table:table-cell>
              <table:table-cell office:value-type="float" office:value="337.504185264404">
                <text:p>337.50418526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129.935978858008">
                <text:p>129.935978858008</text:p>
              </table:table-cell>
              <table:table-cell office:value-type="float" office:value="35000">
                <text:p>35000</text:p>
              </table:table-cell>
              <table:table-cell office:value-type="float" office:value="204.101477983984">
                <text:p>204.101477983984</text:p>
              </table:table-cell>
              <table:table-cell office:value-type="float" office:value="35000">
                <text:p>35000</text:p>
              </table:table-cell>
              <table:table-cell office:value-type="float" office:value="201.967248989923">
                <text:p>201.967248989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00">
                <text:p>37500</text:p>
              </table:table-cell>
              <table:table-cell office:value-type="float" office:value="368.673364425225">
                <text:p>368.67336442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42.645018251071">
                <text:p>142.645018251071</text:p>
              </table:table-cell>
              <table:table-cell office:value-type="float" office:value="37500">
                <text:p>37500</text:p>
              </table:table-cell>
              <table:table-cell office:value-type="float" office:value="225.755805192316">
                <text:p>225.755805192316</text:p>
              </table:table-cell>
              <table:table-cell office:value-type="float" office:value="37500">
                <text:p>37500</text:p>
              </table:table-cell>
              <table:table-cell office:value-type="float" office:value="222.181235660832">
                <text:p>222.181235660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396.297231129362">
                <text:p>396.29723112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157.45375421933">
                <text:p>157.45375421933</text:p>
              </table:table-cell>
              <table:table-cell office:value-type="float" office:value="40000">
                <text:p>40000</text:p>
              </table:table-cell>
              <table:table-cell office:value-type="float" office:value="248.598517041045">
                <text:p>248.598517041045</text:p>
              </table:table-cell>
              <table:table-cell office:value-type="float" office:value="40000">
                <text:p>40000</text:p>
              </table:table-cell>
              <table:table-cell office:value-type="float" office:value="241.89688237296">
                <text:p>241.89688237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500">
                <text:p>42500</text:p>
              </table:table-cell>
              <table:table-cell office:value-type="float" office:value="424.149596630691">
                <text:p>424.14959663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">
                <text:p>42500</text:p>
              </table:table-cell>
              <table:table-cell office:value-type="float" office:value="166.838090075938">
                <text:p>166.838090075938</text:p>
              </table:table-cell>
              <table:table-cell office:value-type="float" office:value="42500">
                <text:p>42500</text:p>
              </table:table-cell>
              <table:table-cell office:value-type="float" office:value="259.72528266875">
                <text:p>259.72528266875</text:p>
              </table:table-cell>
              <table:table-cell office:value-type="float" office:value="42500">
                <text:p>42500</text:p>
              </table:table-cell>
              <table:table-cell office:value-type="float" office:value="256.60507776735">
                <text:p>256.60507776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0">
                <text:p>45000</text:p>
              </table:table-cell>
              <table:table-cell office:value-type="float" office:value="462.407634141174">
                <text:p>462.40763414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174.014738564879">
                <text:p>174.014738564879</text:p>
              </table:table-cell>
              <table:table-cell office:value-type="float" office:value="45000">
                <text:p>45000</text:p>
              </table:table-cell>
              <table:table-cell office:value-type="float" office:value="286.446061402087">
                <text:p>286.446061402087</text:p>
              </table:table-cell>
              <table:table-cell office:value-type="float" office:value="45000">
                <text:p>45000</text:p>
              </table:table-cell>
              <table:table-cell office:value-type="float" office:value="288.925704838857">
                <text:p>288.925704838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00">
                <text:p>47500</text:p>
              </table:table-cell>
              <table:table-cell office:value-type="float" office:value="483.448313575385">
                <text:p>483.44831357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00">
                <text:p>47500</text:p>
              </table:table-cell>
              <table:table-cell office:value-type="float" office:value="203.595285670555">
                <text:p>203.595285670555</text:p>
              </table:table-cell>
              <table:table-cell office:value-type="float" office:value="47500">
                <text:p>47500</text:p>
              </table:table-cell>
              <table:table-cell office:value-type="float" office:value="300.648167793982">
                <text:p>300.648167793982</text:p>
              </table:table-cell>
              <table:table-cell office:value-type="float" office:value="47500">
                <text:p>47500</text:p>
              </table:table-cell>
              <table:table-cell office:value-type="float" office:value="314.227542092066">
                <text:p>314.227542092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512.829275572535">
                <text:p>512.82927557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205.893648461162">
                <text:p>205.893648461162</text:p>
              </table:table-cell>
              <table:table-cell office:value-type="float" office:value="50000">
                <text:p>50000</text:p>
              </table:table-cell>
              <table:table-cell office:value-type="float" office:value="325.750647896196">
                <text:p>325.750647896196</text:p>
              </table:table-cell>
              <table:table-cell office:value-type="float" office:value="50000">
                <text:p>50000</text:p>
              </table:table-cell>
              <table:table-cell office:value-type="float" office:value="322.068233219609">
                <text:p>322.068233219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00">
                <text:p>52500</text:p>
              </table:table-cell>
              <table:table-cell office:value-type="float" office:value="544.347808674047">
                <text:p>544.34780867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">
                <text:p>52500</text:p>
              </table:table-cell>
              <table:table-cell office:value-type="float" office:value="217.469207286635">
                <text:p>217.469207286635</text:p>
              </table:table-cell>
              <table:table-cell office:value-type="float" office:value="52500">
                <text:p>52500</text:p>
              </table:table-cell>
              <table:table-cell office:value-type="float" office:value="336.616477421709">
                <text:p>336.616477421709</text:p>
              </table:table-cell>
              <table:table-cell office:value-type="float" office:value="52500">
                <text:p>52500</text:p>
              </table:table-cell>
              <table:table-cell office:value-type="float" office:value="343.01080204543">
                <text:p>343.01080204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000">
                <text:p>55000</text:p>
              </table:table-cell>
              <table:table-cell office:value-type="float" office:value="579.785951193673">
                <text:p>579.7859511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231.745552575404">
                <text:p>231.745552575404</text:p>
              </table:table-cell>
              <table:table-cell office:value-type="float" office:value="55000">
                <text:p>55000</text:p>
              </table:table-cell>
              <table:table-cell office:value-type="float" office:value="364.219374922717">
                <text:p>364.219374922717</text:p>
              </table:table-cell>
              <table:table-cell office:value-type="float" office:value="55000">
                <text:p>55000</text:p>
              </table:table-cell>
              <table:table-cell office:value-type="float" office:value="364.883762500085">
                <text:p>364.883762500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500">
                <text:p>57500</text:p>
              </table:table-cell>
              <table:table-cell office:value-type="float" office:value="613.153628190402">
                <text:p>613.15362819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00">
                <text:p>57500</text:p>
              </table:table-cell>
              <table:table-cell office:value-type="float" office:value="242.146150638867">
                <text:p>242.146150638867</text:p>
              </table:table-cell>
              <table:table-cell office:value-type="float" office:value="57500">
                <text:p>57500</text:p>
              </table:table-cell>
              <table:table-cell office:value-type="float" office:value="389.010855110276">
                <text:p>389.010855110276</text:p>
              </table:table-cell>
              <table:table-cell office:value-type="float" office:value="57500">
                <text:p>57500</text:p>
              </table:table-cell>
              <table:table-cell office:value-type="float" office:value="400.174337352282">
                <text:p>400.174337352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">
                <text:p>60000</text:p>
              </table:table-cell>
              <table:table-cell office:value-type="float" office:value="636.232280282709">
                <text:p>636.23228028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258.254078771369">
                <text:p>258.254078771369</text:p>
              </table:table-cell>
              <table:table-cell office:value-type="float" office:value="60000">
                <text:p>60000</text:p>
              </table:table-cell>
              <table:table-cell office:value-type="float" office:value="413.910003437549">
                <text:p>413.910003437549</text:p>
              </table:table-cell>
              <table:table-cell office:value-type="float" office:value="60000">
                <text:p>60000</text:p>
              </table:table-cell>
              <table:table-cell office:value-type="float" office:value="407.862364201669">
                <text:p>407.862364201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00">
                <text:p>62500</text:p>
              </table:table-cell>
              <table:table-cell office:value-type="float" office:value="664.084567992733">
                <text:p>664.08456799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">
                <text:p>62500</text:p>
              </table:table-cell>
              <table:table-cell office:value-type="float" office:value="274.69060253167">
                <text:p>274.69060253167</text:p>
              </table:table-cell>
              <table:table-cell office:value-type="float" office:value="62500">
                <text:p>62500</text:p>
              </table:table-cell>
              <table:table-cell office:value-type="float" office:value="437.079231620525">
                <text:p>437.079231620525</text:p>
              </table:table-cell>
              <table:table-cell office:value-type="float" office:value="62500">
                <text:p>62500</text:p>
              </table:table-cell>
              <table:table-cell office:value-type="float" office:value="431.473248360463">
                <text:p>431.473248360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000">
                <text:p>65000</text:p>
              </table:table-cell>
              <table:table-cell office:value-type="float" office:value="693.920798541866">
                <text:p>693.92079854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302.452229406329">
                <text:p>302.452229406329</text:p>
              </table:table-cell>
              <table:table-cell office:value-type="float" office:value="65000">
                <text:p>65000</text:p>
              </table:table-cell>
              <table:table-cell office:value-type="float" office:value="461.236877541877">
                <text:p>461.236877541877</text:p>
              </table:table-cell>
              <table:table-cell office:value-type="float" office:value="65000">
                <text:p>65000</text:p>
              </table:table-cell>
              <table:table-cell office:value-type="float" office:value="462.397880771732">
                <text:p>462.397880771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500">
                <text:p>67500</text:p>
              </table:table-cell>
              <table:table-cell office:value-type="float" office:value="726.91151550877">
                <text:p>726.9115155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00">
                <text:p>67500</text:p>
              </table:table-cell>
              <table:table-cell office:value-type="float" office:value="313.439168070999">
                <text:p>313.439168070999</text:p>
              </table:table-cell>
              <table:table-cell office:value-type="float" office:value="67500">
                <text:p>67500</text:p>
              </table:table-cell>
              <table:table-cell office:value-type="float" office:value="488.613857577598">
                <text:p>488.613857577598</text:p>
              </table:table-cell>
              <table:table-cell office:value-type="float" office:value="67500">
                <text:p>67500</text:p>
              </table:table-cell>
              <table:table-cell office:value-type="float" office:value="480.95291411255">
                <text:p>480.95291411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00">
                <text:p>70000</text:p>
              </table:table-cell>
              <table:table-cell office:value-type="float" office:value="755.686192599013">
                <text:p>755.68619259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318.766054454893">
                <text:p>318.766054454893</text:p>
              </table:table-cell>
              <table:table-cell office:value-type="float" office:value="70000">
                <text:p>70000</text:p>
              </table:table-cell>
              <table:table-cell office:value-type="float" office:value="499.234449681404">
                <text:p>499.234449681404</text:p>
              </table:table-cell>
              <table:table-cell office:value-type="float" office:value="70000">
                <text:p>70000</text:p>
              </table:table-cell>
              <table:table-cell office:value-type="float" office:value="501.440039787718">
                <text:p>501.440039787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500">
                <text:p>72500</text:p>
              </table:table-cell>
              <table:table-cell office:value-type="float" office:value="802.083373257675">
                <text:p>802.08337325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">
                <text:p>72500</text:p>
              </table:table-cell>
              <table:table-cell office:value-type="float" office:value="321.817418507119">
                <text:p>321.817418507119</text:p>
              </table:table-cell>
              <table:table-cell office:value-type="float" office:value="72500">
                <text:p>72500</text:p>
              </table:table-cell>
              <table:table-cell office:value-type="float" office:value="518.27018168635">
                <text:p>518.27018168635</text:p>
              </table:table-cell>
              <table:table-cell office:value-type="float" office:value="72500">
                <text:p>72500</text:p>
              </table:table-cell>
              <table:table-cell office:value-type="float" office:value="525.890055830789">
                <text:p>525.890055830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00">
                <text:p>75000</text:p>
              </table:table-cell>
              <table:table-cell office:value-type="float" office:value="817.741679516328">
                <text:p>817.74167951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361.497366325896">
                <text:p>361.497366325896</text:p>
              </table:table-cell>
              <table:table-cell office:value-type="float" office:value="75000">
                <text:p>75000</text:p>
              </table:table-cell>
              <table:table-cell office:value-type="float" office:value="539.103257386109">
                <text:p>539.103257386109</text:p>
              </table:table-cell>
              <table:table-cell office:value-type="float" office:value="75000">
                <text:p>75000</text:p>
              </table:table-cell>
              <table:table-cell office:value-type="float" office:value="544.199528713004">
                <text:p>544.199528713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500">
                <text:p>77500</text:p>
              </table:table-cell>
              <table:table-cell office:value-type="float" office:value="856.89873225091">
                <text:p>856.8987322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00">
                <text:p>77500</text:p>
              </table:table-cell>
              <table:table-cell office:value-type="float" office:value="368.227788596768">
                <text:p>368.227788596768</text:p>
              </table:table-cell>
              <table:table-cell office:value-type="float" office:value="77500">
                <text:p>77500</text:p>
              </table:table-cell>
              <table:table-cell office:value-type="float" office:value="548.791694532813">
                <text:p>548.791694532813</text:p>
              </table:table-cell>
              <table:table-cell office:value-type="float" office:value="77500">
                <text:p>77500</text:p>
              </table:table-cell>
              <table:table-cell office:value-type="float" office:value="572.215370811591">
                <text:p>572.215370811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00">
                <text:p>80000</text:p>
              </table:table-cell>
              <table:table-cell office:value-type="float" office:value="884.519588322241">
                <text:p>884.51958832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384.878955464905">
                <text:p>384.878955464905</text:p>
              </table:table-cell>
              <table:table-cell office:value-type="float" office:value="80000">
                <text:p>80000</text:p>
              </table:table-cell>
              <table:table-cell office:value-type="float" office:value="605.502505955226">
                <text:p>605.502505955226</text:p>
              </table:table-cell>
              <table:table-cell office:value-type="float" office:value="80000">
                <text:p>80000</text:p>
              </table:table-cell>
              <table:table-cell office:value-type="float" office:value="592.928854745727">
                <text:p>592.928854745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00">
                <text:p>82500</text:p>
              </table:table-cell>
              <table:table-cell office:value-type="float" office:value="916.59920463154">
                <text:p>916.5992046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">
                <text:p>82500</text:p>
              </table:table-cell>
              <table:table-cell office:value-type="float" office:value="404.583064076431">
                <text:p>404.583064076431</text:p>
              </table:table-cell>
              <table:table-cell office:value-type="float" office:value="82500">
                <text:p>82500</text:p>
              </table:table-cell>
              <table:table-cell office:value-type="float" office:value="651.464154278023">
                <text:p>651.464154278023</text:p>
              </table:table-cell>
              <table:table-cell office:value-type="float" office:value="82500">
                <text:p>82500</text:p>
              </table:table-cell>
              <table:table-cell office:value-type="float" office:value="618.87291864812">
                <text:p>618.87291864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000">
                <text:p>85000</text:p>
              </table:table-cell>
              <table:table-cell office:value-type="float" office:value="961.995467369333">
                <text:p>961.99546736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424.137261117671">
                <text:p>424.137261117671</text:p>
              </table:table-cell>
              <table:table-cell office:value-type="float" office:value="85000">
                <text:p>85000</text:p>
              </table:table-cell>
              <table:table-cell office:value-type="float" office:value="631.132749844205">
                <text:p>631.132749844205</text:p>
              </table:table-cell>
              <table:table-cell office:value-type="float" office:value="85000">
                <text:p>85000</text:p>
              </table:table-cell>
              <table:table-cell office:value-type="float" office:value="654.766917856402">
                <text:p>654.766917856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500">
                <text:p>87500</text:p>
              </table:table-cell>
              <table:table-cell office:value-type="float" office:value="975.276284256476">
                <text:p>975.27628425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00">
                <text:p>87500</text:p>
              </table:table-cell>
              <table:table-cell office:value-type="float" office:value="436.333651560997">
                <text:p>436.333651560997</text:p>
              </table:table-cell>
              <table:table-cell office:value-type="float" office:value="87500">
                <text:p>87500</text:p>
              </table:table-cell>
              <table:table-cell office:value-type="float" office:value="663.256151899532">
                <text:p>663.256151899532</text:p>
              </table:table-cell>
              <table:table-cell office:value-type="float" office:value="87500">
                <text:p>87500</text:p>
              </table:table-cell>
              <table:table-cell office:value-type="float" office:value="671.818117980112">
                <text:p>671.818117980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0">
                <text:p>90000</text:p>
              </table:table-cell>
              <table:table-cell office:value-type="float" office:value="1008.8122869399">
                <text:p>1008.812286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28.215768799773">
                <text:p>428.215768799773</text:p>
              </table:table-cell>
              <table:table-cell office:value-type="float" office:value="90000">
                <text:p>90000</text:p>
              </table:table-cell>
              <table:table-cell office:value-type="float" office:value="679.038642941578">
                <text:p>679.038642941578</text:p>
              </table:table-cell>
              <table:table-cell office:value-type="float" office:value="90000">
                <text:p>90000</text:p>
              </table:table-cell>
              <table:table-cell office:value-type="float" office:value="705.975447943426">
                <text:p>705.975447943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500">
                <text:p>92500</text:p>
              </table:table-cell>
              <table:table-cell office:value-type="float" office:value="1043.53298416345">
                <text:p>1043.5329841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">
                <text:p>92500</text:p>
              </table:table-cell>
              <table:table-cell office:value-type="float" office:value="450.118980134751">
                <text:p>450.118980134751</text:p>
              </table:table-cell>
              <table:table-cell office:value-type="float" office:value="92500">
                <text:p>92500</text:p>
              </table:table-cell>
              <table:table-cell office:value-type="float" office:value="730.64884356543">
                <text:p>730.64884356543</text:p>
              </table:table-cell>
              <table:table-cell office:value-type="float" office:value="92500">
                <text:p>92500</text:p>
              </table:table-cell>
              <table:table-cell office:value-type="float" office:value="750.133952979973">
                <text:p>750.133952979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000">
                <text:p>95000</text:p>
              </table:table-cell>
              <table:table-cell office:value-type="float" office:value="1119.9570809197">
                <text:p>1119.957080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502.16286935064">
                <text:p>502.16286935064</text:p>
              </table:table-cell>
              <table:table-cell office:value-type="float" office:value="95000">
                <text:p>95000</text:p>
              </table:table-cell>
              <table:table-cell office:value-type="float" office:value="760.490794032649">
                <text:p>760.490794032649</text:p>
              </table:table-cell>
              <table:table-cell office:value-type="float" office:value="95000">
                <text:p>95000</text:p>
              </table:table-cell>
              <table:table-cell office:value-type="float" office:value="736.35928084165">
                <text:p>736.35928084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500">
                <text:p>97500</text:p>
              </table:table-cell>
              <table:table-cell office:value-type="float" office:value="1124.56049304491">
                <text:p>1124.5604930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00">
                <text:p>97500</text:p>
              </table:table-cell>
              <table:table-cell office:value-type="float" office:value="496.165576174614">
                <text:p>496.165576174614</text:p>
              </table:table-cell>
              <table:table-cell office:value-type="float" office:value="97500">
                <text:p>97500</text:p>
              </table:table-cell>
              <table:table-cell office:value-type="float" office:value="769.209806869135">
                <text:p>769.209806869135</text:p>
              </table:table-cell>
              <table:table-cell office:value-type="float" office:value="97500">
                <text:p>97500</text:p>
              </table:table-cell>
              <table:table-cell office:value-type="float" office:value="795.569300438476">
                <text:p>795.569300438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1144.30481820894">
                <text:p>1144.3048182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510.74164446815">
                <text:p>510.74164446815</text:p>
              </table:table-cell>
              <table:table-cell office:value-type="float" office:value="100000">
                <text:p>100000</text:p>
              </table:table-cell>
              <table:table-cell office:value-type="float" office:value="792.49460336516">
                <text:p>792.49460336516</text:p>
              </table:table-cell>
              <table:table-cell office:value-type="float" office:value="100000">
                <text:p>100000</text:p>
              </table:table-cell>
              <table:table-cell office:value-type="float" office:value="803.222898733768">
                <text:p>803.222898733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